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8000"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000000" draw:marker-start="Arrow" draw:marker-end-width="0.2cm" draw:fill="none" draw:textarea-vertical-align="middle"/>
    </style:style>
    <style:style style:name="gr191" style:family="graphic" style:parent-style-name="objectwithoutfill">
      <style:graphic-properties svg:stroke-color="#000000" draw:marker-end="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479cm" fo:min-width="7.491cm"/>
    </style:style>
    <style:style style:name="gr197" style:family="graphic" style:parent-style-name="standard">
      <style:graphic-properties draw:stroke="none" svg:stroke-color="#000000" draw:fill="none" draw:fill-color="#ffffff" draw:textarea-horizontal-align="left" draw:auto-grow-height="true" draw:auto-grow-width="true" fo:min-height="0.636cm" fo:min-width="0.345cm"/>
    </style:style>
    <style:style style:name="gr198" style:family="graphic" style:parent-style-name="standard">
      <style:graphic-properties draw:stroke="none" svg:stroke-color="#000000" draw:fill="none" draw:fill-color="#ffffff" draw:textarea-horizontal-align="left" draw:auto-grow-height="true" draw:auto-grow-width="true" fo:min-height="0.636cm" fo:min-width="0.408cm"/>
    </style:style>
    <style:style style:name="gr199" style:family="graphic" style:parent-style-name="objectwithoutfill">
      <style:graphic-properties svg:stroke-color="#800080" draw:marker-start="Arrow" draw:marker-end-width="0.2cm" draw:fill="none" draw:textarea-vertical-align="middle"/>
    </style:style>
    <style:style style:name="gr200" style:family="graphic" style:parent-style-name="objectwithoutfill">
      <style:graphic-properties svg:stroke-color="#800080" draw:marker-end="Arrow" draw:marker-end-width="0.2cm" draw:fill="none" draw:textarea-vertical-align="middle"/>
    </style:style>
    <style:style style:name="gr201" style:family="graphic" style:parent-style-name="standard">
      <style:graphic-properties svg:stroke-color="#800080" draw:textarea-horizontal-align="justify" draw:textarea-vertical-align="middle" draw:auto-grow-height="false"/>
    </style:style>
    <style:style style:name="gr202" style:family="graphic" style:parent-style-name="standard">
      <style:graphic-properties draw:fill="solid" draw:fill-color="#ff00ff" draw:textarea-horizontal-align="center" draw:textarea-vertical-align="bottom" draw:auto-grow-height="false"/>
    </style:style>
    <style:style style:name="gr203" style:family="graphic" style:parent-style-name="standard">
      <style:graphic-properties draw:fill="solid" draw:fill-color="#33cc66" draw:textarea-horizontal-align="center" draw:textarea-vertical-align="bottom" draw:auto-grow-height="false"/>
    </style:style>
    <style:style style:name="gr204" style:family="graphic" style:parent-style-name="standard">
      <style:graphic-properties draw:fill="solid" draw:fill-color="#e6e64c" draw:textarea-horizontal-align="left" draw:textarea-vertical-align="bottom" draw:auto-grow-height="false"/>
    </style:style>
    <style:style style:name="gr205" style:family="graphic" style:parent-style-name="standard">
      <style:graphic-properties draw:fill="solid" draw:fill-color="#23ff23" draw:textarea-horizontal-align="left" draw:textarea-vertical-align="top" draw:auto-grow-height="false"/>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07" style:family="graphic" style:parent-style-name="standard">
      <style:graphic-properties draw:fill="solid" draw:fill-color="#e6e64c" draw:textarea-horizontal-align="justify" draw:textarea-vertical-align="middle" draw:auto-grow-height="false"/>
    </style:style>
    <style:style style:name="gr208" style:family="graphic" style:parent-style-name="standard">
      <style:graphic-properties draw:fill="solid" draw:fill-color="#ff00ff" draw:textarea-horizontal-align="justify" draw:textarea-vertical-align="middle" draw:auto-grow-height="false"/>
    </style:style>
    <style:style style:name="gr209" style:family="graphic" style:parent-style-name="standard">
      <style:graphic-properties draw:fill="solid" draw:fill-color="#cccccc" draw:textarea-horizontal-align="justify" draw:textarea-vertical-align="middle" draw:auto-grow-height="false"/>
    </style:style>
    <style:style style:name="gr210" style:family="graphic" style:parent-style-name="standard">
      <style:graphic-properties draw:fill="solid" draw:fill-color="#ff6633" draw:textarea-horizontal-align="justify" draw:textarea-vertical-align="middle" draw:auto-grow-height="false" fo:min-height="0cm" fo:min-width="0cm"/>
    </style:style>
    <style:style style:name="gr211" style:family="graphic" style:parent-style-name="standard">
      <style:graphic-properties draw:fill="solid" draw:fill-color="#ff9966" draw:textarea-horizontal-align="justify" draw:textarea-vertical-align="middle" draw:auto-grow-height="false" fo:padding-top="0.18cm"/>
    </style:style>
    <style:style style:name="gr212" style:family="graphic" style:parent-style-name="standard">
      <style:graphic-properties draw:fill="solid" draw:fill-color="#00dcff" draw:textarea-vertical-align="middle" draw:auto-grow-height="false" fo:min-height="0.749cm" fo:min-width="0.499cm"/>
    </style:style>
    <style:style style:name="gr213" style:family="graphic" style:parent-style-name="objectwithoutfill">
      <style:graphic-properties draw:stroke="dash" draw:stroke-dash="Ultrafine_20_Dashed" draw:fill="none" draw:textarea-vertical-align="middle"/>
    </style:style>
    <style:style style:name="gr214" style:family="graphic" style:parent-style-name="standard">
      <style:graphic-properties draw:fill="solid" draw:fill-color="#9999ff" draw:textarea-horizontal-align="justify" draw:textarea-vertical-align="middle" draw:auto-grow-height="false"/>
    </style:style>
    <style:style style:name="gr215" style:family="graphic" style:parent-style-name="standard">
      <style:graphic-properties draw:fill="solid" draw:fill-color="#00ffff" draw:textarea-horizontal-align="justify" draw:textarea-vertical-align="middle" draw:auto-grow-height="false"/>
    </style:style>
    <style:style style:name="gr216" style:family="graphic" style:parent-style-name="standard">
      <style:graphic-properties draw:fill="solid" draw:fill-color="#33a3a3" draw:textarea-horizontal-align="justify" draw:textarea-vertical-align="middle" draw:auto-grow-height="false"/>
    </style:style>
    <style:style style:name="gr217"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18"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19"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20" style:family="graphic" style:parent-style-name="standard">
      <style:graphic-properties svg:stroke-color="#23ff23" draw:fill="none" draw:textarea-horizontal-align="justify" draw:textarea-vertical-align="middle" draw:auto-grow-height="false"/>
    </style:style>
    <style:style style:name="gr221" style:family="graphic" style:parent-style-name="objectwithoutfill">
      <style:graphic-properties draw:marker-end="Arrow" draw:marker-end-width="0.3cm" draw:fill="none" draw:textarea-vertical-align="middle"/>
    </style:style>
    <style:style style:name="gr222" style:family="graphic" style:parent-style-name="standard">
      <style:graphic-properties svg:stroke-color="#ff8080" draw:fill="none" draw:textarea-horizontal-align="justify" draw:textarea-vertical-align="middle" draw:auto-grow-height="false"/>
    </style:style>
    <style:style style:name="gr223" style:family="graphic" style:parent-style-name="standard">
      <style:graphic-properties svg:stroke-color="#83caff" draw:fill="none" draw:textarea-horizontal-align="justify" draw:textarea-vertical-align="middle" draw:auto-grow-height="false"/>
    </style:style>
    <style:style style:name="gr224"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25"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26" style:family="graphic" style:parent-style-name="standard">
      <style:graphic-properties draw:fill="solid" draw:fill-color="#2300dc" draw:textarea-horizontal-align="justify" draw:textarea-vertical-align="middle" draw:auto-grow-height="false"/>
    </style:style>
    <style:style style:name="gr227" style:family="graphic" style:parent-style-name="standard">
      <style:graphic-properties draw:fill="solid" draw:fill-color="#0099ff" draw:textarea-horizontal-align="justify" draw:textarea-vertical-align="middle" draw:auto-grow-height="false"/>
    </style:style>
    <style:style style:name="gr228" style:family="graphic" style:parent-style-name="standard">
      <style:graphic-properties svg:stroke-color="#2300dc" draw:fill="none" draw:textarea-horizontal-align="justify" draw:textarea-vertical-align="middle" draw:auto-grow-height="false"/>
    </style:style>
    <style:style style:name="gr229" style:family="graphic" style:parent-style-name="standard">
      <style:graphic-properties svg:stroke-color="#0099ff" draw:fill="none" draw:textarea-horizontal-align="justify" draw:textarea-vertical-align="middle" draw:auto-grow-height="false"/>
    </style:style>
    <style:style style:name="gr230" style:family="graphic" style:parent-style-name="standard">
      <style:graphic-properties draw:stroke-dash="Fine_20_Dashed" svg:stroke-color="#99ccff" draw:fill="none" draw:textarea-horizontal-align="justify" draw:textarea-vertical-align="middle" draw:auto-grow-height="false"/>
    </style:style>
    <style:style style:name="gr231"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32"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33" style:family="graphic" style:parent-style-name="standard">
      <style:graphic-properties draw:fill="solid" draw:fill-color="#ff8080" draw:textarea-horizontal-align="justify" draw:textarea-vertical-align="middle" draw:auto-grow-height="false"/>
    </style:style>
    <style:style style:name="gr234"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35"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36"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37"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38" style:family="graphic" style:parent-style-name="objectwithoutfill">
      <style:graphic-properties draw:fill="none"/>
    </style:style>
    <style:style style:name="gr239" style:family="graphic" style:parent-style-name="standard">
      <style:graphic-properties svg:stroke-color="#23ff23" draw:fill="none" draw:textarea-horizontal-align="justify" draw:textarea-vertical-align="middle" draw:auto-grow-height="false" fo:min-height="4.7cm" fo:min-width="4.45cm"/>
    </style:style>
    <style:style style:name="gr240" style:family="graphic" style:parent-style-name="standard">
      <style:graphic-properties svg:stroke-color="#ff8080" draw:fill="none" draw:textarea-horizontal-align="justify" draw:textarea-vertical-align="middle" draw:auto-grow-height="false" fo:min-height="1.447cm" fo:min-width="1.198cm"/>
    </style:style>
    <style:style style:name="gr241" style:family="graphic" style:parent-style-name="standard">
      <style:graphic-properties svg:stroke-color="#83caff" draw:fill="none" draw:textarea-horizontal-align="justify" draw:textarea-vertical-align="middle" draw:auto-grow-height="false" fo:min-height="1.377cm" fo:min-width="1.153cm"/>
    </style:style>
    <style:style style:name="gr242" style:family="graphic" style:parent-style-name="standard">
      <style:graphic-properties svg:stroke-color="#ff8080" draw:fill="none" draw:textarea-horizontal-align="justify" draw:textarea-vertical-align="middle" draw:auto-grow-height="false" fo:min-height="0.6cm" fo:min-width="0.35cm"/>
    </style:style>
    <style:style style:name="gr243" style:family="graphic" style:parent-style-name="standard">
      <style:graphic-properties svg:stroke-color="#83caff" draw:fill="none" draw:textarea-horizontal-align="justify" draw:textarea-vertical-align="middle" draw:auto-grow-height="false" fo:min-height="0.6cm" fo:min-width="0.35cm"/>
    </style:style>
    <style:style style:name="gr244" style:family="graphic" style:parent-style-name="standard">
      <style:graphic-properties draw:textarea-horizontal-align="justify" draw:textarea-vertical-align="middle" draw:auto-grow-height="false" fo:min-height="0.331cm" fo:min-width="0.501cm"/>
    </style:style>
    <style:style style:name="gr245" style:family="graphic" style:parent-style-name="standard">
      <style:graphic-properties draw:textarea-horizontal-align="justify" draw:textarea-vertical-align="middle" draw:auto-grow-height="false" fo:min-height="1.192cm" fo:min-width="1.001cm"/>
    </style:style>
    <style:style style:name="gr246"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47" style:family="graphic" style:parent-style-name="standard">
      <style:graphic-properties draw:textarea-horizontal-align="justify" draw:textarea-vertical-align="middle" draw:auto-grow-height="false" fo:min-height="0.95cm" fo:min-width="1cm"/>
    </style:style>
    <style:style style:name="gr248" style:family="graphic" style:parent-style-name="standard">
      <style:graphic-properties draw:textarea-horizontal-align="justify" draw:textarea-vertical-align="middle" draw:auto-grow-height="false" fo:min-height="0.151cm" fo:min-width="0cm"/>
    </style:style>
    <style:style style:name="gr249"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50" style:family="graphic" style:parent-style-name="objectwithoutfill">
      <style:graphic-properties draw:stroke="dash" draw:stroke-dash="Fine_20_Dashed" draw:fill="none"/>
    </style:style>
    <style:style style:name="gr251" style:family="graphic" style:parent-style-name="standard">
      <style:graphic-properties draw:stroke="none" draw:stroke-dash="Fine_20_Dashed" draw:fill="none" fo:min-height="0.48cm"/>
    </style:style>
    <style:style style:name="gr252" style:family="graphic" style:parent-style-name="objectwithoutfill">
      <style:graphic-properties draw:stroke="dash" draw:stroke-dash="Dashed_20__28_var_29_" draw:fill="none"/>
    </style:style>
    <style:style style:name="gr253" style:family="graphic" style:parent-style-name="objectwithoutfill">
      <style:graphic-properties draw:stroke="dash" draw:stroke-dash="_33__20_Dashes_20_3_20_Dots_20__28_var_29_" draw:marker-end="Arrowhead_20_13" draw:marker-end-width="0.15cm" draw:fill="none"/>
    </style:style>
    <style:style style:name="gr254" style:family="graphic" style:parent-style-name="objectwithoutfill">
      <style:graphic-properties draw:stroke="dash" draw:stroke-dash="_33__20_Dashes_20_3_20_Dots_20__28_var_29_" draw:fill="none"/>
    </style:style>
    <style:style style:name="gr255" style:family="graphic" style:parent-style-name="objectwithoutfill">
      <style:graphic-properties draw:stroke="dash" draw:stroke-dash="Fine_20_Dashed" draw:marker-end="Rounded_20_large_20_Arrow" draw:marker-end-width="0.15cm" draw:fill="none"/>
    </style:style>
    <style:style style:name="gr256"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57"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58"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59"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60"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61" style:family="graphic" style:parent-style-name="objectwithoutfill">
      <style:graphic-properties draw:stroke="dash" draw:stroke-dash="_32__20_Dots_20_1_20_Dash" draw:fill="none"/>
    </style:style>
    <style:style style:name="gr262"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63"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64" style:family="graphic" style:parent-style-name="standard">
      <style:graphic-properties draw:textarea-horizontal-align="justify" draw:textarea-vertical-align="middle" draw:auto-grow-height="false" fo:min-height="0.4cm" fo:min-width="0.52cm" fo:wrap-option="no-wrap"/>
    </style:style>
    <style:style style:name="gr265" style:family="graphic" style:parent-style-name="standard">
      <style:graphic-properties draw:textarea-vertical-align="middle" draw:auto-grow-height="false" fo:min-height="0.113cm" fo:min-width="0cm" fo:wrap-option="wrap"/>
    </style:style>
    <style:style style:name="gr266" style:family="graphic" style:parent-style-name="standard">
      <style:graphic-properties draw:textarea-horizontal-align="justify" draw:textarea-vertical-align="middle" draw:auto-grow-height="false" fo:min-height="0.576cm" fo:min-width="0.426cm"/>
    </style:style>
    <style:style style:name="gr267" style:family="graphic" style:parent-style-name="standard">
      <style:graphic-properties draw:textarea-horizontal-align="justify" draw:textarea-vertical-align="middle" draw:auto-grow-height="false" fo:min-height="0.636cm" fo:min-width="0.305cm"/>
    </style:style>
    <style:style style:name="gr268" style:family="graphic" style:parent-style-name="standard">
      <style:graphic-properties draw:textarea-horizontal-align="justify" draw:textarea-vertical-align="middle" draw:auto-grow-height="false" fo:min-height="0.331cm" fo:min-width="0.401cm"/>
    </style:style>
    <style:style style:name="gr269" style:family="graphic" style:parent-style-name="standard">
      <style:graphic-properties draw:textarea-horizontal-align="justify" draw:textarea-vertical-align="middle" draw:auto-grow-height="false" fo:min-height="0.244cm" fo:min-width="0.346cm" fo:wrap-option="no-wrap"/>
    </style:style>
    <style:style style:name="gr270" style:family="graphic" style:parent-style-name="standard">
      <style:graphic-properties draw:textarea-horizontal-align="justify" draw:textarea-vertical-align="middle" draw:auto-grow-height="false" fo:min-height="0.451cm" fo:min-width="0.701cm" fo:wrap-option="no-wrap"/>
    </style:style>
    <style:style style:name="gr271"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72"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73" style:family="graphic" style:parent-style-name="standard">
      <style:graphic-properties svg:stroke-color="#23ff23" draw:fill="none" draw:textarea-horizontal-align="justify" draw:textarea-vertical-align="middle" draw:auto-grow-height="false" fo:min-height="1.377cm" fo:min-width="1.153cm"/>
    </style:style>
    <style:style style:name="gr274"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75" style:family="graphic" style:parent-style-name="standard">
      <style:graphic-properties draw:stroke="none" draw:fill="none" fo:min-height="0.514cm"/>
    </style:style>
    <style:style style:name="gr276" style:family="graphic" style:parent-style-name="standard">
      <style:graphic-properties draw:stroke="none" svg:stroke-color="#000000" draw:fill="none" draw:fill-color="#ffffff" draw:textarea-horizontal-align="left" draw:auto-grow-height="true" draw:auto-grow-width="true" fo:min-height="2.206cm" fo:min-width="5.6cm"/>
    </style:style>
    <style:style style:name="gr277" style:family="graphic" style:parent-style-name="standard">
      <style:graphic-properties svg:stroke-width="0.05cm" svg:stroke-color="#ff420e" draw:marker-start-width="0.275cm" draw:marker-end-width="0.275cm" draw:fill="none" draw:textarea-horizontal-align="justify" draw:textarea-vertical-align="middle" draw:auto-grow-height="false" fo:min-height="1.447cm" fo:min-width="1.198cm" fo:padding-top="0.15cm" fo:padding-bottom="0.15cm" fo:padding-left="0.275cm" fo:padding-right="0.275cm"/>
    </style:style>
    <style:style style:name="gr278" style:family="graphic" style:parent-style-name="standard">
      <style:graphic-properties svg:stroke-color="#0084d1" draw:fill="none" draw:textarea-horizontal-align="justify" draw:textarea-vertical-align="middle" draw:auto-grow-height="false" fo:min-height="1.447cm" fo:min-width="1.198cm"/>
    </style:style>
    <style:style style:name="gr279" style:family="graphic" style:parent-style-name="objectwithoutfill">
      <style:graphic-properties draw:marker-end-width="0.3cm" draw:fill="none"/>
    </style:style>
    <style:style style:name="gr280" style:family="graphic" style:parent-style-name="objectwithoutfill">
      <style:graphic-properties draw:marker-start-width="0.3cm" draw:marker-end-width="0.3cm" draw:fill="none"/>
    </style:style>
    <style:style style:name="gr281" style:family="graphic" style:parent-style-name="objectwithoutfill">
      <style:graphic-properties draw:marker-end="Small_20_Arrow" draw:marker-end-width="0.15cm" draw:fill="none"/>
    </style:style>
    <style:style style:name="gr282" style:family="graphic" style:parent-style-name="objectwithoutfill">
      <style:graphic-properties svg:stroke-color="#3deb3d" draw:marker-end="Small_20_Arrow" draw:marker-end-width="0.15cm" draw:fill="none"/>
    </style:style>
    <style:style style:name="gr283" style:family="graphic" style:parent-style-name="standard">
      <style:graphic-properties draw:stroke="none" svg:stroke-color="#000000" draw:fill="none" draw:fill-color="#ffffff" draw:textarea-horizontal-align="left" draw:auto-grow-height="true" draw:auto-grow-width="true" fo:min-height="0.399cm" fo:min-width="0.256cm"/>
    </style:style>
    <style:style style:name="gr284" style:family="graphic" style:parent-style-name="standard">
      <style:graphic-properties draw:stroke="none" svg:stroke-color="#000000" draw:fill="none" draw:fill-color="#ffffff" draw:textarea-horizontal-align="left" draw:auto-grow-height="true" draw:auto-grow-width="false" fo:min-height="0.399cm" fo:min-width="0cm"/>
    </style:style>
    <style:style style:name="gr285" style:family="graphic" style:parent-style-name="objectwithoutfill">
      <style:graphic-properties svg:stroke-color="#0000ff" draw:marker-end="Small_20_Arrow" draw:marker-end-width="0.15cm" draw:fill="none"/>
    </style:style>
    <style:style style:name="gr286" style:family="graphic" style:parent-style-name="objectwithoutfill">
      <style:graphic-properties svg:stroke-color="#000000" draw:marker-end="Small_20_Arrow" draw:marker-end-width="0.15cm" draw:fill="none"/>
    </style:style>
    <style:style style:name="gr287" style:family="graphic" style:parent-style-name="standard">
      <style:graphic-properties draw:fill="solid" draw:fill-color="#5c8526" draw:textarea-horizontal-align="justify" draw:textarea-vertical-align="middle" draw:auto-grow-height="false"/>
    </style:style>
    <style:style style:name="gr288" style:family="graphic" style:parent-style-name="standard">
      <style:graphic-properties draw:stroke="none" svg:stroke-color="#000000" draw:fill="none" draw:fill-color="#ffffff" draw:textarea-horizontal-align="left" draw:auto-grow-height="true" draw:auto-grow-width="true" fo:min-height="0cm" fo:min-width="0cm"/>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style:graphic-properties style:repeat="repeat"/>
      <style:text-properties fo:font-size="13pt" fo:font-weight="bold" style:font-size-asian="13pt" style:font-weight-asian="bold" style:font-size-complex="13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style:graphic-properties style:repeat="repeat"/>
      <style:text-properties fo:font-size="13pt" style:font-size-asian="13pt" style:font-size-complex="13pt"/>
    </style:style>
    <style:style style:name="ce4" style:family="table-cell">
      <style:graphic-properties style:repeat="repeat"/>
      <style:text-properties fo:font-size="11pt" fo:font-weight="bold" style:font-size-asian="11pt" style:font-weight-asian="bold" style:font-size-complex="11pt" style:font-weight-complex="bold"/>
    </style:style>
    <style:style style:name="ce5" style:family="table-cell">
      <style:graphic-properties style:repeat="repeat"/>
      <style:text-properties fo:font-size="11pt" style:font-size-asian="11pt" style:font-size-complex="11pt"/>
    </style:style>
    <style:style style:name="P1" style:family="paragraph">
      <style:paragraph-properties fo:text-align="center"/>
    </style:style>
    <style:style style:name="P2" style:family="paragraph">
      <style:paragraph-properties fo:text-align="center"/>
      <style:text-properties style:font-name="FreeSerif" fo:font-size="16pt" style:font-size-asian="16pt" style:font-size-complex="16pt"/>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paragraph-properties fo:text-align="center"/>
      <style:text-properties fo:font-size="18pt" style:font-size-asian="18pt" style:font-size-complex="18pt"/>
    </style:style>
    <style:style style:name="P7" style:family="paragraph">
      <style:text-properties fo:font-size="14pt" fo:font-weight="normal" style:font-size-asian="14pt" style:font-weight-asian="normal" style:font-size-complex="14pt" style:font-weight-complex="normal"/>
    </style:style>
    <style:style style:name="P8" style:family="paragraph">
      <style:text-properties fo:font-size="15pt" style:font-size-asian="15pt" style:font-size-complex="15pt"/>
    </style:style>
    <style:style style:name="P9" style:family="paragraph">
      <style:text-properties fo:font-style="italic" style:font-style-asian="italic" style:font-style-complex="italic"/>
    </style:style>
    <style:style style:name="P10" style:family="paragraph">
      <style:paragraph-properties fo:text-align="center"/>
      <style:text-properties fo:font-size="14pt" fo:font-style="italic" style:font-size-asian="14pt" style:font-style-asian="italic" style:font-size-complex="14pt" style:font-style-complex="italic"/>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font-size="11pt" style:font-size-asian="11pt" style:font-size-complex="11pt"/>
    </style:style>
    <style:style style:name="P13" style:family="paragraph">
      <style:paragraph-properties fo:text-align="start"/>
    </style:style>
    <style:style style:name="P14" style:family="paragraph">
      <style:paragraph-properties fo:text-align="start"/>
      <style:text-properties fo:font-size="14pt" fo:font-style="italic" style:font-size-asian="14pt" style:font-style-asian="italic" style:font-size-complex="14pt" style:font-style-complex="italic"/>
    </style:style>
    <style:style style:name="P15" style:family="paragraph">
      <style:paragraph-properties fo:text-align="center"/>
      <style:text-properties fo:font-size="10pt" fo:font-weight="normal" style:font-size-asian="10pt" style:font-weight-asian="normal" style:font-size-complex="10pt" style:font-weight-complex="normal"/>
    </style:style>
    <style:style style:name="P16" style:family="paragraph">
      <style:paragraph-properties fo:text-align="start"/>
      <style:text-properties fo:font-size="14pt" style:font-size-asian="14pt" style:font-size-complex="14pt"/>
    </style:style>
    <style:style style:name="P17" style:family="paragraph">
      <style:paragraph-properties fo:text-align="center"/>
      <style:text-properties fo:font-size="10pt" style:font-size-asian="10pt" style:font-size-complex="10pt"/>
    </style:style>
    <style:style style:name="P18" style:family="paragraph">
      <style:text-properties fo:color="#800080"/>
    </style:style>
    <style:style style:name="P19" style:family="paragraph">
      <style:text-properties fo:color="#008000"/>
    </style:style>
    <style:style style:name="P20" style:family="paragraph">
      <style:text-properties fo:color="#ff950e"/>
    </style:style>
    <style:style style:name="P21" style:family="paragraph">
      <style:text-properties fo:color="#c5000b"/>
    </style:style>
    <style:style style:name="P22" style:family="paragraph">
      <style:text-properties fo:color="#ff420e"/>
    </style:style>
    <style:style style:name="P23" style:family="paragraph">
      <style:paragraph-properties fo:text-align="center"/>
      <style:text-properties fo:font-weight="bold"/>
    </style:style>
    <style:style style:name="P24" style:family="paragraph">
      <style:paragraph-properties fo:margin-top="0cm" fo:margin-bottom="0cm" fo:line-height="100%" fo:text-align="center">
        <style:tab-stops/>
      </style:paragraph-properties>
    </style:style>
    <style:style style:name="P25" style:family="paragraph">
      <style:paragraph-properties fo:margin-top="0cm" fo:margin-bottom="0cm" fo:line-height="100%" fo:text-align="center">
        <style:tab-stops/>
      </style:paragraph-properties>
      <style:text-properties fo:font-size="13pt" fo:font-weight="bold" style:font-size-asian="20pt" style:font-size-complex="20pt"/>
    </style:style>
    <style:style style:name="P26" style:family="paragraph">
      <style:text-properties fo:color="#004a4a"/>
    </style:style>
    <style:style style:name="P27" style:family="paragraph">
      <style:text-properties fo:font-weight="bold" style:font-weight-asian="bold" style:font-weight-complex="bold"/>
    </style:style>
    <style:style style:name="P28" style:family="paragraph">
      <style:paragraph-properties fo:text-align="center"/>
      <style:text-properties fo:color="#000080" fo:font-size="10pt" style:font-size-asian="10pt" style:font-size-complex="10pt"/>
    </style:style>
    <style:style style:name="P29" style:family="paragraph">
      <style:paragraph-properties fo:text-align="center"/>
      <style:text-properties fo:font-weight="bold" style:font-weight-asian="bold" style:font-weight-complex="bold"/>
    </style:style>
    <style:style style:name="P30" style:family="paragraph">
      <style:paragraph-properties fo:text-align="center"/>
      <style:text-properties fo:font-style="italic" style:font-style-asian="italic" style:font-style-complex="italic"/>
    </style:style>
    <style:style style:name="P31" style:family="paragraph">
      <style:text-properties fo:font-size="13pt" fo:font-weight="normal" style:font-size-asian="13pt" style:font-weight-asian="normal" style:font-size-complex="13pt" style:font-weight-complex="normal"/>
    </style:style>
    <style:style style:name="P32" style:family="paragraph">
      <style:text-properties fo:font-size="13pt" fo:font-weight="bold" style:font-size-asian="13pt" style:font-weight-asian="bold" style:font-size-complex="13pt" style:font-weight-complex="bold"/>
    </style:style>
    <style:style style:name="P33" style:family="paragraph">
      <style:paragraph-properties fo:text-align="center"/>
      <style:text-properties fo:color="#008000"/>
    </style:style>
    <style:style style:name="P34" style:family="paragraph">
      <style:paragraph-properties fo:text-align="center"/>
      <style:text-properties style:use-window-font-color="true"/>
    </style:style>
    <style:style style:name="P35" style:family="paragraph">
      <style:paragraph-properties fo:text-align="center"/>
      <style:text-properties fo:color="#008000" style:font-size-asian="18pt" style:font-size-complex="18pt"/>
    </style:style>
    <style:style style:name="P36" style:family="paragraph">
      <style:paragraph-properties fo:text-align="center"/>
      <style:text-properties fo:color="#000080"/>
    </style:style>
    <style:style style:name="P37" style:family="paragraph">
      <style:text-properties fo:color="#00dcff" fo:font-size="16pt" fo:font-weight="bold" style:font-size-asian="16pt" style:font-weight-asian="bold" style:font-size-complex="16pt" style:font-weight-complex="bold"/>
    </style:style>
    <style:style style:name="P38" style:family="paragraph">
      <style:text-properties fo:color="#ff9966" fo:font-size="16pt" fo:font-weight="bold" style:font-size-asian="16pt" style:font-weight-asian="bold" style:font-size-complex="16pt" style:font-weight-complex="bold"/>
    </style:style>
    <style:style style:name="P39" style:family="paragraph">
      <style:paragraph-properties fo:text-align="center"/>
      <style:text-properties fo:color="#800080"/>
    </style:style>
    <style:style style:name="P40" style:family="paragraph">
      <style:paragraph-properties fo:text-align="center"/>
      <style:text-properties fo:font-size="16pt" style:font-size-asian="16pt" style:font-size-complex="16pt"/>
    </style:style>
    <style:style style:name="P41" style:family="paragraph">
      <style:paragraph-properties fo:text-align="center"/>
      <style:text-properties fo:font-size="9pt" style:font-size-asian="9pt" style:font-size-complex="9pt"/>
    </style:style>
    <style:style style:name="P42" style:family="paragraph">
      <style:paragraph-properties fo:text-align="center"/>
      <style:text-properties fo:font-size="8pt" style:font-size-asian="8pt" style:font-size-complex="8pt"/>
    </style:style>
    <style:style style:name="P43" style:family="paragraph">
      <style:text-properties fo:font-size="9pt" style:font-size-asian="9pt" style:font-size-complex="9pt"/>
    </style:style>
    <style:style style:name="P44" style:family="paragraph">
      <style:text-properties fo:color="#ff8080" fo:font-size="18pt" style:font-size-asian="18pt" style:font-size-complex="18pt"/>
    </style:style>
    <style:style style:name="P45" style:family="paragraph">
      <style:text-properties fo:color="#0099ff" fo:font-size="18pt" style:font-size-asian="18pt" style:font-size-complex="18pt"/>
    </style:style>
    <style:style style:name="P46" style:family="paragraph">
      <style:text-properties fo:color="#23ff23" fo:font-size="18pt" style:font-size-asian="18pt" style:font-size-complex="18pt"/>
    </style:style>
    <style:style style:name="P47" style:family="paragraph">
      <style:paragraph-properties fo:text-align="end"/>
    </style:style>
    <style:style style:name="P48" style:family="paragraph">
      <style:paragraph-properties fo:text-align="end"/>
      <style:text-properties fo:font-size="9pt" style:font-size-asian="9pt" style:font-size-complex="9pt"/>
    </style:style>
    <style:style style:name="P49" style:family="paragraph">
      <style:text-properties fo:color="#3deb3d" fo:font-size="18pt" style:font-size-asian="18pt" style:font-size-complex="18pt"/>
    </style:style>
    <style:style style:name="P50" style:family="paragraph">
      <style:text-properties fo:font-size="11pt" style:font-size-asian="11pt" style:font-size-complex="11pt"/>
    </style:style>
    <style:style style:name="P51" style:family="paragraph">
      <style:paragraph-properties fo:text-align="start"/>
      <style:text-properties fo:font-size="13pt" style:font-size-asian="13pt" style:font-size-complex="13pt"/>
    </style:style>
    <style:style style:name="P52" style:family="paragraph">
      <style:text-properties fo:font-size="10pt" fo:font-weight="bold" style:font-size-asian="10pt" style:font-weight-asian="bold" style:font-size-complex="10pt" style:font-weight-complex="bold"/>
    </style:style>
    <style:style style:name="P53" style:family="paragraph">
      <style:text-properties fo:color="#3deb3d" fo:font-size="10pt" fo:font-weight="bold" style:font-size-asian="10pt" style:font-weight-asian="bold" style:font-size-complex="10pt" style:font-weight-complex="bold"/>
    </style:style>
    <style:style style:name="P54" style:family="paragraph">
      <style:text-properties fo:color="#0000ff" fo:font-size="10pt" fo:font-weight="bold" style:font-size-asian="10pt" style:font-weight-asian="bold" style:font-size-complex="10pt" style:font-weight-complex="bold"/>
    </style:style>
    <style:style style:name="P55" style:family="paragraph">
      <style:paragraph-properties fo:line-height="150%" fo:text-align="center"/>
    </style:style>
    <style:style style:name="P56" style:family="paragraph">
      <style:paragraph-properties fo:line-height="150%" fo:text-align="center"/>
      <style:text-properties fo:font-size="12pt"/>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style:use-window-font-color="true"/>
    </style:style>
    <style:style style:name="T29" style:family="text">
      <style:text-properties fo:color="#008000" style:font-size-asian="18pt" style:font-size-complex="18pt"/>
    </style:style>
    <style:style style:name="T30" style:family="text">
      <style:text-properties fo:color="#000080"/>
    </style:style>
    <style:style style:name="T31" style:family="text">
      <style:text-properties fo:color="#00dcff" fo:font-size="16pt" fo:font-weight="bold" style:font-size-asian="16pt" style:font-weight-asian="bold" style:font-size-complex="16pt" style:font-weight-complex="bold"/>
    </style:style>
    <style:style style:name="T32" style:family="text">
      <style:text-properties fo:color="#ff9966" fo:font-size="16pt" fo:font-weight="bold" style:font-size-asian="16pt" style:font-weight-asian="bold" style:font-size-complex="16pt" style:font-weight-complex="bold"/>
    </style:style>
    <style:style style:name="T33" style:family="text">
      <style:text-properties fo:font-size="9pt" style:font-size-asian="9pt" style:font-size-complex="9pt"/>
    </style:style>
    <style:style style:name="T34" style:family="text">
      <style:text-properties fo:font-size="8pt" style:font-size-asian="8pt" style:font-size-complex="8pt"/>
    </style:style>
    <style:style style:name="T35" style:family="text">
      <style:text-properties fo:color="#ff8080" fo:font-size="18pt" style:font-size-asian="18pt" style:font-size-complex="18pt"/>
    </style:style>
    <style:style style:name="T36" style:family="text">
      <style:text-properties fo:color="#0099ff" fo:font-size="18pt" style:font-size-asian="18pt" style:font-size-complex="18pt"/>
    </style:style>
    <style:style style:name="T37" style:family="text">
      <style:text-properties fo:color="#23ff23" fo:font-size="18pt" style:font-size-asian="18pt" style:font-size-complex="18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1pt" fo:font-weight="bold" style:font-size-asian="11pt" style:font-weight-asian="bold" style:font-size-complex="11pt" style:font-weight-complex="bold"/>
    </style:style>
    <style:style style:name="T40" style:family="text">
      <style:text-properties fo:color="#3deb3d" fo:font-size="18pt" style:font-size-asian="18pt" style:font-size-complex="18pt"/>
    </style:style>
    <style:style style:name="T41" style:family="text">
      <style:text-properties fo:font-size="10pt" fo:font-weight="bold" style:font-size-asian="10pt" style:font-weight-asian="bold" style:font-size-complex="10pt" style:font-weight-complex="bold"/>
    </style:style>
    <style:style style:name="T42" style:family="text">
      <style:text-properties fo:color="#3deb3d" fo:font-size="10pt" fo:font-weight="bold" style:font-size-asian="10pt" style:font-weight-asian="bold" style:font-size-complex="10pt" style:font-weight-complex="bold"/>
    </style:style>
    <style:style style:name="T43" style:family="text">
      <style:text-properties fo:color="#0000ff" fo:font-size="10pt" fo:font-weight="bold" style:font-size-asian="10pt" style:font-weight-asian="bold" style:font-size-complex="10pt" style:font-weight-complex="bold"/>
    </style:style>
    <style:style style:name="T44"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1" draw:layer="layout" svg:x1="4.2cm" svg:y1="10.4cm" svg:x2="5.6cm" svg:y2="6cm">
          <text:p/>
        </draw:line>
        <draw:line draw:style-name="gr4" draw:text-style-name="P1" draw:layer="layout" svg:x1="5.6cm" svg:y1="6cm" svg:x2="6.052cm" svg:y2="10.412cm">
          <text:p/>
        </draw:line>
        <draw:line draw:style-name="gr4" draw:text-style-name="P1" draw:layer="layout" svg:x1="5.6cm" svg:y1="6cm" svg:x2="7.9cm" svg:y2="10.4cm">
          <text:p/>
        </draw:line>
        <draw:line draw:style-name="gr4" draw:text-style-name="P1" draw:layer="layout" svg:x1="5.6cm" svg:y1="6cm" svg:x2="9.652cm" svg:y2="10.412cm">
          <text:p/>
        </draw:line>
        <draw:line draw:style-name="gr4" draw:text-style-name="P1" draw:layer="layout" svg:x1="11.4cm" svg:y1="10.4cm" svg:x2="5.6cm" svg:y2="6cm">
          <text:p/>
        </draw:line>
        <draw:line draw:style-name="gr4" draw:text-style-name="P1" draw:layer="layout" svg:x1="9.7cm" svg:y1="10.4cm" svg:x2="15cm" svg:y2="6cm">
          <text:p/>
        </draw:line>
        <draw:line draw:style-name="gr4" draw:text-style-name="P1" draw:layer="layout" svg:x1="11.4cm" svg:y1="10.4cm" svg:x2="15cm" svg:y2="6cm">
          <text:p/>
        </draw:line>
        <draw:line draw:style-name="gr4" draw:text-style-name="P1" draw:layer="layout" svg:x1="13.3cm" svg:y1="10.4cm" svg:x2="15cm" svg:y2="6cm">
          <text:p/>
        </draw:line>
        <draw:line draw:style-name="gr4" draw:text-style-name="P1" draw:layer="layout" svg:x1="15.1cm" svg:y1="10.4cm" svg:x2="15cm" svg:y2="6cm">
          <text:p/>
        </draw:line>
        <draw:line draw:style-name="gr4" draw:text-style-name="P1" draw:layer="layout" svg:x1="16.8cm" svg:y1="10.4cm" svg:x2="15cm" svg:y2="6cm">
          <text:p/>
        </draw:line>
        <draw:custom-shape draw:style-name="gr5" draw:text-style-name="P4"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1"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1"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1" draw:layer="layout" svg:x1="4cm" svg:y1="24.9cm" svg:x2="5.5cm" svg:y2="21cm">
          <text:p/>
        </draw:line>
        <draw:line draw:style-name="gr4" draw:text-style-name="P1" draw:layer="layout" svg:x1="5.8cm" svg:y1="24.9cm" svg:x2="5.5cm" svg:y2="21cm">
          <text:p/>
        </draw:line>
        <draw:line draw:style-name="gr4" draw:text-style-name="P1" draw:layer="layout" svg:x1="7.7cm" svg:y1="24.9cm" svg:x2="7.8cm" svg:y2="18.1cm">
          <text:p/>
        </draw:line>
        <draw:line draw:style-name="gr4" draw:text-style-name="P1" draw:layer="layout" svg:x1="9.5cm" svg:y1="24.9cm" svg:x2="10.2cm" svg:y2="22cm">
          <text:p/>
        </draw:line>
        <draw:line draw:style-name="gr4" draw:text-style-name="P1" draw:layer="layout" svg:x1="11.2cm" svg:y1="24.9cm" svg:x2="10.2cm" svg:y2="22cm">
          <text:p/>
        </draw:line>
        <draw:line draw:style-name="gr4" draw:text-style-name="P1" draw:layer="layout" svg:x1="13.1cm" svg:y1="24.9cm" svg:x2="14.6cm" svg:y2="19.3cm">
          <text:p/>
        </draw:line>
        <draw:line draw:style-name="gr4" draw:text-style-name="P1" draw:layer="layout" svg:x1="14.9cm" svg:y1="24.9cm" svg:x2="14.6cm" svg:y2="19.3cm">
          <text:p/>
        </draw:line>
        <draw:line draw:style-name="gr4" draw:text-style-name="P1" draw:layer="layout" svg:x1="16.6cm" svg:y1="24.9cm" svg:x2="14.6cm" svg:y2="19.3cm">
          <text:p/>
        </draw:line>
        <draw:line draw:style-name="gr4" draw:text-style-name="P1" draw:layer="layout" svg:x1="7.8cm" svg:y1="18.1cm" svg:x2="5.6cm" svg:y2="20.1cm">
          <text:p/>
        </draw:line>
        <draw:line draw:style-name="gr4" draw:text-style-name="P1" draw:layer="layout" svg:x1="8.023cm" svg:y1="17.267cm" svg:x2="13.7cm" svg:y2="18.4cm">
          <text:p/>
        </draw:line>
        <draw:line draw:style-name="gr4" draw:text-style-name="P1" draw:layer="layout" svg:x1="10.3cm" svg:y1="21.1cm" svg:x2="13.7cm" svg:y2="18.5cm">
          <text:p/>
        </draw:line>
        <draw:line draw:style-name="gr4" draw:text-style-name="P1" draw:layer="layout" svg:x1="7.8cm" svg:y1="18.1cm" svg:x2="9.4cm" svg:y2="21.2cm">
          <text:p/>
        </draw:line>
        <draw:frame draw:style-name="gr10" draw:text-style-name="P5" draw:layer="layout" svg:width="8.88cm" svg:height="0.806cm" svg:x="6.3cm" svg:y="1.8cm">
          <draw:text-box>
            <text:p><text:span text:style-name="T7">Централизованная социальная сеть</text:span></text:p>
          </draw:text-box>
        </draw:frame>
        <draw:frame draw:style-name="gr11" draw:text-style-name="P5"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794cm" svg:y1="6.112cm" svg:x2="8.741cm" svg:y2="11.58cm">
          <text:p/>
        </draw:line>
        <draw:line draw:style-name="gr4" draw:text-style-name="P1" draw:layer="layout" svg:x1="12.45cm" svg:y1="9.078cm" svg:x2="9.483cm" svg:y2="14.824cm">
          <text:p/>
        </draw:line>
        <draw:line draw:style-name="gr4" draw:text-style-name="P1" draw:layer="layout" svg:x1="6.331cm" svg:y1="9.912cm" svg:x2="4.662cm" svg:y2="12.321cm">
          <text:p/>
        </draw:line>
        <draw:line draw:style-name="gr4" draw:text-style-name="P1" draw:layer="layout" svg:x1="4.569cm" svg:y1="6.853cm" svg:x2="6.052cm" svg:y2="5.834cm">
          <text:p/>
        </draw:line>
        <draw:line draw:style-name="gr4" draw:text-style-name="P1" draw:layer="layout" svg:x1="6.979cm" svg:y1="5.648cm" svg:x2="8.833cm" svg:y2="5.463cm">
          <text:p/>
        </draw:line>
        <draw:line draw:style-name="gr4" draw:text-style-name="P1" draw:layer="layout" svg:x1="4.569cm" svg:y1="7.595cm" svg:x2="6.238cm" svg:y2="9.263cm">
          <text:p/>
        </draw:line>
        <draw:line draw:style-name="gr4" draw:text-style-name="P1" draw:layer="layout" svg:x1="9.297cm" svg:y1="5.927cm" svg:x2="9.297cm" svg:y2="7.78cm">
          <text:p/>
        </draw:line>
        <draw:line draw:style-name="gr4" draw:text-style-name="P1" draw:layer="layout" svg:x1="6.701cm" svg:y1="14.452cm" svg:x2="8.463cm" svg:y2="12.321cm">
          <text:p/>
        </draw:line>
        <draw:line draw:style-name="gr4" draw:text-style-name="P1" draw:layer="layout" svg:x1="3.827cm" svg:y1="9.726cm" svg:x2="6.145cm" svg:y2="9.541cm">
          <text:p/>
        </draw:line>
        <draw:line draw:style-name="gr4" draw:text-style-name="P1" draw:layer="layout" svg:x1="9.112cm" svg:y1="11.672cm" svg:x2="12.172cm" svg:y2="8.892cm">
          <text:p/>
        </draw:line>
        <draw:line draw:style-name="gr4" draw:text-style-name="P1" draw:layer="layout" svg:x1="9.575cm" svg:y1="7.965cm" svg:x2="11.8cm" svg:y2="5.741cm">
          <text:p/>
        </draw:line>
        <draw:line draw:style-name="gr4" draw:text-style-name="P1" draw:layer="layout" svg:x1="12.264cm" svg:y1="5.927cm" svg:x2="12.542cm" svg:y2="8.151cm">
          <text:p/>
        </draw:line>
        <draw:line draw:style-name="gr4" draw:text-style-name="P1" draw:layer="layout" svg:x1="14.211cm" svg:y1="6.761cm" svg:x2="12.913cm" svg:y2="8.336cm">
          <text:p/>
        </draw:line>
        <draw:line draw:style-name="gr14" draw:text-style-name="P1" draw:layer="layout" svg:x1="4.013cm" svg:y1="7.595cm" svg:x2="3.364cm" svg:y2="9.263cm">
          <text:p/>
        </draw:line>
        <draw:line draw:style-name="gr15" draw:text-style-name="P1" draw:layer="layout" svg:x1="12.635cm" svg:y1="5.556cm" svg:x2="14.211cm" svg:y2="6.205cm">
          <text:p/>
        </draw:line>
        <draw:line draw:style-name="gr4" draw:text-style-name="P1" draw:layer="layout" svg:x1="13.006cm" svg:y1="11.394cm" svg:x2="15.973cm" svg:y2="11.487cm">
          <text:p/>
        </draw:line>
        <draw:line draw:style-name="gr4" draw:text-style-name="P1" draw:layer="layout" svg:x1="15.973cm" svg:y1="8.892cm" svg:x2="12.913cm" svg:y2="11.116cm">
          <text:p/>
        </draw:line>
        <draw:line draw:style-name="gr4" draw:text-style-name="P1" draw:layer="layout" svg:x1="14.489cm" svg:y1="6.946cm" svg:x2="12.635cm" svg:y2="10.931cm">
          <text:p/>
        </draw:line>
        <draw:line draw:style-name="gr4" draw:text-style-name="P1" draw:layer="layout" svg:x1="9.575cm" svg:y1="8.522cm" svg:x2="12.204cm" svg:y2="11.058cm">
          <text:p/>
        </draw:line>
        <draw:line draw:style-name="gr4" draw:text-style-name="P1" draw:layer="layout" svg:x1="9.297cm" svg:y1="12.136cm" svg:x2="15.138cm" svg:y2="13.804cm">
          <text:p/>
        </draw:line>
        <draw:line draw:style-name="gr4" draw:text-style-name="P1" draw:layer="layout" svg:x1="9.854cm" svg:y1="15.287cm" svg:x2="11.986cm" svg:y2="15.194cm">
          <text:p/>
        </draw:line>
        <draw:line draw:style-name="gr16" draw:text-style-name="P1" draw:layer="layout" svg:x1="4.662cm" svg:y1="13.063cm" svg:x2="5.96cm" svg:y2="14.453cm">
          <text:p/>
        </draw:line>
        <draw:line draw:style-name="gr4" draw:text-style-name="P1" draw:layer="layout" svg:x1="6.423cm" svg:y1="14.267cm" svg:x2="8.926cm" svg:y2="8.614cm">
          <text:p/>
        </draw:line>
        <draw:line draw:style-name="gr4" draw:text-style-name="P1" draw:layer="layout" svg:x1="6.701cm" svg:y1="15.009cm" svg:x2="8.926cm" svg:y2="15.287cm">
          <text:p/>
        </draw:line>
        <draw:line draw:style-name="gr4" draw:text-style-name="P1" draw:layer="layout" svg:x1="16.344cm" svg:y1="11.95cm" svg:x2="15.88cm" svg:y2="13.525cm">
          <text:p/>
        </draw:line>
        <draw:line draw:style-name="gr4" draw:text-style-name="P1" draw:layer="layout" svg:x1="14.675cm" svg:y1="6.946cm" svg:x2="15.509cm" svg:y2="13.433cm">
          <text:p/>
        </draw:line>
        <draw:line draw:style-name="gr4" draw:text-style-name="P1" draw:layer="layout" svg:x1="12.913cm" svg:y1="15.009cm" svg:x2="15.231cm" svg:y2="14.175cm">
          <text:p/>
        </draw:line>
        <draw:line draw:style-name="gr4" draw:text-style-name="P1" draw:layer="layout" svg:x1="9.297cm" svg:y1="8.707cm" svg:x2="12.357cm" svg:y2="14.638cm">
          <text:p/>
        </draw:line>
        <draw:line draw:style-name="gr4" draw:text-style-name="P1" draw:layer="layout" svg:x1="13.006cm" svg:y1="8.707cm" svg:x2="15.88cm" svg:y2="8.614cm">
          <text:p/>
        </draw:line>
        <draw:line draw:style-name="gr4" draw:text-style-name="P1" draw:layer="layout" svg:x1="6.516cm" svg:y1="6.205cm" svg:x2="6.609cm" svg:y2="9.078cm">
          <text:p/>
        </draw:line>
        <draw:line draw:style-name="gr4" draw:text-style-name="P1" draw:layer="layout" svg:x1="7.072cm" svg:y1="9.448cm" svg:x2="8.741cm" svg:y2="8.336cm">
          <text:p/>
        </draw:line>
        <draw:line draw:style-name="gr17" draw:text-style-name="P1" draw:layer="layout" svg:x1="16.344cm" svg:y1="9.078cm" svg:x2="16.437cm" svg:y2="11.024cm">
          <text:p/>
        </draw:line>
        <draw:line draw:style-name="gr14" draw:text-style-name="P1" draw:layer="layout" svg:x1="4.105cm" svg:y1="12.321cm" svg:x2="3.456cm" svg:y2="10.19cm">
          <text:p/>
        </draw:line>
        <draw:line draw:style-name="gr14" draw:text-style-name="P1" draw:layer="layout" svg:x1="9.761cm" svg:y1="5.463cm" svg:x2="11.708cm" svg:y2="5.463cm">
          <text:p/>
        </draw:line>
        <draw:line draw:style-name="gr14" draw:text-style-name="P1" draw:layer="layout" svg:x1="14.953cm" svg:y1="6.761cm" svg:x2="16.066cm" svg:y2="8.244cm">
          <text:p/>
        </draw:line>
        <draw:line draw:style-name="gr4" draw:text-style-name="P1" draw:layer="layout" svg:x1="4.847cm" svg:y1="12.599cm" svg:x2="8.37cm" svg:y2="12.043cm">
          <text:p/>
        </draw:line>
        <draw:frame draw:style-name="gr18" draw:text-style-name="P7"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4"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4"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4"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4"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4"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4"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4"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8" draw:layer="layout" svg:width="11.547cm" svg:height="0.848cm" svg:x="5.441cm" svg:y="1.861cm">
          <draw:text-box>
            <text:p><text:span text:style-name="T9">Стадии обмена и разрешения по умолчанию</text:span></text:p>
          </draw:text-box>
        </draw:frame>
        <draw:line draw:style-name="gr14" draw:text-style-name="P1" draw:layer="layout" svg:x1="7.2cm" svg:y1="5.9cm" svg:x2="7.2cm" svg:y2="6.7cm">
          <text:p/>
        </draw:line>
        <draw:line draw:style-name="gr14" draw:text-style-name="P1" draw:layer="layout" svg:x1="7.2cm" svg:y1="7.499cm" svg:x2="7.2cm" svg:y2="8.299cm">
          <text:p/>
        </draw:line>
        <draw:line draw:style-name="gr14" draw:text-style-name="P1" draw:layer="layout" svg:x1="7.2cm" svg:y1="9.1cm" svg:x2="7.2cm" svg:y2="9.9cm">
          <text:p/>
        </draw:line>
        <draw:line draw:style-name="gr14" draw:text-style-name="P1" draw:layer="layout" svg:x1="7.2cm" svg:y1="10.699cm" svg:x2="7.2cm" svg:y2="11.499cm">
          <text:p/>
        </draw:line>
        <draw:line draw:style-name="gr14" draw:text-style-name="P1" draw:layer="layout" svg:x1="7.2cm" svg:y1="12.299cm" svg:x2="7.2cm" svg:y2="13.099cm">
          <text:p/>
        </draw:line>
        <draw:line draw:style-name="gr14" draw:text-style-name="P1" draw:layer="layout" svg:x1="7.2cm" svg:y1="17.098cm" svg:x2="7.2cm" svg:y2="18cm">
          <text:p/>
        </draw:line>
        <draw:line draw:style-name="gr14" draw:text-style-name="P1" draw:layer="layout" svg:x1="7.2cm" svg:y1="4.299cm" svg:x2="7.2cm" svg:y2="5.099cm">
          <text:p/>
        </draw:line>
        <draw:line draw:style-name="gr23" draw:text-style-name="P1" draw:layer="layout" svg:x1="17.2cm" svg:y1="10.3cm" svg:x2="9.9cm" svg:y2="10.3cm">
          <text:p/>
        </draw:line>
        <draw:custom-shape draw:style-name="gr21" draw:text-style-name="P4"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4"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1" draw:layer="layout" svg:x1="7.199cm" svg:y1="13.899cm" svg:x2="7.199cm" svg:y2="14.699cm">
          <text:p/>
        </draw:line>
        <draw:frame draw:style-name="gr24" draw:text-style-name="P1" draw:layer="layout" svg:width="2.97cm" svg:height="1.207cm" svg:x="1.23cm" svg:y="10.5cm">
          <draw:text-box>
            <text:p text:style-name="P1">Синхронный</text:p>
            <text:p text:style-name="P1">обмен</text:p>
          </draw:text-box>
        </draw:frame>
        <draw:frame draw:style-name="gr25" draw:text-style-name="P1" draw:layer="layout" svg:width="3.161cm" svg:height="1.207cm" svg:x="1.239cm" svg:y="16.2cm">
          <draw:text-box>
            <text:p text:style-name="P1">Асинхронный</text:p>
            <text:p text:style-name="P1">обмен</text:p>
          </draw:text-box>
        </draw:frame>
        <draw:line draw:style-name="gr26" draw:text-style-name="P1" draw:layer="layout" svg:x1="1.4cm" svg:y1="15.1cm" svg:x2="4.1cm" svg:y2="15.1cm">
          <text:p/>
        </draw:line>
        <draw:line draw:style-name="gr26" draw:text-style-name="P1" draw:layer="layout" svg:x1="1.399cm" svg:y1="5.499cm" svg:x2="4.099cm" svg:y2="5.499cm">
          <text:p/>
        </draw:line>
        <draw:line draw:style-name="gr26" draw:text-style-name="P1" draw:layer="layout" svg:x1="1.399cm" svg:y1="18.399cm" svg:x2="4.099cm" svg:y2="18.399cm">
          <text:p/>
        </draw:line>
        <draw:frame draw:style-name="gr27" draw:text-style-name="P1"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1" draw:layer="layout" svg:x1="17.6cm" svg:y1="15.1cm" svg:x2="9.9cm" svg:y2="15.1cm">
          <text:p/>
        </draw:line>
        <draw:frame draw:style-name="gr27" draw:text-style-name="P1"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9"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4"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1" draw:layer="layout" svg:x1="7.198cm" svg:y1="15.498cm" svg:x2="7.198cm" svg:y2="16.298cm">
          <text:p/>
        </draw:line>
      </draw:page>
      <draw:page draw:name="page4" draw:style-name="dp1" draw:master-page-name="Default">
        <draw:custom-shape draw:style-name="gr29" draw:text-style-name="P4"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10"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4"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2cm" svg:y1="8.6cm" svg:x2="17.8cm" svg:y2="8.6cm">
          <text:p/>
        </draw:line>
        <draw:custom-shape draw:style-name="gr31" draw:text-style-name="P3"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1" draw:layer="layout" svg:x1="3.568cm" svg:y1="7.132cm" svg:x2="8.4cm" svg:y2="8.5cm">
          <text:p/>
        </draw:line>
        <draw:line draw:style-name="gr4" draw:text-style-name="P1" draw:layer="layout" svg:x1="11.1cm" svg:y1="8.63cm" svg:x2="14.1cm" svg:y2="8.6cm">
          <text:p/>
        </draw:line>
        <draw:custom-shape draw:style-name="gr31" draw:text-style-name="P11"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2cm" svg:y1="15.32cm" svg:x2="7.6cm" svg:y2="16.8cm">
          <text:p/>
        </draw:line>
        <draw:line draw:style-name="gr14" draw:text-style-name="P1" draw:layer="layout" svg:x1="2.8cm" svg:y1="16.62cm" svg:x2="4cm" svg:y2="15.32cm">
          <text:p/>
        </draw:line>
        <draw:line draw:style-name="gr14" draw:text-style-name="P1" draw:layer="layout" svg:x1="5.7cm" svg:y1="15.32cm" svg:x2="10.3cm" svg:y2="16.9cm">
          <text:p/>
        </draw:line>
        <draw:custom-shape draw:style-name="gr31" draw:text-style-name="P4"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2cm" svg:y1="16.62cm" svg:x2="4.4cm" svg:y2="15.32cm">
          <text:p/>
        </draw:line>
        <draw:custom-shape draw:style-name="gr31" draw:text-style-name="P11"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1" draw:layer="layout" svg:x1="2.9cm" svg:y1="12.12cm" svg:x2="4.2cm" svg:y2="13.32cm">
          <text:p/>
        </draw:line>
        <draw:custom-shape draw:style-name="gr33" draw:text-style-name="P4"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1" draw:layer="layout" svg:x1="8.4cm" svg:y1="5cm" svg:x2="3.6cm" svg:y2="6.7cm">
          <text:p/>
        </draw:line>
        <draw:custom-shape draw:style-name="gr31" draw:text-style-name="P4"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1" draw:layer="layout" svg:x1="2cm" svg:y1="6.454cm" svg:x2="2cm" svg:y2="5cm">
          <text:p/>
        </draw:line>
        <draw:line draw:style-name="gr17" draw:text-style-name="P1" draw:layer="layout" svg:x1="13.8cm" svg:y1="5.2cm" svg:x2="11.1cm" svg:y2="8.4cm">
          <text:p/>
        </draw:line>
        <draw:frame draw:style-name="gr34" draw:layer="layout" svg:width="6.251cm" svg:height="0.729cm" svg:x="7cm" svg:y="1.775cm">
          <draw:text-box>
            <text:p>Схема работы узла Пандоры</text:p>
          </draw:text-box>
        </draw:frame>
        <draw:custom-shape draw:style-name="gr31" draw:text-style-name="P4"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0.799cm" svg:x2="17.799cm" svg:y2="10.799cm">
          <text:p/>
        </draw:line>
        <draw:line draw:style-name="gr4" draw:text-style-name="P1" draw:layer="layout" svg:x1="11.099cm" svg:y1="10.829cm" svg:x2="14.099cm" svg:y2="10.799cm">
          <text:p/>
        </draw:line>
        <draw:custom-shape draw:style-name="gr33" draw:text-style-name="P4"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3.399cm" svg:x2="17.799cm" svg:y2="13.399cm">
          <text:p/>
        </draw:line>
        <draw:line draw:style-name="gr4" draw:text-style-name="P1" draw:layer="layout" svg:x1="11.099cm" svg:y1="13.429cm" svg:x2="14.099cm" svg:y2="13.399cm">
          <text:p/>
        </draw:line>
        <draw:custom-shape draw:style-name="gr33" draw:text-style-name="P4"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cm" svg:y1="11.1cm" svg:x2="8.4cm" svg:y2="10.8cm">
          <text:p/>
        </draw:line>
        <draw:line draw:style-name="gr4" draw:text-style-name="P1" draw:layer="layout" svg:x1="3.9cm" svg:y1="11.2cm" svg:x2="8.4cm" svg:y2="13.4cm">
          <text:p/>
        </draw:line>
        <draw:line draw:style-name="gr4" draw:text-style-name="P1" draw:layer="layout" svg:x1="3.567cm" svg:y1="7.131cm" svg:x2="8.4cm" svg:y2="10.6cm">
          <text:p/>
        </draw:line>
        <draw:line draw:style-name="gr17" draw:text-style-name="P1" draw:layer="layout" svg:x1="13.799cm" svg:y1="5.3cm" svg:x2="11.1cm" svg:y2="10.5cm">
          <text:p/>
        </draw:line>
        <draw:line draw:style-name="gr17" draw:text-style-name="P1" draw:layer="layout" svg:x1="13.8cm" svg:y1="5.5cm" svg:x2="11.1cm" svg:y2="13.1cm">
          <text:p/>
        </draw:line>
        <draw:line draw:style-name="gr4" draw:text-style-name="P1" draw:layer="layout" svg:x1="3.567cm" svg:y1="7.131cm" svg:x2="8.5cm" svg:y2="13.3cm">
          <text:p/>
        </draw:line>
        <draw:custom-shape draw:style-name="gr31" draw:text-style-name="P12"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4"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1" draw:layer="layout" svg:x1="11.1cm" svg:y1="4.9cm" svg:x2="13.8cm" svg:y2="4.9cm">
          <text:p/>
        </draw:line>
        <draw:line draw:style-name="gr4" draw:text-style-name="P1" draw:layer="layout" svg:x1="3.4cm" svg:y1="4.9cm" svg:x2="3.4cm" svg:y2="6.536cm">
          <text:p/>
        </draw:line>
        <draw:custom-shape draw:style-name="gr31" draw:text-style-name="P11"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14" draw:layer="layout" svg:width="2.7cm" svg:height="6.196cm" svg:x="17.3cm" svg:y="3.304cm">
          <text:p text:style-name="P13"><text:span text:style-name="T11">Узел2</text:span></text:p>
          <draw:enhanced-geometry svg:viewBox="0 0 21600 21600" draw:type="rectangle" draw:enhanced-path="M 0 0 L 21600 0 21600 21600 0 21600 0 0 Z N"/>
        </draw:custom-shape>
        <draw:custom-shape draw:style-name="gr37" draw:text-style-name="P10"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10"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1" draw:layer="layout" svg:x1="10.9cm" svg:y1="5.5cm" svg:x2="14.2cm" svg:y2="8.4cm">
          <text:p/>
        </draw:line>
        <draw:line draw:style-name="gr38" draw:text-style-name="P1" draw:layer="layout" svg:x1="10.899cm" svg:y1="5.499cm" svg:x2="14.2cm" svg:y2="10.5cm">
          <text:p/>
        </draw:line>
        <draw:custom-shape draw:style-name="gr31" draw:text-style-name="P12"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1" draw:layer="layout" svg:x1="7.8cm" svg:y1="7.5cm" svg:x2="8.4cm" svg:y2="8.4cm">
          <text:p/>
        </draw:line>
        <draw:line draw:style-name="gr4" draw:text-style-name="P1" draw:layer="layout" svg:x1="7.4cm" svg:y1="7.5cm" svg:x2="8.4cm" svg:y2="10.5cm">
          <text:p/>
        </draw:line>
        <draw:line draw:style-name="gr4" draw:text-style-name="P1" draw:layer="layout" svg:x1="7cm" svg:y1="7.5cm" svg:x2="8.4cm" svg:y2="13cm">
          <text:p/>
        </draw:line>
        <draw:line draw:style-name="gr4" draw:text-style-name="P1" draw:layer="layout" svg:x1="3.6cm" svg:y1="7cm" svg:x2="5.5cm" svg:y2="6.9cm">
          <text:p/>
        </draw:line>
        <draw:line draw:style-name="gr17" draw:text-style-name="P1" draw:layer="layout" svg:x1="8.2cm" svg:y1="6.9cm" svg:x2="13.8cm" svg:y2="5cm">
          <text:p/>
        </draw:line>
        <draw:line draw:style-name="gr4" draw:text-style-name="P1" draw:layer="layout" svg:x1="2.3cm" svg:y1="4.9cm" svg:x2="5.5cm" svg:y2="6.7cm">
          <text:p/>
        </draw:line>
        <draw:custom-shape draw:style-name="gr31" draw:text-style-name="P4"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1cm" svg:y1="15cm" svg:x2="10.2cm" svg:y2="15.7cm">
          <text:p/>
        </draw:line>
      </draw:page>
      <draw:page draw:name="page5" draw:style-name="dp1" draw:master-page-name="Default">
        <draw:custom-shape draw:style-name="gr39" draw:text-style-name="P13" draw:layer="layout" svg:width="5.7cm" svg:height="2.9cm" svg:x="8.2cm" svg:y="8.4cm">
          <text:p text:style-name="P13"><text:span text:style-name="T13">Цикл приёма</text:span><text:span text:style-name="T14">:</text:span></text:p>
          <text:p text:style-name="P13">- пришло оповещение</text:p>
          <text:p text:style-name="P13">- пришел запрос</text:p>
          <text:p text:style-name="P13">- пришло подтверждение</text:p>
          <text:p text:style-name="P13">-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5cm" svg:height="2.5cm" svg:x="1.6cm" svg:y="13.4cm">
          <text:p text:style-name="P13"><text:span text:style-name="T13">Запросы</text:span><text:span text:style-name="T14"> к отправке</text:span>:</text:p>
          <text:p text:style-name="P13">10:42 Дай сообщение</text:p>
          <text:p text:style-name="P13">10:45 Лови сообщение</text:p>
          <text:p text:style-name="P13">10:47 Дай видео</text:p>
          <draw:enhanced-geometry svg:viewBox="0 0 21600 21600" draw:type="rectangle" draw:enhanced-path="M 0 0 L 21600 0 21600 21600 0 21600 0 0 Z N"/>
        </draw:custom-shape>
        <draw:line draw:style-name="gr15" draw:text-style-name="P1" draw:layer="layout" svg:x1="14.9cm" svg:y1="11.6cm" svg:x2="13.8cm" svg:y2="12.6cm">
          <text:p/>
        </draw:line>
        <draw:custom-shape draw:style-name="gr39" draw:text-style-name="P13" draw:layer="layout" svg:width="5.4cm" svg:height="2.8cm" svg:x="1.6cm" svg:y="3.7cm">
          <text:p text:style-name="P13"><text:span text:style-name="T13">Оповещение</text:span><text:span text:style-name="T14"> принято</text:span>е:</text:p>
          <text:p text:style-name="P13">Есть сообщение</text:p>
          <text:p text:style-name="P13">Есть канал звука</text:p>
          <text:p text:style-name="P13">Есть канал видео</text:p>
          <text:p text:style-name="P13">Разъединяюсь</text:p>
          <draw:enhanced-geometry svg:viewBox="0 0 21600 21600" draw:type="rectangle" draw:enhanced-path="M 0 0 L 21600 0 21600 21600 0 21600 0 0 Z N"/>
        </draw:custom-shape>
        <draw:custom-shape draw:style-name="gr39" draw:text-style-name="P13" draw:layer="layout" svg:width="4.6cm" svg:height="2.761cm" svg:x="9.2cm" svg:y="3.7cm">
          <text:p text:style-name="P13"><text:span text:style-name="T13">Буферы</text:span><text:span text:style-name="T14"> принятые</text:span>:</text:p>
          <text:p text:style-name="P13">1) звук, канал 1</text:p>
          <text:p text:style-name="P13">2) звук, канал 2</text:p>
          <text:p text:style-name="P13">3) видео, канал 1</text:p>
          <text:p text:style-name="P13">4) видео, канал 2</text:p>
          <draw:enhanced-geometry svg:viewBox="0 0 21600 21600" draw:type="rectangle" draw:enhanced-path="M 0 0 L 21600 0 21600 21600 0 21600 0 0 Z N"/>
        </draw:custom-shape>
        <draw:custom-shape draw:style-name="gr39" draw:text-style-name="P13" draw:layer="layout" svg:width="3.9cm" svg:height="3.2cm" svg:x="1.6cm" svg:y="9.9cm">
          <text:p text:style-name="P13"><text:span text:style-name="T13">Базы данных</text:span>:</text:p>
          <text:p text:style-name="P13">1) сообщения</text:p>
          <text:p text:style-name="P13">2) ключи</text:p>
          <text:p text:style-name="P13">3) люди</text:p>
          <text:p text:style-name="P13">4) статьи</text:p>
          <text:p text:style-name="P13">5) файлы</text:p>
          <draw:enhanced-geometry svg:viewBox="0 0 21600 21600" draw:mirror-horizontal="false" draw:mirror-vertical="false" draw:type="rectangle" draw:enhanced-path="M 0 0 L 21600 0 21600 21600 0 21600 0 0 Z N"/>
        </draw:custom-shape>
        <draw:custom-shape draw:style-name="gr39" draw:text-style-name="P13" draw:layer="layout" svg:width="4.6cm" svg:height="2.8cm" svg:x="9.3cm" svg:y="16.5cm">
          <text:p text:style-name="P13"><text:span text:style-name="T13">Буферы</text:span><text:span text:style-name="T14"> к отправке</text:span>:</text:p>
          <text:p text:style-name="P13">1) звук, канал 1</text:p>
          <text:p text:style-name="P13">2) видео, канал 1</text:p>
          <draw:enhanced-geometry svg:viewBox="0 0 21600 21600" draw:mirror-horizontal="false" draw:mirror-vertical="false" draw:type="rectangle" draw:enhanced-path="M 0 0 L 21600 0 21600 21600 0 21600 0 0 Z N"/>
        </draw:custom-shape>
        <draw:custom-shape draw:style-name="gr39" draw:text-style-name="P13" draw:layer="layout" svg:width="5.5cm" svg:height="2.5cm" svg:x="2.8cm" svg:y="16.8cm">
          <text:p text:style-name="P13"><text:span text:style-name="T13">Оповещение</text:span><text:span text:style-name="T14"> к отправке</text:span>:</text:p>
          <text:p text:style-name="P13">Есть сообщение</text:p>
          <text:p text:style-name="P13">Есть канал видео</text:p>
          <draw:enhanced-geometry svg:viewBox="0 0 21600 21600" draw:type="rectangle" draw:enhanced-path="M 0 0 L 21600 0 21600 21600 0 21600 0 0 Z N"/>
        </draw:custom-shape>
        <draw:frame draw:style-name="gr41" draw:text-style-name="P5" draw:layer="layout" svg:width="7.716cm" svg:height="0.806cm" svg:x="6.8cm" svg:y="1.994cm">
          <draw:text-box>
            <text:p><text:span text:style-name="T7">Обработка данных соединения</text:span></text:p>
          </draw:text-box>
        </draw:frame>
        <draw:custom-shape draw:style-name="gr39" draw:text-style-name="P13" draw:layer="layout" svg:width="5.7cm" svg:height="3.3cm" svg:x="8.199cm" svg:y="11.7cm">
          <text:p text:style-name="P13"><text:span text:style-name="T13">Цикл отправки</text:span><text:span text:style-name="T14">:</text:span></text:p>
          <text:p text:style-name="P13"><text:span text:style-name="T14">-</text:span> лови оповещение</text:p>
          <text:p text:style-name="P13">- лови данные</text:p>
          <text:p text:style-name="P13">- лови запрос</text:p>
          <text:p text:style-name="P13">- лови подтверждение</text:p>
          <text:p text:style-name="P13">- дай звук</text:p>
          <draw:enhanced-geometry svg:viewBox="0 0 21600 21600" draw:type="rectangle" draw:enhanced-path="M 0 0 L 21600 0 21600 21600 0 21600 0 0 Z N"/>
        </draw:custom-shape>
        <draw:custom-shape draw:style-name="gr39" draw:text-style-name="P13" draw:layer="layout" svg:width="4.6cm" svg:height="2.8cm" svg:x="1.6cm" svg:y="6.8cm">
          <text:p text:style-name="P13"><text:span text:style-name="T13">Запросы</text:span><text:span text:style-name="T14"> принятые</text:span>:</text:p>
          <text:p text:style-name="P13">10:41 Вот сообщение</text:p>
          <text:p text:style-name="P13">10:42 Вот видео</text:p>
          <text:p text:style-name="P13">10:43 Дай видео</text:p>
          <text:p text:style-name="P13">10:41 Дай статьи</text:p>
          <draw:enhanced-geometry svg:viewBox="0 0 21600 21600" draw:type="rectangle" draw:enhanced-path="M 0 0 L 21600 0 21600 21600 0 21600 0 0 Z N"/>
        </draw:custom-shape>
        <draw:line draw:style-name="gr15" draw:text-style-name="P1" draw:layer="layout" svg:x1="13.9cm" svg:y1="10.2cm" svg:x2="14.9cm" svg:y2="11.1cm">
          <text:p/>
        </draw:line>
        <draw:custom-shape draw:style-name="gr42" draw:text-style-name="P1"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1" draw:layer="layout" svg:x1="16.8cm" svg:y1="11.3cm" svg:x2="17.8cm" svg:y2="11.3cm">
          <text:p/>
        </draw:line>
        <draw:line draw:style-name="gr15" draw:text-style-name="P1" draw:layer="layout" svg:x1="5.5cm" svg:y1="10.7cm" svg:x2="8.2cm" svg:y2="10.7cm">
          <text:p/>
        </draw:line>
        <draw:line draw:style-name="gr15" draw:text-style-name="P1" draw:layer="layout" svg:x1="8.2cm" svg:y1="12.3cm" svg:x2="5.5cm" svg:y2="12.3cm">
          <text:p/>
        </draw:line>
        <draw:line draw:style-name="gr15" draw:text-style-name="P1" draw:layer="layout" svg:x1="6.2cm" svg:y1="8.8cm" svg:x2="8.2cm" svg:y2="8.8cm">
          <text:p/>
        </draw:line>
        <draw:line draw:style-name="gr15" draw:text-style-name="P1" draw:layer="layout" svg:x1="6.8cm" svg:y1="6.5cm" svg:x2="8.5cm" svg:y2="8.4cm">
          <text:p/>
        </draw:line>
        <draw:line draw:style-name="gr15" draw:text-style-name="P1" draw:layer="layout" svg:x1="11.6cm" svg:y1="6.5cm" svg:x2="11.6cm" svg:y2="8.4cm">
          <text:p/>
        </draw:line>
        <draw:line draw:style-name="gr15" draw:text-style-name="P1" draw:layer="layout" svg:x1="8.2cm" svg:y1="14cm" svg:x2="6.6cm" svg:y2="14cm">
          <text:p/>
        </draw:line>
        <draw:line draw:style-name="gr15" draw:text-style-name="P1" draw:layer="layout" svg:x1="9cm" svg:y1="15cm" svg:x2="7.3cm" svg:y2="16.8cm">
          <text:p/>
        </draw:line>
        <draw:line draw:style-name="gr15" draw:text-style-name="P1" draw:layer="layout" svg:x1="11.6cm" svg:y1="15cm" svg:x2="11.6cm" svg:y2="16.5cm">
          <text:p/>
        </draw:line>
        <draw:line draw:style-name="gr15" draw:text-style-name="P1" draw:layer="layout" svg:x1="8.2cm" svg:y1="12.2cm" svg:x2="6.2cm" svg:y2="9.2cm">
          <text:p/>
        </draw:line>
        <draw:line draw:style-name="gr15" draw:text-style-name="P1" draw:layer="layout" svg:x1="8.2cm" svg:y1="11.9cm" svg:x2="6.299cm" svg:y2="6.499cm">
          <text:p/>
        </draw:line>
      </draw:page>
      <draw:page draw:name="page6" draw:style-name="dp1" draw:master-page-name="Default">
        <draw:custom-shape draw:style-name="gr21" draw:text-style-name="P15"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15"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15"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15"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15"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15"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1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15"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15"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15"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1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15"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15"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1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16" draw:layer="layout" svg:width="7.766cm" svg:height="0.806cm" svg:x="7.2cm" svg:y="1.994cm">
          <draw:text-box>
            <text:p text:style-name="P13"><text:span text:style-name="T7">Диаграмма обмена сегментами</text:span></text:p>
          </draw:text-box>
        </draw:frame>
      </draw:page>
      <draw:page draw:name="page7" draw:style-name="dp1" draw:master-page-name="Default">
        <draw:custom-shape draw:style-name="gr1" draw:text-style-name="P17"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17"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17"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17"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17"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17"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1" draw:layer="layout" svg:x1="2.8cm" svg:y1="10.1cm" svg:x2="6.1cm" svg:y2="11.8cm">
          <text:p/>
        </draw:line>
        <draw:line draw:style-name="gr14" draw:text-style-name="P1" draw:layer="layout" svg:x1="10cm" svg:y1="10.1cm" svg:x2="10cm" svg:y2="13.1cm">
          <text:p/>
        </draw:line>
        <draw:line draw:style-name="gr14" draw:text-style-name="P1" draw:layer="layout" svg:x1="2.8cm" svg:y1="7.9cm" svg:x2="2.8cm" svg:y2="9.3cm">
          <text:p/>
        </draw:line>
        <draw:line draw:style-name="gr14" draw:text-style-name="P1" draw:layer="layout" svg:x1="7.3cm" svg:y1="7.899cm" svg:x2="7.3cm" svg:y2="9.299cm">
          <text:p/>
        </draw:line>
        <draw:line draw:style-name="gr14" draw:text-style-name="P1" draw:layer="layout" svg:x1="10.1cm" svg:y1="7.899cm" svg:x2="10.1cm" svg:y2="9.299cm">
          <text:p/>
        </draw:line>
        <draw:line draw:style-name="gr49" draw:text-style-name="P1" draw:layer="layout" svg:x1="15cm" svg:y1="12.4cm" svg:x2="12cm" svg:y2="14.2cm">
          <text:p/>
        </draw:line>
        <draw:line draw:style-name="gr14" draw:text-style-name="P1" draw:layer="layout" svg:x1="17cm" svg:y1="6.098cm" svg:x2="17cm" svg:y2="7.1cm">
          <text:p/>
        </draw:line>
        <draw:custom-shape draw:style-name="gr50" draw:text-style-name="P17"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1" draw:layer="layout" svg:x1="9.299cm" svg:y1="19.4cm" svg:x2="9.299cm" svg:y2="20.8cm">
          <text:p/>
        </draw:line>
        <draw:custom-shape draw:style-name="gr51" draw:text-style-name="P1"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7"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6.9cm" svg:y1="9cm" svg:x2="12.7cm" svg:y2="11.5cm">
          <text:p/>
        </draw:line>
        <draw:custom-shape draw:style-name="gr20" draw:text-style-name="P17"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1" draw:layer="layout" svg:x1="15cm" svg:y1="15.4cm" svg:x2="13cm" svg:y2="16.7cm">
          <text:p/>
        </draw:line>
        <draw:custom-shape draw:style-name="gr1" draw:text-style-name="P17"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17"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1" draw:layer="layout" svg:x1="15cm" svg:y1="17.3cm" svg:x2="13.2cm" svg:y2="17.3cm">
          <text:p/>
        </draw:line>
        <draw:custom-shape draw:style-name="gr19" draw:text-style-name="P17"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1" draw:layer="layout" svg:x1="13cm" svg:y1="11.9cm" svg:x2="15cm" svg:y2="11.9cm">
          <text:p/>
        </draw:line>
        <draw:custom-shape draw:style-name="gr53" draw:text-style-name="P17"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1" draw:layer="layout" svg:x1="3.3cm" svg:y1="13.7cm" svg:x2="2.1cm" svg:y2="13.7cm">
          <text:p/>
        </draw:line>
        <draw:custom-shape draw:style-name="gr1" draw:text-style-name="P17"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17"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1" draw:layer="layout" svg:x1="13.4cm" svg:y1="8.3cm" svg:x2="13.4cm" svg:y2="9.298cm">
          <text:p/>
        </draw:line>
        <draw:frame draw:style-name="gr55" draw:text-style-name="P5" draw:layer="layout" svg:width="9.312cm" svg:height="0.806cm" svg:x="6.18cm" svg:y="1.994cm">
          <draw:text-box>
            <text:p><text:span text:style-name="T7">Формирование сегментов на отправку</text:span></text:p>
          </draw:text-box>
        </draw:frame>
        <draw:custom-shape draw:style-name="gr19" draw:text-style-name="P17"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1" draw:layer="layout" svg:x1="13cm" svg:y1="16.2cm" svg:x2="15cm" svg:y2="13.9cm">
          <text:p/>
        </draw:line>
        <draw:custom-shape draw:style-name="gr31" draw:text-style-name="P17"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17"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299cm" svg:y1="17.599cm" svg:x2="9.3cm" svg:y2="18.6cm">
          <text:p/>
        </draw:line>
        <draw:line draw:style-name="gr14" draw:text-style-name="P1" draw:layer="layout" svg:x1="15cm" svg:y1="13.6cm" svg:x2="12.4cm" svg:y2="14.6cm">
          <text:p/>
        </draw:line>
        <draw:custom-shape draw:style-name="gr19" draw:text-style-name="P17"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5.2cm" svg:y1="19.2cm" svg:x2="5.2cm" svg:y2="17.6cm">
          <text:p/>
        </draw:line>
        <draw:line draw:style-name="gr14" draw:text-style-name="P1" draw:layer="layout" svg:x1="4.6cm" svg:y1="17.6cm" svg:x2="4.6cm" svg:y2="19.2cm">
          <text:p/>
        </draw:line>
        <draw:custom-shape draw:style-name="gr1" draw:text-style-name="P17"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6cm" svg:y1="20.9cm" svg:x2="4.6cm" svg:y2="20.2cm">
          <text:p/>
        </draw:line>
        <draw:line draw:style-name="gr14" draw:text-style-name="P1" draw:layer="layout" svg:x1="7.5cm" svg:y1="21.2cm" svg:x2="6cm" svg:y2="21.2cm">
          <text:p/>
        </draw:line>
        <draw:line draw:style-name="gr14" draw:text-style-name="P1" draw:layer="layout" svg:x1="6.5cm" svg:y1="5.898cm" svg:x2="6.5cm" svg:y2="7.1cm">
          <text:p/>
        </draw:line>
        <draw:line draw:style-name="gr14" draw:text-style-name="P1" draw:layer="layout" svg:x1="6.4cm" svg:y1="5.897cm" svg:x2="3.8cm" svg:y2="7.1cm">
          <text:p/>
        </draw:line>
        <draw:line draw:style-name="gr14" draw:text-style-name="P1" draw:layer="layout" svg:x1="6.6cm" svg:y1="5.897cm" svg:x2="9cm" svg:y2="7.1cm">
          <text:p/>
        </draw:line>
        <draw:line draw:style-name="gr14" draw:text-style-name="P1" draw:layer="layout" svg:x1="6.6cm" svg:y1="5.9cm" svg:x2="12.4cm" svg:y2="6.9cm">
          <text:p/>
        </draw:line>
      </draw:page>
      <draw:page draw:name="page8" draw:style-name="dp1" draw:master-page-name="Default">
        <draw:custom-shape draw:style-name="gr56" draw:text-style-name="P17"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17"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17"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17"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1cm" svg:y1="7.8cm" svg:x2="11.802cm" svg:y2="6.004cm">
          <text:p/>
        </draw:line>
        <draw:line draw:style-name="gr14" draw:text-style-name="P1" draw:layer="layout" svg:x1="2.802cm" svg:y1="13.004cm" svg:x2="2.802cm" svg:y2="14.404cm">
          <text:p/>
        </draw:line>
        <draw:custom-shape draw:style-name="gr57" draw:text-style-name="P17"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1" draw:layer="layout" svg:x1="7.9cm" svg:y1="5.3cm" svg:x2="7.902cm" svg:y2="7.804cm">
          <text:p/>
        </draw:line>
        <draw:custom-shape draw:style-name="gr51" draw:text-style-name="P1"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17"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1" draw:layer="layout" svg:x1="17.4cm" svg:y1="8.5cm" svg:x2="18.3cm" svg:y2="9.7cm">
          <text:p/>
        </draw:line>
        <draw:custom-shape draw:style-name="gr42" draw:text-style-name="P17"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1" draw:layer="layout" svg:x1="7.901cm" svg:y1="9.003cm" svg:x2="7.902cm" svg:y2="10.404cm">
          <text:p/>
        </draw:line>
        <draw:custom-shape draw:style-name="gr58" draw:text-style-name="P17"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1" draw:layer="layout" svg:x1="11.2cm" svg:y1="9.002cm" svg:x2="11.201cm" svg:y2="10.403cm">
          <text:p/>
        </draw:line>
        <draw:line draw:style-name="gr14" draw:text-style-name="P1" draw:layer="layout" svg:x1="7.302cm" svg:y1="9.003cm" svg:x2="3.4cm" svg:y2="12.2cm">
          <text:p/>
        </draw:line>
        <draw:custom-shape draw:style-name="gr53" draw:text-style-name="P17"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1" draw:layer="layout" svg:x1="8.202cm" svg:y1="11.203cm" svg:x2="8.202cm" svg:y2="12.704cm">
          <text:p/>
        </draw:line>
        <draw:custom-shape draw:style-name="gr58" draw:text-style-name="P17"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1" draw:layer="layout" svg:x1="14.4cm" svg:y1="8.4cm" svg:x2="12.702cm" svg:y2="8.404cm">
          <text:p/>
        </draw:line>
        <draw:custom-shape draw:style-name="gr19" draw:text-style-name="P17"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17"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1" draw:layer="layout" svg:x1="11.002cm" svg:y1="11.203cm" svg:x2="11.002cm" svg:y2="12.704cm">
          <text:p/>
        </draw:line>
        <draw:line draw:style-name="gr14" draw:text-style-name="P1" draw:layer="layout" svg:x1="12.202cm" svg:y1="11.204cm" svg:x2="14.1cm" svg:y2="14.3cm">
          <text:p/>
        </draw:line>
        <draw:custom-shape draw:style-name="gr1" draw:text-style-name="P17"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1.402cm" svg:y1="13.503cm" svg:x2="11.402cm" svg:y2="15.004cm">
          <text:p/>
        </draw:line>
        <draw:line draw:style-name="gr14" draw:text-style-name="P1" draw:layer="layout" svg:x1="12.9cm" svg:y1="10.699cm" svg:x2="13.9cm" svg:y2="11.5cm">
          <text:p/>
        </draw:line>
        <draw:line draw:style-name="gr14" draw:text-style-name="P1" draw:layer="layout" svg:x1="10.402cm" svg:y1="13.503cm" svg:x2="9.402cm" svg:y2="14.604cm">
          <text:p/>
        </draw:line>
        <draw:line draw:style-name="gr54" draw:text-style-name="P1" draw:layer="layout" svg:x1="3.2cm" svg:y1="8.4cm" svg:x2="2cm" svg:y2="8.4cm">
          <text:p/>
        </draw:line>
        <draw:line draw:style-name="gr49" draw:text-style-name="P1" draw:layer="layout" svg:x1="18.3cm" svg:y1="10.7cm" svg:x2="18.3cm" svg:y2="11.6cm">
          <text:p/>
        </draw:line>
        <draw:line draw:style-name="gr52" draw:text-style-name="P1" draw:layer="layout" svg:x1="15.1cm" svg:y1="15.3cm" svg:x2="15.1cm" svg:y2="16.1cm">
          <text:p/>
        </draw:line>
        <draw:frame draw:style-name="gr61" draw:text-style-name="P5" draw:layer="layout" svg:width="7.453cm" svg:height="0.806cm" svg:x="6.8cm" svg:y="1.994cm">
          <draw:text-box>
            <text:p><text:span text:style-name="T7">Прием и обработка сегментов</text:span></text:p>
          </draw:text-box>
        </draw:frame>
        <draw:custom-shape draw:style-name="gr19" draw:text-style-name="P17"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17"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13.3cm" svg:y1="10.2cm" svg:x2="14.1cm" svg:y2="10.2cm">
          <text:p/>
        </draw:line>
        <draw:custom-shape draw:style-name="gr1" draw:text-style-name="P17"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102cm" svg:y1="14.603cm" svg:x2="4.9cm" svg:y2="14.6cm">
          <text:p/>
        </draw:line>
        <draw:line draw:style-name="gr14" draw:text-style-name="P1" draw:layer="layout" svg:x1="7cm" svg:y1="13cm" svg:x2="5.9cm" svg:y2="14cm">
          <text:p/>
        </draw:line>
        <draw:line draw:style-name="gr14" draw:text-style-name="P1"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4"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1"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1"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1"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1"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5.5cm" svg:y1="6.8cm" svg:x2="8.8cm" svg:y2="7.2cm">
          <text:p/>
        </draw:line>
        <draw:line draw:style-name="gr4" draw:text-style-name="P1" draw:layer="layout" svg:x1="9.8cm" svg:y1="7.2cm" svg:x2="11.6cm" svg:y2="6.2cm">
          <text:p/>
        </draw:line>
        <draw:line draw:style-name="gr4" draw:text-style-name="P1" draw:layer="layout" svg:x1="5.5cm" svg:y1="6.8cm" svg:x2="10cm" svg:y2="4.6cm">
          <text:p/>
        </draw:line>
        <draw:line draw:style-name="gr4" draw:text-style-name="P1" draw:layer="layout" svg:x1="5.5cm" svg:y1="6.8cm" svg:x2="8.9cm" svg:y2="9.7cm">
          <text:p/>
        </draw:line>
        <draw:custom-shape draw:style-name="gr70" draw:text-style-name="P1"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1"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1" draw:layer="layout" svg:x1="5.5cm" svg:y1="8cm" svg:x2="5.5cm" svg:y2="6.8cm">
          <text:p/>
        </draw:line>
        <draw:custom-shape draw:style-name="gr73" draw:text-style-name="P1"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layer="layout" svg:width="6.395cm" svg:height="0.729cm" svg:x="7.1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1" draw:layer="layout" svg:x1="10cm" svg:y1="15.3cm" svg:x2="13.9cm" svg:y2="17.2cm">
          <text:p/>
        </draw:line>
        <draw:line draw:style-name="gr76" draw:text-style-name="P1" draw:layer="layout" svg:x1="10cm" svg:y1="13.8cm" svg:x2="14.1cm" svg:y2="12.2cm">
          <text:p/>
        </draw:line>
        <draw:custom-shape draw:style-name="gr77" draw:text-style-name="P1"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cm" svg:y1="15.3cm" svg:x2="4.8cm" svg:y2="17.2cm">
          <text:p/>
        </draw:line>
        <draw:custom-shape draw:style-name="gr77" draw:text-style-name="P1"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1" draw:layer="layout" svg:x1="9.7cm" svg:y1="14.3cm" svg:x2="9.6cm" svg:y2="14.8cm">
          <text:p/>
        </draw:line>
        <draw:line draw:style-name="gr80" draw:text-style-name="P1" draw:layer="layout" svg:x1="9.549cm" svg:y1="14.921cm" svg:x2="14.1cm" svg:y2="17.1cm">
          <text:p/>
        </draw:line>
        <draw:frame draw:style-name="gr81" draw:text-style-name="P18" draw:layer="layout" svg:width="1.399cm" svg:height="0.729cm" svg:x="7.008cm" svg:y="12.062cm">
          <draw:text-box>
            <text:p><text:span text:style-name="T17">пруд</text:span></text:p>
          </draw:text-box>
        </draw:frame>
        <draw:frame draw:style-name="gr82" draw:text-style-name="P19" draw:layer="layout" svg:width="1.696cm" svg:height="1.53cm" svg:x="2.644cm" svg:y="15.67cm">
          <draw:text-box>
            <text:p><text:span text:style-name="T18">рыбак</text:span></text:p>
          </draw:text-box>
        </draw:frame>
        <draw:frame draw:style-name="gr83" draw:text-style-name="P20" draw:layer="layout" svg:width="1.84cm" svg:height="0.729cm" svg:x="13.7cm" svg:y="10.272cm">
          <draw:text-box>
            <text:p><text:span text:style-name="T19">клиент</text:span></text:p>
          </draw:text-box>
        </draw:frame>
        <draw:frame draw:style-name="gr84" draw:text-style-name="P21" draw:layer="layout" svg:width="1.717cm" svg:height="0.729cm" svg:x="13.252cm" svg:y="15.6cm">
          <draw:text-box>
            <text:p><text:span text:style-name="T20">рыбка</text:span></text:p>
          </draw:text-box>
        </draw:frame>
        <draw:custom-shape draw:style-name="gr85" draw:text-style-name="P1" draw:layer="layout" svg:width="1.9cm" svg:height="2.2cm" svg:x="10.1cm" svg:y="25.2cm">
          <text:p/>
          <draw:enhanced-geometry svg:viewBox="0 0 21600 21600" draw:type="rectangle" draw:enhanced-path="M 0 0 L 21600 0 21600 21600 0 21600 0 0 Z N"/>
        </draw:custom-shape>
        <draw:custom-shape draw:style-name="gr86" draw:text-style-name="P1" draw:layer="layout" svg:width="1.9cm" svg:height="2.2cm" svg:x="10.1cm" svg:y="22cm">
          <text:p/>
          <draw:enhanced-geometry svg:viewBox="0 0 21600 21600" draw:type="rectangle" draw:enhanced-path="M 0 0 L 21600 0 21600 21600 0 21600 0 0 Z N"/>
        </draw:custom-shape>
        <draw:custom-shape draw:style-name="gr87" draw:text-style-name="P1"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1"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3.777cm" svg:y1="23.6cm" svg:x2="11.877cm" svg:y2="23.6cm">
          <text:p/>
        </draw:line>
        <draw:line draw:style-name="gr90" draw:text-style-name="P1" draw:layer="layout" svg:x1="11.843cm" svg:y1="22.591cm" svg:x2="13.8cm" svg:y2="22.6cm">
          <text:p/>
        </draw:line>
        <draw:line draw:style-name="gr90" draw:text-style-name="P1" draw:layer="layout" svg:x1="10.3cm" svg:y1="23.7cm" svg:x2="9.2cm" svg:y2="25.154cm">
          <text:p/>
        </draw:line>
        <draw:line draw:style-name="gr90" draw:text-style-name="P1" draw:layer="layout" svg:x1="10.3cm" svg:y1="27cm" svg:x2="9cm" svg:y2="23.1cm">
          <text:p/>
        </draw:line>
        <draw:line draw:style-name="gr89" draw:text-style-name="P1" draw:layer="layout" svg:x1="10.2cm" svg:y1="22.4cm" svg:x2="9.4cm" svg:y2="22.4cm">
          <text:p/>
        </draw:line>
        <draw:custom-shape draw:style-name="gr91" draw:text-style-name="P1"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1"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1" draw:layer="layout" svg:width="1.9cm" svg:height="2.2cm" svg:x="3.2cm" svg:y="21.4cm">
          <text:p/>
          <draw:enhanced-geometry svg:viewBox="0 0 21600 21600" draw:type="rectangle" draw:enhanced-path="M 0 0 L 21600 0 21600 21600 0 21600 0 0 Z N"/>
        </draw:custom-shape>
        <draw:custom-shape draw:style-name="gr91" draw:text-style-name="P1"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1"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1" draw:layer="layout" svg:x1="10.262cm" svg:y1="23.699cm" svg:x2="6.5cm" svg:y2="23.2cm">
          <text:p/>
        </draw:line>
        <draw:line draw:style-name="gr90" draw:text-style-name="P1" draw:layer="layout" svg:x1="5.1cm" svg:y1="22.5cm" svg:x2="8.2cm" svg:y2="22.5cm">
          <text:p/>
        </draw:line>
        <draw:line draw:style-name="gr90" draw:text-style-name="P1" draw:layer="layout" svg:x1="5.7cm" svg:y1="23.1cm" svg:x2="5cm" svg:y2="23.1cm">
          <text:p/>
        </draw:line>
        <draw:custom-shape draw:style-name="gr88" draw:text-style-name="P1"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0.222cm" svg:y1="25.583cm" svg:x2="9.422cm" svg:y2="25.583cm">
          <text:p/>
        </draw:line>
        <draw:custom-shape draw:style-name="gr12" draw:text-style-name="P1"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3.777cm" svg:y1="26.699cm" svg:x2="11.877cm" svg:y2="26.699cm">
          <text:p/>
        </draw:line>
        <draw:line draw:style-name="gr90" draw:text-style-name="P1" draw:layer="layout" svg:x1="11.843cm" svg:y1="25.69cm" svg:x2="13.8cm" svg:y2="25.699cm">
          <text:p/>
        </draw:line>
        <draw:custom-shape draw:style-name="gr12" draw:text-style-name="P1"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6.263cm" svg:x2="15.316cm" svg:y2="26.235cm">
          <text:p/>
        </draw:line>
        <draw:line draw:style-name="gr95" draw:text-style-name="P1" draw:layer="layout" svg:x1="4.9cm" svg:y1="17.3cm" svg:x2="9.099cm" svg:y2="15.191cm">
          <text:p/>
        </draw:line>
        <draw:line draw:style-name="gr96" draw:text-style-name="P1" draw:layer="layout" svg:x1="14cm" svg:y1="17.4cm" svg:x2="9.456cm" svg:y2="15.184cm">
          <text:p/>
        </draw:line>
        <draw:custom-shape draw:style-name="gr65" draw:text-style-name="P1"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controls" svg:width="0.621cm" svg:height="0.729cm" svg:x="14.542cm" svg:y="15.624cm">
          <draw:text-box>
            <text:p>/</text:p>
          </draw:text-box>
        </draw:frame>
        <draw:line draw:style-name="gr100" draw:text-style-name="P1" draw:layer="layout" svg:x1="14cm" svg:y1="17.5cm" svg:x2="14cm" svg:y2="17.5cm">
          <text:p/>
        </draw:line>
        <draw:custom-shape draw:style-name="gr64" draw:text-style-name="P1"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cm" svg:y1="17.5cm" svg:x2="4.8cm" svg:y2="17.1cm">
          <text:p/>
        </draw:line>
        <draw:line draw:style-name="gr96" draw:text-style-name="P1" draw:layer="layout" svg:x1="4.8cm" svg:y1="17.3cm" svg:x2="4.4cm" svg:y2="18cm">
          <text:p/>
        </draw:line>
        <draw:custom-shape draw:style-name="gr65" draw:text-style-name="P1"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layout" svg:width="0.621cm" svg:height="0.729cm" svg:x="8.008cm" svg:y="12.062cm">
          <draw:text-box>
            <text:p>/</text:p>
          </draw:text-box>
        </draw:frame>
        <draw:frame draw:style-name="gr101" draw:layer="layout" svg:width="1.598cm" svg:height="0.729cm" svg:x="8.19cm" svg:y="12.062cm">
          <draw:text-box>
            <text:p>шлюз</text:p>
          </draw:text-box>
        </draw:frame>
        <draw:line draw:style-name="gr102" draw:text-style-name="P1" draw:layer="layout" svg:x1="10.1cm" svg:y1="13.8cm" svg:x2="9.7cm" svg:y2="14.3cm">
          <text:p/>
        </draw:line>
        <draw:custom-shape draw:style-name="gr98" draw:text-style-name="P1"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35cm" svg:y1="14.94cm" svg:x2="8.9cm" svg:y2="14.4cm">
          <text:p/>
        </draw:line>
        <draw:frame draw:style-name="gr103" draw:text-style-name="P22" draw:layer="layout" svg:width="1.421cm" svg:height="0.729cm" svg:x="14.744cm" svg:y="15.572cm">
          <draw:text-box>
            <text:p><text:span text:style-name="T21">цель</text:span></text:p>
          </draw:text-box>
        </draw:frame>
        <draw:frame draw:style-name="gr84" draw:text-style-name="P21" draw:layer="layout" svg:width="1.717cm" svg:height="0.729cm" svg:x="9.619cm" svg:y="12.062cm">
          <draw:text-box>
            <text:p><text:span text:style-name="T20">рыбка</text:span></text:p>
          </draw:text-box>
        </draw:frame>
        <draw:frame draw:style-name="gr99" draw:layer="layout" svg:width="0.621cm" svg:height="0.729cm" svg:x="9.393cm" svg:y="12.062cm">
          <draw:text-box>
            <text:p>/</text:p>
          </draw:text-box>
        </draw:frame>
        <draw:custom-shape draw:style-name="gr66" draw:text-style-name="P1"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2cm" svg:y1="15.2cm" svg:x2="9.4cm" svg:y2="15.2cm">
          <text:p/>
        </draw:line>
        <draw:custom-shape draw:style-name="gr66" draw:text-style-name="P1"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1" draw:layer="layout" svg:x1="4.799cm" svg:y1="17.094cm" svg:x2="9.049cm" svg:y2="14.92cm">
          <text:p/>
        </draw:line>
        <draw:custom-shape draw:style-name="gr98" draw:text-style-name="P1"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2cm" svg:y1="17.5cm" svg:x2="14.1cm" svg:y2="18cm">
          <text:p/>
        </draw:line>
        <draw:custom-shape draw:style-name="gr98" draw:text-style-name="P1"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3.182cm" svg:y1="17.918cm" svg:x2="2.8cm" svg:y2="18.2cm">
          <text:p/>
        </draw:line>
        <draw:line draw:style-name="gr104" draw:text-style-name="P1" draw:layer="layout" svg:x1="3.7cm" svg:y1="17.5cm" svg:x2="3.3cm" svg:y2="18cm">
          <text:p/>
        </draw:line>
        <draw:line draw:style-name="gr105" draw:text-style-name="P1" draw:layer="layout" svg:x1="3.276cm" svg:y1="18.044cm" svg:x2="2.876cm" svg:y2="18.344cm">
          <text:p/>
        </draw:line>
        <draw:custom-shape draw:style-name="gr98" draw:text-style-name="P1"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8" draw:layer="layout" svg:width="1.399cm" svg:height="0.729cm" svg:x="4.2cm" svg:y="15.67cm">
          <draw:text-box>
            <text:p><text:span text:style-name="T17">пруд</text:span></text:p>
          </draw:text-box>
        </draw:frame>
        <draw:frame draw:style-name="gr99" draw:layer="layout" svg:width="0.621cm" svg:height="0.729cm" svg:x="3.979cm" svg:y="15.67cm">
          <draw:text-box>
            <text:p>/</text:p>
          </draw:text-box>
        </draw:frame>
        <draw:custom-shape draw:style-name="gr98" draw:text-style-name="P1"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4.099cm" svg:y1="17.099cm" svg:x2="14.999cm" svg:y2="17.299cm">
          <text:p/>
        </draw:line>
        <draw:custom-shape draw:style-name="gr98" draw:text-style-name="P1"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1" draw:layer="layout" svg:x1="10.001cm" svg:y1="10.002cm" svg:x2="13.901cm" svg:y2="11.902cm">
          <text:p/>
        </draw:line>
        <draw:custom-shape draw:style-name="gr77" draw:text-style-name="P1"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01cm" svg:y1="10.002cm" svg:x2="4.801cm" svg:y2="11.902cm">
          <text:p/>
        </draw:line>
        <draw:custom-shape draw:style-name="gr77" draw:text-style-name="P1"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849cm" svg:y1="13.221cm" svg:x2="4.6cm" svg:y2="13.1cm">
          <text:p/>
        </draw:line>
        <draw:frame draw:style-name="gr106" draw:text-style-name="P19" draw:layer="layout" svg:width="1.696cm" svg:height="0.729cm" svg:x="3.145cm" svg:y="10.272cm">
          <draw:text-box>
            <text:p><text:span text:style-name="T18">рыбак</text:span></text:p>
          </draw:text-box>
        </draw:frame>
        <draw:frame draw:style-name="gr84" draw:text-style-name="P21" draw:layer="layout" svg:width="1.717cm" svg:height="0.729cm" svg:x="13.753cm" svg:y="10.202cm">
          <draw:text-box>
            <text:p><text:span text:style-name="T20">рыбка</text:span></text:p>
          </draw:text-box>
        </draw:frame>
        <draw:line draw:style-name="gr95" draw:text-style-name="P1" draw:layer="layout" svg:x1="4.901cm" svg:y1="12.002cm" svg:x2="9.1cm" svg:y2="9.893cm">
          <text:p/>
        </draw:line>
        <draw:line draw:style-name="gr96" draw:text-style-name="P1" draw:layer="layout" svg:x1="14.001cm" svg:y1="12.102cm" svg:x2="9.457cm" svg:y2="9.886cm">
          <text:p/>
        </draw:line>
        <draw:custom-shape draw:style-name="gr65" draw:text-style-name="P1"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4.001cm" svg:y1="12.202cm" svg:x2="14.001cm" svg:y2="12.202cm">
          <text:p/>
        </draw:line>
        <draw:custom-shape draw:style-name="gr64" draw:text-style-name="P1"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01cm" svg:y1="12.202cm" svg:x2="4.801cm" svg:y2="11.802cm">
          <text:p/>
        </draw:line>
        <draw:line draw:style-name="gr96" draw:text-style-name="P1" draw:layer="layout" svg:x1="4.801cm" svg:y1="12.002cm" svg:x2="4.401cm" svg:y2="12.702cm">
          <text:p/>
        </draw:line>
        <draw:custom-shape draw:style-name="gr65" draw:text-style-name="P1"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3cm" svg:y1="9.902cm" svg:x2="9.401cm" svg:y2="9.902cm">
          <text:p/>
        </draw:line>
        <draw:line draw:style-name="gr95" draw:text-style-name="P1" draw:layer="layout" svg:x1="4.8cm" svg:y1="11.796cm" svg:x2="9.05cm" svg:y2="9.622cm">
          <text:p/>
        </draw:line>
        <draw:custom-shape draw:style-name="gr98" draw:text-style-name="P1"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2cm" svg:x2="14.101cm" svg:y2="12.702cm">
          <text:p/>
        </draw:line>
        <draw:custom-shape draw:style-name="gr98" draw:text-style-name="P1"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21" draw:layer="layout" svg:width="1.717cm" svg:height="0.729cm" svg:x="13.753cm" svg:y="10.201cm">
          <draw:text-box>
            <text:p><text:span text:style-name="T20">рыбка</text:span></text:p>
          </draw:text-box>
        </draw:frame>
        <draw:line draw:style-name="gr100" draw:text-style-name="P1" draw:layer="layout" svg:x1="14.001cm" svg:y1="12.201cm" svg:x2="14.001cm" svg:y2="12.201cm">
          <text:p/>
        </draw:line>
        <draw:custom-shape draw:style-name="gr64" draw:text-style-name="P1"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1cm" svg:x2="14.101cm" svg:y2="12.701cm">
          <text:p/>
        </draw:line>
        <draw:custom-shape draw:style-name="gr98" draw:text-style-name="P1"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3.7cm" svg:y1="4.5cm" svg:x2="15.4cm" svg:y2="5.9cm">
          <text:p/>
        </draw:line>
        <draw:line draw:style-name="gr109" draw:text-style-name="P1" draw:layer="layout" svg:x1="11.4cm" svg:y1="2cm" svg:x2="13cm" svg:y2="4.1cm">
          <text:p/>
        </draw:line>
        <draw:line draw:style-name="gr109" draw:text-style-name="P1" draw:layer="layout" svg:x1="6.9cm" svg:y1="4.1cm" svg:x2="9.401cm" svg:y2="3.817cm">
          <text:p/>
        </draw:line>
        <draw:line draw:style-name="gr110" draw:text-style-name="P1" draw:layer="layout" svg:x1="3.7cm" svg:y1="6cm" svg:x2="6cm" svg:y2="4.4cm">
          <text:p/>
        </draw:line>
        <draw:custom-shape draw:style-name="gr107" draw:text-style-name="P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0.301cm" svg:y1="3.817cm" svg:x2="12.901cm" svg:y2="4.217cm">
          <text:p/>
        </draw:line>
        <draw:line draw:style-name="gr111" draw:text-style-name="P1" draw:layer="layout" svg:x1="15.3cm" svg:y1="6.5cm" svg:x2="3.9cm" svg:y2="6.5cm">
          <text:p/>
        </draw:line>
        <draw:line draw:style-name="gr112" draw:text-style-name="P1" draw:layer="layout" svg:x1="13cm" svg:y1="4.824cm" svg:x2="3.901cm" svg:y2="6.399cm">
          <text:p/>
        </draw:line>
        <draw:line draw:style-name="gr112" draw:text-style-name="P1" draw:layer="layout" svg:x1="9.5cm" svg:y1="4.2cm" svg:x2="3.879cm" svg:y2="6.289cm">
          <text:p/>
        </draw:line>
        <draw:line draw:style-name="gr113" draw:text-style-name="P1" draw:layer="layout" svg:x1="6.1cm" svg:y1="4.5cm" svg:x2="3.809cm" svg:y2="6.071cm">
          <text:p/>
        </draw:line>
        <draw:line draw:style-name="gr113" draw:text-style-name="P1" draw:layer="layout" svg:x1="9.4cm" svg:y1="4cm" svg:x2="6.893cm" svg:y2="4.238cm">
          <text:p/>
        </draw:line>
        <draw:line draw:style-name="gr113" draw:text-style-name="P1" draw:layer="layout" svg:x1="12.8cm" svg:y1="4.4cm" svg:x2="10.3cm" svg:y2="4cm">
          <text:p/>
        </draw:line>
        <draw:line draw:style-name="gr113" draw:text-style-name="P1" draw:layer="layout" svg:x1="15.3cm" svg:y1="6cm" svg:x2="13.639cm" svg:y2="4.616cm">
          <text:p/>
        </draw:line>
        <draw:custom-shape draw:style-name="gr77" draw:text-style-name="P1"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9cm" svg:x2="15.212cm" svg:y2="13.519cm">
          <text:p/>
        </draw:line>
        <draw:custom-shape draw:style-name="gr98" draw:text-style-name="P1"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8cm" svg:x2="15.212cm" svg:y2="13.518cm">
          <text:p/>
        </draw:line>
        <draw:line draw:style-name="gr80" draw:text-style-name="P1" draw:layer="layout" svg:x1="14.8cm" svg:y1="13.4cm" svg:x2="14.509cm" svg:y2="13.255cm">
          <text:p/>
        </draw:line>
        <draw:custom-shape draw:style-name="gr98" draw:text-style-name="P1"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7.482cm" svg:y1="16.652cm" svg:x2="7.8cm" svg:y2="16.652cm">
          <text:p/>
        </draw:line>
        <draw:custom-shape draw:style-name="gr98" draw:text-style-name="P1"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cm" svg:y1="16.4cm" svg:x2="4.4cm" svg:y2="14.184cm">
          <text:p/>
        </draw:line>
        <draw:custom-shape draw:style-name="gr65" draw:text-style-name="P1"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5.1cm" svg:y1="13.5cm" svg:x2="12.2cm" svg:y2="16.4cm">
          <text:p/>
        </draw:line>
        <draw:line draw:style-name="gr80" draw:text-style-name="P1" draw:layer="layout" svg:x1="4.191cm" svg:y1="13.4cm" svg:x2="4.1cm" svg:y2="13.7cm">
          <text:p/>
        </draw:line>
        <draw:custom-shape draw:style-name="gr98" draw:text-style-name="P1"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1.382cm" svg:y1="16.652cm" svg:x2="11.7cm" svg:y2="16.652cm">
          <text:p/>
        </draw:line>
        <draw:custom-shape draw:style-name="gr98" draw:text-style-name="P1"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16.4cm" svg:x2="8.4cm" svg:y2="16.3cm">
          <text:p/>
        </draw:line>
        <draw:custom-shape draw:style-name="gr66" draw:text-style-name="P1"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344cm" svg:y1="21.378cm" svg:x2="4.888cm" svg:y2="22.7cm">
          <text:p/>
        </draw:line>
        <draw:line draw:style-name="gr96" draw:text-style-name="P1" draw:layer="layout" svg:x1="11.4cm" svg:y1="21.4cm" svg:x2="13.344cm" svg:y2="22.8cm">
          <text:p/>
        </draw:line>
        <draw:line draw:style-name="gr96" draw:text-style-name="P1" draw:layer="layout" svg:x1="12.4cm" svg:y1="24.6cm" svg:x2="5.79cm" svg:y2="24.66cm">
          <text:p/>
        </draw:line>
        <draw:custom-shape draw:style-name="gr115" draw:text-style-name="P1"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4.6cm" svg:y1="23.9cm" svg:x2="4.3cm" svg:y2="23.7cm">
          <text:p/>
        </draw:line>
        <draw:line draw:style-name="gr96" draw:text-style-name="P1" draw:layer="layout" svg:x1="4.5cm" svg:y1="23cm" svg:x2="4.2cm" svg:y2="23.3cm">
          <text:p/>
        </draw:line>
        <draw:line draw:style-name="gr96" draw:text-style-name="P1" draw:layer="layout" svg:x1="4.3cm" svg:y1="24.4cm" svg:x2="4.6cm" svg:y2="24.2cm">
          <text:p/>
        </draw:line>
        <draw:line draw:style-name="gr96" draw:text-style-name="P1" draw:layer="layout" svg:x1="5.3cm" svg:y1="24.7cm" svg:x2="4.302cm" svg:y2="24.503cm">
          <text:p/>
        </draw:line>
        <draw:line draw:style-name="gr96" draw:text-style-name="P1" draw:layer="layout" svg:x1="8.2cm" svg:y1="21cm" svg:x2="7.8cm" svg:y2="21.2cm">
          <text:p/>
        </draw:line>
        <draw:line draw:style-name="gr96" draw:text-style-name="P1" draw:layer="layout" svg:x1="13.8cm" svg:y1="23.1cm" svg:x2="14.1cm" svg:y2="23.3cm">
          <text:p/>
        </draw:line>
        <draw:custom-shape draw:style-name="gr78" draw:text-style-name="P1"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6cm" svg:y1="21cm" svg:x2="10.9cm" svg:y2="21.2cm">
          <text:p/>
        </draw:line>
        <draw:line draw:style-name="gr117" draw:text-style-name="P1" draw:layer="layout" svg:x1="9.9cm" svg:y1="19.9cm" svg:x2="10.2cm" svg:y2="20.5cm">
          <text:p/>
        </draw:line>
        <draw:line draw:style-name="gr117" draw:text-style-name="P1" draw:layer="layout" svg:x1="9.878cm" svg:y1="21.456cm" svg:x2="9.5cm" svg:y2="20.5cm">
          <text:p/>
        </draw:line>
        <draw:line draw:style-name="gr96" draw:text-style-name="P1" draw:layer="layout" svg:x1="14.1cm" svg:y1="24.6cm" svg:x2="12.9cm" svg:y2="24.603cm">
          <text:p/>
        </draw:line>
        <draw:line draw:style-name="gr96" draw:text-style-name="P1" draw:layer="layout" svg:x1="13.8cm" svg:y1="23.9cm" svg:x2="14.002cm" svg:y2="23.603cm">
          <text:p/>
        </draw:line>
        <draw:line draw:style-name="gr96" draw:text-style-name="P1" draw:layer="layout" svg:x1="14.2cm" svg:y1="24.2cm" svg:x2="13.905cm" svg:y2="24.005cm">
          <text:p/>
        </draw:line>
        <draw:custom-shape draw:style-name="gr116" draw:text-style-name="P1"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1.4cm" svg:x2="10.134cm" svg:y2="21.171cm">
          <text:p/>
        </draw:line>
        <draw:line draw:style-name="gr96" draw:text-style-name="P1" draw:layer="layout" svg:x1="8.9cm" svg:y1="21cm" svg:x2="9.74cm" svg:y2="21.473cm">
          <text:p/>
        </draw:line>
        <draw:custom-shape draw:style-name="gr78" draw:text-style-name="P1"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5.3cm" svg:y1="24.2cm" svg:x2="14.7cm" svg:y2="24.4cm">
          <text:p/>
        </draw:line>
        <draw:line draw:style-name="gr117" draw:text-style-name="P1" draw:layer="layout" svg:x1="14.7cm" svg:y1="23.6cm" svg:x2="15.279cm" svg:y2="23.804cm">
          <text:p/>
        </draw:line>
        <draw:custom-shape draw:style-name="gr116" draw:text-style-name="P1"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9.1cm" svg:y1="21.4cm" svg:x2="9.304cm" svg:y2="20.479cm">
          <text:p/>
        </draw:line>
        <draw:line draw:style-name="gr96" draw:text-style-name="P1" draw:layer="layout" svg:x1="8.8cm" svg:y1="21.5cm" svg:x2="8.694cm" svg:y2="21.185cm">
          <text:p/>
        </draw:line>
        <draw:line draw:style-name="gr96" draw:text-style-name="P1" draw:layer="layout" svg:x1="10cm" svg:y1="21.1cm" svg:x2="9.242cm" svg:y2="21.577cm">
          <text:p/>
        </draw:line>
        <draw:custom-shape draw:style-name="gr67" draw:text-style-name="P1"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6.244cm" svg:y1="27.322cm" svg:x2="5.944cm" svg:y2="27.122cm">
          <text:p/>
        </draw:line>
        <draw:custom-shape draw:style-name="gr78" draw:text-style-name="P1"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9cm" svg:y1="27.8cm" svg:x2="8.6cm" svg:y2="27.5cm">
          <text:p/>
        </draw:line>
        <draw:line draw:style-name="gr117" draw:text-style-name="P1" draw:layer="layout" svg:x1="7.9cm" svg:y1="26.498cm" svg:x2="8.2cm" svg:y2="27.098cm">
          <text:p/>
        </draw:line>
        <draw:line draw:style-name="gr117" draw:text-style-name="P1" draw:layer="layout" svg:x1="7.878cm" svg:y1="28.054cm" svg:x2="7.5cm" svg:y2="27.098cm">
          <text:p/>
        </draw:line>
        <draw:custom-shape draw:style-name="gr116" draw:text-style-name="P1"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cm" svg:y1="27.998cm" svg:x2="8.134cm" svg:y2="27.769cm">
          <text:p/>
        </draw:line>
        <draw:line draw:style-name="gr96" draw:text-style-name="P1" draw:layer="layout" svg:x1="6.9cm" svg:y1="27.598cm" svg:x2="7.74cm" svg:y2="28.071cm">
          <text:p/>
        </draw:line>
        <draw:custom-shape draw:style-name="gr116" draw:text-style-name="P1"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7.1cm" svg:y1="27.998cm" svg:x2="7.304cm" svg:y2="27.077cm">
          <text:p/>
        </draw:line>
        <draw:line draw:style-name="gr96" draw:text-style-name="P1" draw:layer="layout" svg:x1="6.8cm" svg:y1="28.098cm" svg:x2="6.694cm" svg:y2="27.783cm">
          <text:p/>
        </draw:line>
        <draw:line draw:style-name="gr96" draw:text-style-name="P1" draw:layer="layout" svg:x1="8cm" svg:y1="27.698cm" svg:x2="7.242cm" svg:y2="28.175cm">
          <text:p/>
        </draw:line>
        <draw:custom-shape draw:style-name="gr67" draw:text-style-name="P1"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27.598cm" svg:x2="10.5cm" svg:y2="27.798cm">
          <text:p/>
        </draw:line>
        <draw:custom-shape draw:style-name="gr78" draw:text-style-name="P1"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3cm" svg:y1="27.3cm" svg:x2="13.6cm" svg:y2="27cm">
          <text:p/>
        </draw:line>
        <draw:line draw:style-name="gr117" draw:text-style-name="P1" draw:layer="layout" svg:x1="12.6cm" svg:y1="26.498cm" svg:x2="12.9cm" svg:y2="27.098cm">
          <text:p/>
        </draw:line>
        <draw:custom-shape draw:style-name="gr116" draw:text-style-name="P1"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2.7cm" svg:y1="27.998cm" svg:x2="12.834cm" svg:y2="27.769cm">
          <text:p/>
        </draw:line>
        <draw:line draw:style-name="gr96" draw:text-style-name="P1" draw:layer="layout" svg:x1="11.6cm" svg:y1="27.598cm" svg:x2="12.44cm" svg:y2="28.071cm">
          <text:p/>
        </draw:line>
        <draw:custom-shape draw:style-name="gr116" draw:text-style-name="P1"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1.4cm" svg:y1="27.2cm" svg:x2="11.6cm" svg:y2="26.5cm">
          <text:p/>
        </draw:line>
        <draw:line draw:style-name="gr96" draw:text-style-name="P1" draw:layer="layout" svg:x1="11.5cm" svg:y1="28.098cm" svg:x2="11.394cm" svg:y2="27.783cm">
          <text:p/>
        </draw:line>
        <draw:line draw:style-name="gr96" draw:text-style-name="P1" draw:layer="layout" svg:x1="12.7cm" svg:y1="27.698cm" svg:x2="11.942cm" svg:y2="28.175cm">
          <text:p/>
        </draw:line>
        <draw:custom-shape draw:style-name="gr65" draw:text-style-name="P1"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7.9cm" svg:x2="9.4cm" svg:y2="27.9cm">
          <text:p/>
        </draw:line>
        <draw:custom-shape draw:style-name="gr66" draw:text-style-name="P1"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8cm" svg:y1="26.7cm" svg:x2="13.624cm" svg:y2="25.98cm">
          <text:p/>
        </draw:line>
        <draw:line draw:style-name="gr96" draw:text-style-name="P1" draw:layer="layout" svg:x1="5.5cm" svg:y1="26.9cm" svg:x2="4.824cm" svg:y2="26.281cm">
          <text:p/>
        </draw:line>
      </draw:page>
      <draw:page draw:name="page11" draw:style-name="dp1" draw:master-page-name="Default">
        <draw:custom-shape draw:style-name="gr69" draw:text-style-name="P1"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 draw:layer="layout" svg:x1="7.7cm" svg:y1="5cm" svg:x2="12.8cm" svg:y2="4.3cm">
          <text:p/>
        </draw:line>
        <draw:custom-shape draw:style-name="gr65" draw:text-style-name="P1"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5.348cm" svg:y1="6.58cm" svg:x2="6.5cm" svg:y2="7.3cm">
          <text:p/>
        </draw:line>
        <draw:custom-shape draw:style-name="gr67" draw:text-style-name="P1"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274cm" svg:y1="5.374cm" svg:x2="6.9cm" svg:y2="6.9cm">
          <text:p/>
        </draw:line>
        <draw:custom-shape draw:style-name="gr98" draw:text-style-name="P1"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53cm" svg:y1="4.901cm" svg:x2="5.9cm" svg:y2="4.8cm">
          <text:p/>
        </draw:line>
        <draw:line draw:style-name="gr118" draw:text-style-name="P1" draw:layer="layout" svg:x1="4.878cm" svg:y1="6.848cm" svg:x2="4.026cm" svg:y2="9.226cm">
          <text:p/>
        </draw:line>
        <draw:custom-shape draw:style-name="gr98" draw:text-style-name="P1"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49cm" svg:y1="5.175cm" svg:x2="5.174cm" svg:y2="6.3cm">
          <text:p/>
        </draw:line>
        <draw:custom-shape draw:style-name="gr67" draw:text-style-name="P1"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5.7cm" svg:y1="13.3cm" svg:x2="7.8cm" svg:y2="12.3cm">
          <text:p/>
        </draw:line>
        <draw:line draw:style-name="gr122" draw:text-style-name="P1" draw:layer="layout" svg:x1="8.244cm" svg:y1="12.222cm" svg:x2="10.444cm" svg:y2="12.222cm">
          <text:p/>
        </draw:line>
        <draw:custom-shape draw:style-name="gr51" draw:text-style-name="P1"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3cm" svg:y1="12.219cm" svg:x2="14.078cm" svg:y2="12.2cm">
          <text:p/>
        </draw:line>
        <draw:custom-shape draw:style-name="gr78" draw:text-style-name="P1"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6cm" svg:y1="14.324cm" svg:x2="10.446cm" svg:y2="14.324cm">
          <text:p/>
        </draw:line>
        <draw:custom-shape draw:style-name="gr51" draw:text-style-name="P1"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5cm" svg:y1="14.321cm" svg:x2="14.08cm" svg:y2="14.302cm">
          <text:p/>
        </draw:line>
        <draw:line draw:style-name="gr122" draw:text-style-name="P1" draw:layer="layout" svg:x1="5.701cm" svg:y1="14.001cm" svg:x2="7.8cm" svg:y2="14.4cm">
          <text:p/>
        </draw:line>
        <draw:custom-shape draw:style-name="gr115" draw:text-style-name="P1"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8cm" svg:y1="18.626cm" svg:x2="10.448cm" svg:y2="18.626cm">
          <text:p/>
        </draw:line>
        <draw:custom-shape draw:style-name="gr51" draw:text-style-name="P1"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8.623cm" svg:x2="14.082cm" svg:y2="18.604cm">
          <text:p/>
        </draw:line>
        <draw:line draw:style-name="gr122" draw:text-style-name="P1" draw:layer="layout" svg:x1="5.703cm" svg:y1="18.303cm" svg:x2="7.802cm" svg:y2="18.702cm">
          <text:p/>
        </draw:line>
        <draw:custom-shape draw:style-name="gr125" draw:text-style-name="P1"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cm" svg:y1="14.7cm" svg:x2="10.448cm" svg:y2="16.626cm">
          <text:p/>
        </draw:line>
        <draw:custom-shape draw:style-name="gr51" draw:text-style-name="P1"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6.623cm" svg:x2="14.082cm" svg:y2="16.604cm">
          <text:p/>
        </draw:line>
        <draw:custom-shape draw:style-name="gr126" draw:text-style-name="P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layer="layout" svg:width="1.848cm" svg:height="0.729cm" svg:x="4.3cm" svg:y="10.5cm">
          <draw:text-box>
            <text:p>Person</text:p>
          </draw:text-box>
        </draw:frame>
        <draw:frame draw:style-name="gr128" draw:layer="layout" svg:width="1.234cm" svg:height="0.729cm" svg:x="7.2cm" svg:y="10.5cm">
          <draw:text-box>
            <text:p>Key</text:p>
          </draw:text-box>
        </draw:frame>
        <draw:frame draw:style-name="gr129" draw:layer="layout" svg:width="1.895cm" svg:height="0.729cm" svg:x="9.9cm" svg:y="10.5cm">
          <draw:text-box>
            <text:p>BaseID</text:p>
          </draw:text-box>
        </draw:frame>
        <draw:line draw:style-name="gr122" draw:text-style-name="P1" draw:layer="layout" svg:x1="8.2cm" svg:y1="18.5cm" svg:x2="10.449cm" svg:y2="16.627cm">
          <text:p/>
        </draw:line>
        <draw:frame draw:style-name="gr130" draw:layer="layout" svg:width="2.06cm" svg:height="0.729cm" svg:x="11.801cm" svg:y="10.501cm">
          <draw:text-box>
            <text:p>Address</text:p>
          </draw:text-box>
        </draw:frame>
      </draw:page>
      <draw:page draw:name="page12" draw:style-name="dp1" draw:master-page-name="Default">
        <draw:frame draw:style-name="gr131" draw:layer="layout" svg:width="4.126cm" svg:height="0.729cm" svg:x="7.6cm" svg:y="11.2cm">
          <draw:text-box>
            <text:p>Доверие человека</text:p>
          </draw:text-box>
        </draw:frame>
        <draw:custom-shape draw:style-name="gr132" draw:text-style-name="P1"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11cm" svg:y1="13.929cm" svg:x2="10cm" svg:y2="15.129cm">
          <text:p text:style-name="P1"><text:span text:style-name="T22">0,6</text:span></text:p>
        </draw:line>
        <draw:line draw:style-name="gr136" draw:text-style-name="P23" draw:layer="layout" svg:x1="9.3cm" svg:y1="15.329cm" svg:x2="7.8cm" svg:y2="15.229cm">
          <text:p text:style-name="P1"><text:span text:style-name="T22">0,7</text:span></text:p>
        </draw:line>
        <draw:line draw:style-name="gr137" draw:text-style-name="P25" draw:layer="layout" svg:x1="10.7cm" svg:y1="17.229cm" svg:x2="9.86cm" svg:y2="15.784cm">
          <text:p text:style-name="P24"><text:span text:style-name="T23">0,8</text:span></text:p>
        </draw:line>
        <draw:custom-shape draw:style-name="gr65" draw:text-style-name="P1"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1"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23" draw:layer="layout" svg:x1="10.9cm" svg:y1="23.4cm" svg:x2="9.9cm" svg:y2="24.6cm">
          <text:p text:style-name="P1"><text:span text:style-name="T22">0,8</text:span></text:p>
        </draw:line>
        <draw:line draw:style-name="gr140" draw:text-style-name="P23" draw:layer="layout" svg:x1="10.7cm" svg:y1="26.6cm" svg:x2="9.9cm" svg:y2="25.2cm">
          <text:p text:style-name="P1"><text:span text:style-name="T22">0,9</text:span></text:p>
        </draw:line>
        <draw:line draw:style-name="gr141" draw:text-style-name="P23" draw:layer="layout" svg:x1="9.218cm" svg:y1="24.9cm" svg:x2="7.703cm" svg:y2="24.77cm">
          <text:p text:style-name="P1"><text:span text:style-name="T22">0,5</text:span></text:p>
        </draw:line>
        <draw:custom-shape draw:style-name="gr65" draw:text-style-name="P1"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layer="layout" svg:width="4.816cm" svg:height="0.729cm" svg:x="7.376cm" svg:y="20.3cm">
          <draw:text-box>
            <text:p>Доверие окружающих</text:p>
          </draw:text-box>
        </draw:frame>
        <draw:line draw:style-name="gr143" draw:text-style-name="P23" draw:layer="layout" svg:x1="12cm" svg:y1="25.1cm" svg:x2="10cm" svg:y2="24.9cm">
          <text:p text:style-name="P1">0,7</text:p>
        </draw:line>
        <draw:custom-shape draw:style-name="gr144" draw:text-style-name="P1"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1"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1"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26" draw:layer="layout" svg:width="2.61cm" svg:height="0.729cm" svg:x="7.9cm" svg:y="4.771cm">
          <draw:text-box>
            <text:p><text:span text:style-name="T24">заслужили</text:span></text:p>
          </draw:text-box>
        </draw:frame>
        <draw:frame draw:style-name="gr148" draw:text-style-name="P21" draw:layer="layout" svg:width="3.05cm" svg:height="0.729cm" svg:x="8.24cm" svg:y="8.571cm">
          <draw:text-box>
            <text:p><text:span text:style-name="T20">провинились</text:span></text:p>
          </draw:text-box>
        </draw:frame>
        <draw:frame draw:style-name="gr149" draw:layer="layout" svg:width="2.89cm" svg:height="0.729cm" svg:x="2.9cm" svg:y="5.5cm">
          <draw:text-box>
            <text:p>незнакомцы</text:p>
          </draw:text-box>
        </draw:frame>
        <draw:frame draw:style-name="gr149" draw:layer="layout" svg:width="2.89cm" svg:height="0.729cm" svg:x="13.427cm" svg:y="5.201cm">
          <draw:text-box>
            <text:p>незнакомцы</text:p>
          </draw:text-box>
        </draw:frame>
        <draw:custom-shape draw:style-name="gr150" draw:text-style-name="P1"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1"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1"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17"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1"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1"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1"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1" draw:layer="layout" svg:x1="4.9cm" svg:y1="23.1cm" svg:x2="4.2cm" svg:y2="23.7cm">
          <text:p text:style-name="P1">0,7</text:p>
        </draw:line>
        <draw:line draw:style-name="gr158" draw:text-style-name="P1" draw:layer="layout" svg:x1="4.9cm" svg:y1="24.9cm" svg:x2="4.2cm" svg:y2="25.5cm">
          <text:p text:style-name="P1">0,9</text:p>
        </draw:line>
        <draw:line draw:style-name="gr158" draw:text-style-name="P1" draw:layer="layout" svg:x1="4.9cm" svg:y1="26.7cm" svg:x2="4.2cm" svg:y2="27.3cm">
          <text:p text:style-name="P1">-0,3</text:p>
        </draw:line>
        <draw:line draw:style-name="gr159" draw:text-style-name="P1" draw:layer="layout" svg:x1="4.2cm" svg:y1="22.3cm" svg:x2="4.9cm" svg:y2="22.8cm">
          <text:p/>
        </draw:line>
        <draw:line draw:style-name="gr159" draw:text-style-name="P1" draw:layer="layout" svg:x1="4.1cm" svg:y1="24.1cm" svg:x2="4.8cm" svg:y2="24.6cm">
          <text:p/>
        </draw:line>
        <draw:line draw:style-name="gr159" draw:text-style-name="P1" draw:layer="layout" svg:x1="4.1cm" svg:y1="25.9cm" svg:x2="4.8cm" svg:y2="26.4cm">
          <text:p/>
        </draw:line>
        <draw:frame draw:style-name="gr160" draw:layer="layout" svg:width="2.818cm" svg:height="1.207cm" svg:x="6.074cm" svg:y="22.475cm">
          <draw:text-box>
            <text:p>1-й уровень</text:p>
            <text:p>(K1 = 1,0)</text:p>
          </draw:text-box>
        </draw:frame>
        <draw:frame draw:style-name="gr160" draw:layer="layout" svg:width="2.818cm" svg:height="1.207cm" svg:x="6.074cm" svg:y="24.276cm">
          <draw:text-box>
            <text:p>2-й уровень</text:p>
            <text:p>(K2 = 0,8)</text:p>
          </draw:text-box>
        </draw:frame>
        <draw:frame draw:style-name="gr161" draw:layer="layout" svg:width="0.786cm" svg:height="0.729cm" svg:x="2.9cm" svg:y="21.3cm">
          <draw:text-box>
            <text:p>А</text:p>
          </draw:text-box>
        </draw:frame>
        <draw:frame draw:style-name="gr161" draw:layer="layout" svg:width="0.786cm" svg:height="0.729cm" svg:x="2.814cm" svg:y="23cm">
          <draw:text-box>
            <text:p>B</text:p>
          </draw:text-box>
        </draw:frame>
        <draw:frame draw:style-name="gr161" draw:layer="layout" svg:width="0.786cm" svg:height="0.729cm" svg:x="2.725cm" svg:y="24.9cm">
          <draw:text-box>
            <text:p>C</text:p>
          </draw:text-box>
        </draw:frame>
        <draw:frame draw:style-name="gr161" draw:layer="layout" svg:width="0.786cm" svg:height="0.729cm" svg:x="2.689cm" svg:y="26.7cm">
          <draw:text-box>
            <text:p>D</text:p>
          </draw:text-box>
        </draw:frame>
        <draw:frame draw:style-name="gr162" draw:layer="layout" svg:width="4.117cm" svg:height="0.729cm" svg:x="10.8cm" svg:y="22.5cm">
          <draw:text-box>
            <text:p>Rab = K1*0,7 = 0,7</text:p>
          </draw:text-box>
        </draw:frame>
        <draw:frame draw:style-name="gr163" draw:layer="layout" svg:width="6.937cm" svg:height="0.729cm" svg:x="10.8cm" svg:y="23.5cm">
          <draw:text-box>
            <text:p>Rac = K1*0,8+K2*Tab*0,9 = 1,304</text:p>
          </draw:text-box>
        </draw:frame>
        <draw:frame draw:style-name="gr164" draw:layer="layout" svg:width="8.816cm" svg:height="0.729cm" svg:x="10.8cm" svg:y="24.501cm">
          <draw:text-box>
            <text:p>Rad = K2*Tab*0,4+K2*Tac*(-0,3) = -0,08896</text:p>
          </draw:text-box>
        </draw:frame>
        <draw:frame draw:style-name="gr165" draw:layer="layout" svg:width="3.618cm" svg:height="0.729cm" svg:x="7.4cm" svg:y="20.2cm">
          <draw:text-box>
            <text:p>Расчёт доверия</text:p>
          </draw:text-box>
        </draw:frame>
        <draw:custom-shape draw:style-name="gr73" draw:text-style-name="P1"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4cm" svg:y1="22.2cm" svg:x2="2.3cm" svg:y2="22.8cm">
          <text:p/>
        </draw:line>
        <draw:line draw:style-name="gr166" draw:text-style-name="P1" draw:layer="layout" svg:x1="2.3cm" svg:y1="23.1cm" svg:x2="3.6cm" svg:y2="25.3cm">
          <text:p text:style-name="P1">0,8</text:p>
        </draw:line>
        <draw:custom-shape draw:style-name="gr70" draw:text-style-name="P1"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5cm" svg:y1="24cm" svg:x2="2.4cm" svg:y2="24.8cm">
          <text:p/>
        </draw:line>
        <draw:line draw:style-name="gr166" draw:text-style-name="P1" draw:layer="layout" svg:x1="2.3cm" svg:y1="25.1cm" svg:x2="3.6cm" svg:y2="27.1cm">
          <text:p text:style-name="P1">0,4</text:p>
        </draw:line>
        <draw:custom-shape draw:style-name="gr77" draw:text-style-name="P1"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9.798cm" svg:y1="11.7cm" svg:x2="8.798cm" svg:y2="12.9cm">
          <text:p text:style-name="P1"><text:span text:style-name="T22">0,6</text:span></text:p>
        </draw:line>
        <draw:line draw:style-name="gr136" draw:text-style-name="P23" draw:layer="layout" svg:x1="8.098cm" svg:y1="13.1cm" svg:x2="6.598cm" svg:y2="13cm">
          <text:p text:style-name="P1"><text:span text:style-name="T22">0,7</text:span></text:p>
        </draw:line>
        <draw:line draw:style-name="gr137" draw:text-style-name="P25" draw:layer="layout" svg:x1="9.498cm" svg:y1="15cm" svg:x2="8.658cm" svg:y2="13.555cm">
          <text:p text:style-name="P24"><text:span text:style-name="T23">0,8</text:span></text:p>
        </draw:line>
        <draw:line draw:style-name="gr167" draw:text-style-name="P23" draw:layer="layout" svg:x1="12.098cm" svg:y1="9.5cm" svg:x2="10.398cm" svg:y2="11.1cm">
          <text:p text:style-name="P1"><text:span text:style-name="T22">0,8</text:span></text:p>
        </draw:line>
        <draw:line draw:style-name="gr168" draw:text-style-name="P23" draw:layer="layout" svg:x1="12.498cm" svg:y1="11.7cm" svg:x2="10.498cm" svg:y2="11.5cm">
          <text:p text:style-name="P1">0,7</text:p>
        </draw:line>
        <draw:line draw:style-name="gr140" draw:text-style-name="P23" draw:layer="layout" svg:x1="9.598cm" svg:y1="14.9cm" svg:x2="8.798cm" svg:y2="13.5cm">
          <text:p text:style-name="P1"><text:span text:style-name="T22">0,9</text:span></text:p>
        </draw:line>
        <draw:line draw:style-name="gr168" draw:text-style-name="P23" draw:layer="layout" svg:x1="13.198cm" svg:y1="15.5cm" svg:x2="10.068cm" svg:y2="15.37cm">
          <text:p text:style-name="P1"><text:span text:style-name="T22">0,4</text:span></text:p>
        </draw:line>
        <draw:line draw:style-name="gr169" draw:text-style-name="P23" draw:layer="layout" svg:x1="5.8cm" svg:y1="13.102cm" svg:x2="4.598cm" svg:y2="13.2cm">
          <text:p text:style-name="P1"><text:span text:style-name="T22">0,8</text:span></text:p>
        </draw:line>
        <draw:line draw:style-name="gr141" draw:text-style-name="P23" draw:layer="layout" svg:x1="8.116cm" svg:y1="13.3cm" svg:x2="6.601cm" svg:y2="13.17cm">
          <text:p text:style-name="P1"><text:span text:style-name="T22">0,5</text:span></text:p>
        </draw:line>
        <draw:custom-shape draw:style-name="gr170" draw:text-style-name="P1"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1"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1"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23" draw:layer="layout" svg:x1="13.598cm" svg:y1="15.1cm" svg:x2="12.998cm" svg:y2="12.1cm">
          <text:p text:style-name="P1"><text:span text:style-name="T22">0,3</text:span></text:p>
        </draw:line>
        <draw:custom-shape draw:style-name="gr65" draw:text-style-name="P1"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layer="layout" svg:width="5.904cm" svg:height="0.729cm" svg:x="6.8cm" svg:y="5.7cm">
          <draw:text-box>
            <text:p>Косвенные уровни доверия</text:p>
          </draw:text-box>
        </draw:frame>
      </draw:page>
      <draw:page draw:name="page14" draw:style-name="dp1" draw:master-page-name="Default">
        <draw:frame draw:style-name="gr172" draw:text-style-name="P27" draw:layer="layout" svg:width="6.543cm" svg:height="0.729cm" svg:x="6.567cm" svg:y="2.2cm">
          <draw:text-box>
            <text:p><text:span text:style-name="T13">Почемучка (Q) и ответчик (A)</text:span></text:p>
          </draw:text-box>
        </draw:frame>
        <draw:custom-shape draw:style-name="gr62" draw:text-style-name="P17"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17"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17" draw:layer="layout" svg:width="4.4cm" svg:height="0.649cm" svg:x="7cm" svg:y="4.898cm">
          <draw:text-box>
            <text:p text:style-name="P1"><text:span text:style-name="T16">ECC_Query_Rel</text:span></text:p>
          </draw:text-box>
        </draw:frame>
        <draw:line draw:style-name="gr14" draw:text-style-name="P1" draw:layer="layout" svg:x1="7.2cm" svg:y1="5.6cm" svg:x2="10.6cm" svg:y2="5.6cm">
          <text:p/>
        </draw:line>
        <draw:frame draw:style-name="gr174" draw:text-style-name="P28" draw:layer="layout" svg:width="4.3cm" svg:height="1.037cm" svg:x="7.7cm" svg:y="6.4cm">
          <draw:text-box>
            <text:p text:style-name="P1"><text:span text:style-name="T25">ECC_News_Panhash</text:span></text:p>
          </draw:text-box>
        </draw:frame>
        <draw:line draw:style-name="gr175" draw:text-style-name="P1" draw:layer="layout" svg:x1="8.398cm" svg:y1="7.5cm" svg:x2="11.798cm" svg:y2="7.5cm">
          <text:p/>
        </draw:line>
        <draw:custom-shape draw:style-name="gr176" draw:text-style-name="P17"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17" draw:layer="layout" svg:width="4.301cm" svg:height="0.649cm" svg:x="6.999cm" svg:y="8.667cm">
          <draw:text-box>
            <text:p text:style-name="P1"><text:span text:style-name="T16">ECC_Query_Record</text:span></text:p>
          </draw:text-box>
        </draw:frame>
        <draw:line draw:style-name="gr14" draw:text-style-name="P1" draw:layer="layout" svg:x1="7.199cm" svg:y1="9.499cm" svg:x2="10.599cm" svg:y2="9.499cm">
          <text:p/>
        </draw:line>
        <draw:custom-shape draw:style-name="gr62" draw:text-style-name="P17"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28" draw:layer="layout" svg:width="3.8cm" svg:height="0.649cm" svg:x="8.2cm" svg:y="10.988cm">
          <draw:text-box>
            <text:p text:style-name="P1"><text:span text:style-name="T25">EC_News_Record</text:span></text:p>
          </draw:text-box>
        </draw:frame>
        <draw:line draw:style-name="gr175" draw:text-style-name="P1" draw:layer="layout" svg:x1="8.398cm" svg:y1="11.8cm" svg:x2="11.798cm" svg:y2="11.8cm">
          <text:p/>
        </draw:line>
        <draw:custom-shape draw:style-name="gr176" draw:text-style-name="P17"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17" draw:layer="layout" svg:width="3.7cm" svg:height="0.649cm" svg:x="6.998cm" svg:y="13.196cm">
          <draw:text-box>
            <text:p text:style-name="P1"><text:span text:style-name="T16">EC_Ok</text:span></text:p>
          </draw:text-box>
        </draw:frame>
        <draw:line draw:style-name="gr14" draw:text-style-name="P1" draw:layer="layout" svg:x1="7.198cm" svg:y1="13.898cm" svg:x2="10.598cm" svg:y2="13.898cm">
          <text:p/>
        </draw:line>
        <draw:custom-shape draw:style-name="gr62" draw:text-style-name="P17"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28" draw:layer="layout" svg:width="3.8cm" svg:height="0.649cm" svg:x="8.2cm" svg:y="14.987cm">
          <draw:text-box>
            <text:p text:style-name="P1"><text:span text:style-name="T25">EC_Ok</text:span></text:p>
          </draw:text-box>
        </draw:frame>
        <draw:line draw:style-name="gr175" draw:text-style-name="P1" draw:layer="layout" svg:x1="8.398cm" svg:y1="15.799cm" svg:x2="11.798cm" svg:y2="15.799cm">
          <text:p/>
        </draw:line>
        <draw:custom-shape draw:style-name="gr176" draw:text-style-name="P17"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3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3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1"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30"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1"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1"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1"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1"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1"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30"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29"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29"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1"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1" draw:layer="layout" svg:x1="8.9cm" svg:y1="5.9cm" svg:x2="8.9cm" svg:y2="8.7cm">
          <text:p/>
        </draw:line>
        <draw:line draw:style-name="gr4" draw:text-style-name="P1" draw:layer="layout" svg:x1="8.9cm" svg:y1="8.7cm" svg:x2="9.7cm" svg:y2="8.7cm">
          <text:p/>
        </draw:line>
        <draw:line draw:style-name="gr4" draw:text-style-name="P1" draw:layer="layout" svg:x1="8.9cm" svg:y1="7cm" svg:x2="9.7cm" svg:y2="7cm">
          <text:p/>
        </draw:line>
        <draw:line draw:style-name="gr4" draw:text-style-name="P1" draw:layer="layout" svg:x1="8.8cm" svg:y1="11.5cm" svg:x2="8.8cm" svg:y2="12.9cm">
          <text:p/>
        </draw:line>
        <draw:line draw:style-name="gr4" draw:text-style-name="P1" draw:layer="layout" svg:x1="9.7cm" svg:y1="12.9cm" svg:x2="8.8cm" svg:y2="12.9cm">
          <text:p/>
        </draw:line>
        <draw:line draw:style-name="gr4" draw:text-style-name="P1" draw:layer="layout" svg:x1="11.4cm" svg:y1="18.5cm" svg:x2="11.4cm" svg:y2="19.9cm">
          <text:p/>
        </draw:line>
        <draw:line draw:style-name="gr4" draw:text-style-name="P1" draw:layer="layout" svg:x1="12.2cm" svg:y1="19.9cm" svg:x2="11.4cm" svg:y2="19.9cm">
          <text:p/>
        </draw:line>
        <draw:line draw:style-name="gr4" draw:text-style-name="P1" draw:layer="layout" svg:x1="11.4cm" svg:y1="22.6cm" svg:x2="11.4cm" svg:y2="23.9cm">
          <text:p/>
        </draw:line>
        <draw:line draw:style-name="gr4" draw:text-style-name="P1" draw:layer="layout" svg:x1="11.4cm" svg:y1="23.9cm" svg:x2="12.2cm" svg:y2="23.9cm">
          <text:p/>
        </draw:line>
        <draw:line draw:style-name="gr4" draw:text-style-name="P1" draw:layer="layout" svg:x1="15.1cm" svg:y1="26.2cm" svg:x2="15.8cm" svg:y2="26.2cm">
          <text:p/>
        </draw:line>
        <draw:custom-shape draw:style-name="gr33" draw:text-style-name="P1"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1" draw:layer="layout" svg:x1="11.499cm" svg:y1="26.199cm" svg:x2="12.199cm" svg:y2="26.199cm">
          <text:p/>
        </draw:line>
        <draw:custom-shape draw:style-name="gr33" draw:text-style-name="P1"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1" draw:layer="layout" svg:x1="3.398cm" svg:y1="25.598cm" svg:x2="4.998cm" svg:y2="25.998cm">
          <text:p/>
        </draw:line>
        <draw:line draw:style-name="gr4" draw:text-style-name="P1" draw:layer="layout" svg:x1="3.398cm" svg:y1="26.098cm" svg:x2="4.998cm" svg:y2="26.298cm">
          <text:p/>
        </draw:line>
        <draw:line draw:style-name="gr4" draw:text-style-name="P1" draw:layer="layout" svg:x1="7.898cm" svg:y1="26.198cm" svg:x2="8.598cm" svg:y2="26.198cm">
          <text:p/>
        </draw:line>
        <draw:line draw:style-name="gr4" draw:text-style-name="P1" draw:layer="layout" svg:x1="4.5cm" svg:y1="5.4cm" svg:x2="5.3cm" svg:y2="5.4cm">
          <text:p/>
        </draw:line>
        <draw:line draw:style-name="gr4" draw:text-style-name="P1" draw:layer="layout" svg:x1="7.1cm" svg:y1="5.4cm" svg:x2="7.9cm" svg:y2="5.4cm">
          <text:p/>
        </draw:line>
        <draw:line draw:style-name="gr4" draw:text-style-name="P1" draw:layer="layout" svg:x1="13.7cm" svg:y1="8.7cm" svg:x2="14.4cm" svg:y2="8.7cm">
          <text:p/>
        </draw:line>
        <draw:line draw:style-name="gr4" draw:text-style-name="P1" draw:layer="layout" svg:x1="4.5cm" svg:y1="11.1cm" svg:x2="5.3cm" svg:y2="11.1cm">
          <text:p/>
        </draw:line>
        <draw:line draw:style-name="gr4" draw:text-style-name="P1" draw:layer="layout" svg:x1="7.1cm" svg:y1="11.1cm" svg:x2="7.9cm" svg:y2="11.1cm">
          <text:p/>
        </draw:line>
        <draw:line draw:style-name="gr4" draw:text-style-name="P1" draw:layer="layout" svg:x1="13.7cm" svg:y1="12.9cm" svg:x2="14.4cm" svg:y2="12.9cm">
          <text:p/>
        </draw:line>
        <draw:line draw:style-name="gr4" draw:text-style-name="P1" draw:layer="layout" svg:x1="5.3cm" svg:y1="18.1cm" svg:x2="6cm" svg:y2="18.1cm">
          <text:p/>
        </draw:line>
        <draw:line draw:style-name="gr4" draw:text-style-name="P1" draw:layer="layout" svg:x1="10cm" svg:y1="18.1cm" svg:x2="10.7cm" svg:y2="18.1cm">
          <text:p/>
        </draw:line>
        <draw:line draw:style-name="gr4" draw:text-style-name="P1" draw:layer="layout" svg:x1="5.3cm" svg:y1="22.2cm" svg:x2="6cm" svg:y2="22.2cm">
          <text:p/>
        </draw:line>
        <draw:line draw:style-name="gr4" draw:text-style-name="P1" draw:layer="layout" svg:x1="10cm" svg:y1="22.2cm" svg:x2="10.7cm" svg:y2="22.2cm">
          <text:p/>
        </draw:line>
        <draw:frame draw:style-name="gr179" draw:text-style-name="P31"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5.8cm">
          <text:p text:style-name="P1">ES_IpCheck</text:p>
          <draw:enhanced-geometry svg:viewBox="0 0 21600 21600" draw:type="rectangle" draw:enhanced-path="M 0 0 L 21600 0 21600 21600 0 21600 0 0 Z N"/>
        </draw:custom-shape>
        <draw:custom-shape draw:style-name="gr19" draw:text-style-name="P1" draw:layer="layout" svg:width="3.801cm" svg:height="0.9cm" svg:x="3.799cm" svg:y="4.6cm">
          <text:p text:style-name="P1">ES_IpCheck</text:p>
          <draw:enhanced-geometry svg:viewBox="0 0 21600 21600" draw:type="rectangle" draw:enhanced-path="M 0 0 L 21600 0 21600 21600 0 21600 0 0 Z N"/>
        </draw:custom-shape>
        <draw:frame draw:style-name="gr180" draw:text-style-name="P32" draw:layer="layout" svg:width="4.325cm" svg:height="0.763cm" svg:x="3.6cm" svg:y="2.9cm">
          <draw:text-box>
            <text:p><text:span text:style-name="T27">Стадии охотника</text:span></text:p>
          </draw:text-box>
        </draw:frame>
        <draw:frame draw:style-name="gr181" draw:text-style-name="P32"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599cm" svg:y="6.999cm">
          <text:p text:style-name="P1">ES_Protocol</text:p>
          <draw:enhanced-geometry svg:viewBox="0 0 21600 21600" draw:type="rectangle" draw:enhanced-path="M 0 0 L 21600 0 21600 21600 0 21600 0 0 Z N"/>
        </draw:custom-shape>
        <draw:custom-shape draw:style-name="gr19" draw:text-style-name="P1" draw:layer="layout" svg:width="3.801cm" svg:height="0.9cm" svg:x="3.798cm" svg:y="5.799cm">
          <text:p text:style-name="P1">ES_Protocol</text:p>
          <draw:enhanced-geometry svg:viewBox="0 0 21600 21600" draw:type="rectangle" draw:enhanced-path="M 0 0 L 21600 0 21600 21600 0 21600 0 0 Z N"/>
        </draw:custom-shape>
        <draw:custom-shape draw:style-name="gr182" draw:text-style-name="P33" draw:layer="layout" svg:width="4cm" svg:height="0.9cm" svg:x="12.599cm" svg:y="11.099cm">
          <text:p text:style-name="P1"><text:span text:style-name="T18">ES_Puzzle</text:span></text:p>
          <draw:enhanced-geometry svg:viewBox="0 0 21600 21600" draw:type="rectangle" draw:enhanced-path="M 0 0 L 21600 0 21600 21600 0 21600 0 0 Z N"/>
        </draw:custom-shape>
        <draw:custom-shape draw:style-name="gr19" draw:text-style-name="P1" draw:layer="layout" svg:width="3.801cm" svg:height="0.9cm" svg:x="3.798cm" svg:y="23.399cm">
          <text:p text:style-name="P1">ES_Sign</text:p>
          <draw:enhanced-geometry svg:viewBox="0 0 21600 21600" draw:type="rectangle" draw:enhanced-path="M 0 0 L 21600 0 21600 21600 0 21600 0 0 Z N"/>
        </draw:custom-shape>
        <draw:frame draw:style-name="gr183" draw:layer="layout" svg:width="3.106cm" svg:height="0.729cm" svg:x="8.6cm" svg:y="6cm">
          <draw:text-box>
            <text:p>подключение</text:p>
          </draw:text-box>
        </draw:frame>
        <draw:line draw:style-name="gr184" draw:text-style-name="P1" draw:layer="layout" svg:x1="8.5cm" svg:y1="6.8cm" svg:x2="11.9cm" svg:y2="6.8cm">
          <text:p/>
        </draw:line>
        <draw:frame draw:style-name="gr185" draw:text-style-name="P1" draw:layer="layout" svg:width="3.101cm" svg:height="0.729cm" svg:x="8.599cm" svg:y="7.098cm">
          <draw:text-box>
            <text:p text:style-name="P1">Auth_Hello</text:p>
          </draw:text-box>
        </draw:frame>
        <draw:line draw:style-name="gr14" draw:text-style-name="P1" draw:layer="layout" svg:x1="8.499cm" svg:y1="7.9cm" svg:x2="11.899cm" svg:y2="7.9cm">
          <text:p/>
        </draw:line>
        <draw:frame draw:style-name="gr186" draw:text-style-name="P33" draw:layer="layout" svg:width="3.6cm" svg:height="0.729cm" svg:x="8.4cm" svg:y="11.198cm">
          <draw:text-box>
            <text:p text:style-name="P1"><text:span text:style-name="T18">Auth_Puzzle</text:span></text:p>
          </draw:text-box>
        </draw:frame>
        <draw:line draw:style-name="gr187" draw:text-style-name="P1" draw:layer="layout" svg:x1="8.498cm" svg:y1="12cm" svg:x2="11.898cm" svg:y2="12cm">
          <text:p/>
        </draw:line>
        <draw:frame draw:style-name="gr188" draw:text-style-name="P33" draw:layer="layout" svg:width="4cm" svg:height="0.729cm" svg:x="8.2cm" svg:y="12.498cm">
          <draw:text-box>
            <text:p text:style-name="P1"><text:span text:style-name="T18">Auth_Answer(Sol)</text:span></text:p>
          </draw:text-box>
        </draw:frame>
        <draw:line draw:style-name="gr189" draw:text-style-name="P1" draw:layer="layout" svg:x1="8.498cm" svg:y1="13.3cm" svg:x2="11.898cm" svg:y2="13.3cm">
          <text:p/>
        </draw:line>
        <draw:custom-shape draw:style-name="gr182" draw:text-style-name="P33" draw:layer="layout" svg:width="4cm" svg:height="0.9cm" svg:x="12.6cm" svg:y="16.7cm">
          <text:p text:style-name="P1"><text:span text:style-name="T18">ES_Sign</text:span></text:p>
          <draw:enhanced-geometry svg:viewBox="0 0 21600 21600" draw:type="rectangle" draw:enhanced-path="M 0 0 L 21600 0 21600 21600 0 21600 0 0 Z N"/>
        </draw:custom-shape>
        <draw:custom-shape draw:style-name="gr31" draw:text-style-name="P1" draw:layer="layout" svg:width="4cm" svg:height="0.9cm" svg:x="12.599cm" svg:y="19.999cm">
          <text:p text:style-name="P1">ES_Greeting</text:p>
          <draw:enhanced-geometry svg:viewBox="0 0 21600 21600" draw:type="rectangle" draw:enhanced-path="M 0 0 L 21600 0 21600 21600 0 21600 0 0 Z N"/>
        </draw:custom-shape>
        <draw:custom-shape draw:style-name="gr31" draw:text-style-name="P1" draw:layer="layout" svg:width="4cm" svg:height="0.9cm" svg:x="12.399cm" svg:y="24.499cm">
          <text:p text:style-name="P1">ES_PreExchange</text:p>
          <draw:enhanced-geometry svg:viewBox="0 0 21600 21600" draw:mirror-horizontal="false" draw:mirror-vertical="false" draw:type="rectangle" draw:enhanced-path="M 0 0 L 21600 0 21600 21600 0 21600 0 0 Z N"/>
        </draw:custom-shape>
        <draw:frame draw:style-name="gr185" draw:text-style-name="P34" draw:layer="layout" svg:width="5.6cm" svg:height="0.729cm" svg:x="7.2cm" svg:y="15.798cm">
          <draw:text-box>
            <text:p text:style-name="P1"><text:span text:style-name="T28">Auth_Phrase(ph/nil)</text:span></text:p>
          </draw:text-box>
        </draw:frame>
        <draw:line draw:style-name="gr190" draw:text-style-name="P1" draw:layer="layout" svg:x1="8.498cm" svg:y1="16.6cm" svg:x2="11.898cm" svg:y2="16.6cm">
          <text:p/>
        </draw:line>
        <draw:frame draw:style-name="gr185" draw:text-style-name="P34" draw:layer="layout" svg:width="5cm" svg:height="0.729cm" svg:x="7.4cm" svg:y="16.998cm">
          <draw:text-box>
            <text:p text:style-name="P1"><text:span text:style-name="T28">Auth_Sign(s,bi,nil)</text:span></text:p>
          </draw:text-box>
        </draw:frame>
        <draw:line draw:style-name="gr191" draw:text-style-name="P1" draw:layer="layout" svg:x1="8.497cm" svg:y1="17.8cm" svg:x2="11.897cm" svg:y2="17.8cm">
          <text:p/>
        </draw:line>
        <draw:frame draw:style-name="gr185" draw:text-style-name="P1" draw:layer="layout" svg:width="3.9cm" svg:height="0.729cm" svg:x="8.3cm" svg:y="20.098cm">
          <draw:text-box>
            <text:p text:style-name="P1">Auth_Hello</text:p>
          </draw:text-box>
        </draw:frame>
        <draw:line draw:style-name="gr15" draw:text-style-name="P1" draw:layer="layout" svg:x1="8.498cm" svg:y1="20.9cm" svg:x2="11.898cm" svg:y2="20.9cm">
          <text:p/>
        </draw:line>
        <draw:frame draw:style-name="gr185" draw:text-style-name="P1" draw:layer="layout" svg:width="4.5cm" svg:height="0.729cm" svg:x="8cm" svg:y="23.598cm">
          <draw:text-box>
            <text:p text:style-name="P1">Auth_Phrase</text:p>
          </draw:text-box>
        </draw:frame>
        <draw:line draw:style-name="gr14" draw:text-style-name="P1" draw:layer="layout" svg:x1="8.496cm" svg:y1="24.4cm" svg:x2="11.896cm" svg:y2="24.4cm">
          <text:p/>
        </draw:line>
        <draw:frame draw:style-name="gr185" draw:text-style-name="P1" draw:layer="layout" svg:width="5.2cm" svg:height="0.729cm" svg:x="7.5cm" svg:y="24.598cm">
          <draw:text-box>
            <text:p text:style-name="P1">Auth_Sign(s,bi[,cip])</text:p>
          </draw:text-box>
        </draw:frame>
        <draw:line draw:style-name="gr15" draw:text-style-name="P1" draw:layer="layout" svg:x1="8.498cm" svg:y1="25.4cm" svg:x2="11.898cm" svg:y2="25.4cm">
          <text:p/>
        </draw:line>
        <draw:custom-shape draw:style-name="gr182" draw:text-style-name="P33" draw:layer="layout" svg:width="4cm" svg:height="0.9cm" svg:x="12.599cm" svg:y="17.999cm">
          <text:p text:style-name="P1"><text:span text:style-name="T18">ES_Captcha</text:span></text:p>
          <draw:enhanced-geometry svg:viewBox="0 0 21600 21600" draw:type="rectangle" draw:enhanced-path="M 0 0 L 21600 0 21600 21600 0 21600 0 0 Z N"/>
        </draw:custom-shape>
        <draw:frame draw:style-name="gr185" draw:text-style-name="P35" draw:layer="layout" svg:width="4cm" svg:height="0.729cm" svg:x="8.2cm" svg:y="18.098cm">
          <draw:text-box>
            <text:p text:style-name="P1"><text:span text:style-name="T29">Auth_Captcha</text:span></text:p>
          </draw:text-box>
        </draw:frame>
        <draw:line draw:style-name="gr187" draw:text-style-name="P1" draw:layer="layout" svg:x1="8.498cm" svg:y1="18.9cm" svg:x2="11.898cm" svg:y2="18.9cm">
          <text:p/>
        </draw:line>
        <draw:frame draw:style-name="gr188" draw:text-style-name="P35" draw:layer="layout" svg:width="4.4cm" svg:height="0.729cm" svg:x="8cm" svg:y="19.098cm">
          <draw:text-box>
            <text:p text:style-name="P1"><text:span text:style-name="T29">Auth_Answer(Cap)</text:span></text:p>
          </draw:text-box>
        </draw:frame>
        <draw:line draw:style-name="gr189" draw:text-style-name="P1" draw:layer="layout" svg:x1="8.497cm" svg:y1="19.9cm" svg:x2="11.897cm" svg:y2="19.9cm">
          <text:p/>
        </draw:line>
        <draw:custom-shape draw:style-name="gr19" draw:text-style-name="P1" draw:layer="layout" svg:width="3.801cm" svg:height="0.9cm" svg:x="3.797cm" svg:y="25.298cm">
          <text:p text:style-name="P1">ES_Exchange</text:p>
          <draw:enhanced-geometry svg:viewBox="0 0 21600 21600" draw:type="rectangle" draw:enhanced-path="M 0 0 L 21600 0 21600 21600 0 21600 0 0 Z N"/>
        </draw:custom-shape>
        <draw:frame draw:style-name="gr192" draw:text-style-name="P32" draw:layer="layout" svg:width="2.001cm" svg:height="0.763cm" svg:x="9.099cm" svg:y="3.7cm">
          <draw:text-box>
            <text:p><text:span text:style-name="T27">Обмен</text:span></text:p>
          </draw:text-box>
        </draw:frame>
        <draw:frame draw:style-name="gr193" draw:layer="layout" svg:width="6.408cm" svg:height="0.729cm" svg:x="7.1cm" svg:y="27.2cm">
          <draw:text-box>
            <text:p>Асинхронный обмен данными</text:p>
          </draw:text-box>
        </draw:frame>
        <draw:line draw:style-name="gr15" draw:text-style-name="P1" draw:layer="layout" svg:x1="8.498cm" svg:y1="27cm" svg:x2="11.898cm" svg:y2="27cm">
          <text:p/>
        </draw:line>
        <draw:line draw:style-name="gr14" draw:text-style-name="P1" draw:layer="layout" svg:x1="8.495cm" svg:y1="28.1cm" svg:x2="11.895cm" svg:y2="28.1cm">
          <text:p/>
        </draw:line>
        <draw:custom-shape draw:style-name="gr182" draw:text-style-name="P33" draw:layer="layout" svg:width="4cm" svg:height="0.9cm" svg:x="12.598cm" svg:y="13.298cm">
          <text:p text:style-name="P1"><text:span text:style-name="T18">ES_KeyRequest</text:span></text:p>
          <draw:enhanced-geometry svg:viewBox="0 0 21600 21600" draw:type="rectangle" draw:enhanced-path="M 0 0 L 21600 0 21600 21600 0 21600 0 0 Z N"/>
        </draw:custom-shape>
        <draw:frame draw:style-name="gr188" draw:text-style-name="P33" draw:layer="layout" svg:width="4.5cm" svg:height="0.729cm" svg:x="8cm" svg:y="13.498cm">
          <draw:text-box>
            <text:p text:style-name="P1"><text:span text:style-name="T18">Request(nil)</text:span></text:p>
          </draw:text-box>
        </draw:frame>
        <draw:line draw:style-name="gr187" draw:text-style-name="P1" draw:layer="layout" svg:x1="8.497cm" svg:y1="14.3cm" svg:x2="11.897cm" svg:y2="14.3cm">
          <text:p/>
        </draw:line>
        <draw:frame draw:style-name="gr188" draw:text-style-name="P35" draw:layer="layout" svg:width="3.101cm" svg:height="0.729cm" svg:x="8.597cm" svg:y="14.598cm">
          <draw:text-box>
            <text:p text:style-name="P1"><text:span text:style-name="T29">Record</text:span></text:p>
          </draw:text-box>
        </draw:frame>
        <draw:line draw:style-name="gr189" draw:text-style-name="P1" draw:layer="layout" svg:x1="8.497cm" svg:y1="15.4cm" svg:x2="11.897cm" svg:y2="15.4cm">
          <text:p/>
        </draw:line>
        <draw:custom-shape draw:style-name="gr182" draw:text-style-name="P33" draw:layer="layout" svg:width="4cm" svg:height="0.9cm" svg:x="12.597cm" svg:y="15.597cm">
          <text:p text:style-name="P1"><text:span text:style-name="T18">ES_Protocol</text:span></text:p>
          <draw:enhanced-geometry svg:viewBox="0 0 21600 21600" draw:type="rectangle" draw:enhanced-path="M 0 0 L 21600 0 21600 21600 0 21600 0 0 Z N"/>
        </draw:custom-shape>
        <draw:frame draw:style-name="gr194" draw:text-style-name="P35" draw:layer="layout" svg:width="4.6cm" svg:height="0.729cm" svg:x="8cm" svg:y="21.198cm">
          <draw:text-box>
            <text:p text:style-name="P1"><text:span text:style-name="T29">Request(nil)</text:span></text:p>
          </draw:text-box>
        </draw:frame>
        <draw:line draw:style-name="gr189" draw:text-style-name="P1" draw:layer="layout" svg:x1="8.499cm" svg:y1="22cm" svg:x2="11.899cm" svg:y2="22cm">
          <text:p/>
        </draw:line>
        <draw:frame draw:style-name="gr194" draw:text-style-name="P35" draw:layer="layout" svg:width="3.101cm" svg:height="0.729cm" svg:x="8.598cm" svg:y="22.198cm">
          <draw:text-box>
            <text:p text:style-name="P1"><text:span text:style-name="T29">Record</text:span></text:p>
          </draw:text-box>
        </draw:frame>
        <draw:line draw:style-name="gr187" draw:text-style-name="P1" draw:layer="layout" svg:x1="8.498cm" svg:y1="23cm" svg:x2="11.898cm" svg:y2="23cm">
          <text:p/>
        </draw:line>
        <draw:custom-shape draw:style-name="gr195" draw:text-style-name="P36" draw:layer="layout" svg:width="3.801cm" svg:height="0.9cm" svg:x="3.797cm" svg:y="22.098cm">
          <text:p text:style-name="P1"><text:span text:style-name="T30">ES_KeyRequest</text:span></text:p>
          <draw:enhanced-geometry svg:viewBox="0 0 21600 21600" draw:type="rectangle" draw:enhanced-path="M 0 0 L 21600 0 21600 21600 0 21600 0 0 Z N"/>
        </draw:custom-shape>
        <draw:frame draw:style-name="gr196" draw:text-style-name="P1" draw:layer="layout" svg:width="7.991cm" svg:height="0.729cm" svg:x="6.309cm" svg:y="1.7cm">
          <draw:text-box>
            <text:p text:style-name="P1">Стадии обмена охотника и слушателя</text:p>
          </draw:text-box>
        </draw:frame>
        <draw:frame draw:style-name="gr197" draw:text-style-name="P37" draw:layer="layout" svg:width="0.845cm" svg:height="0.886cm" svg:x="17.9cm" svg:y="16.2cm">
          <draw:text-box>
            <text:p><text:span text:style-name="T31">L</text:span></text:p>
          </draw:text-box>
        </draw:frame>
        <draw:frame draw:style-name="gr198" draw:text-style-name="P38" draw:layer="layout" svg:width="0.908cm" svg:height="0.886cm" svg:x="2.655cm" svg:y="16.1cm">
          <draw:text-box>
            <text:p><text:span text:style-name="T32">H</text:span></text:p>
          </draw:text-box>
        </draw:frame>
        <draw:frame draw:style-name="gr186" draw:text-style-name="P39" draw:layer="layout" svg:width="4.6cm" svg:height="0.729cm" svg:x="7.8cm" svg:y="8.228cm">
          <draw:text-box>
            <text:p text:style-name="P1"><text:span text:style-name="T17">Auth_Cipher(ph1)</text:span></text:p>
          </draw:text-box>
        </draw:frame>
        <draw:line draw:style-name="gr199" draw:text-style-name="P1" draw:layer="layout" svg:x1="8.498cm" svg:y1="9.03cm" svg:x2="11.898cm" svg:y2="9.03cm">
          <text:p/>
        </draw:line>
        <draw:frame draw:style-name="gr188" draw:text-style-name="P39" draw:layer="layout" svg:width="5.7cm" svg:height="0.729cm" svg:x="7.1cm" svg:y="9.198cm">
          <draw:text-box>
            <text:p text:style-name="P1"><text:span text:style-name="T17">Auth_Cipher(s1,ph2,bi1)</text:span></text:p>
          </draw:text-box>
        </draw:frame>
        <draw:line draw:style-name="gr200" draw:text-style-name="P1" draw:layer="layout" svg:x1="8.498cm" svg:y1="10cm" svg:x2="11.898cm" svg:y2="10cm">
          <text:p/>
        </draw:line>
        <draw:custom-shape draw:style-name="gr201" draw:text-style-name="P39" draw:layer="layout" svg:width="4cm" svg:height="0.9cm" svg:x="12.6cm" svg:y="8.1cm">
          <text:p text:style-name="P1"><text:span text:style-name="T17">ES_Cipher</text:span></text:p>
          <draw:enhanced-geometry svg:viewBox="0 0 21600 21600" draw:type="rectangle" draw:enhanced-path="M 0 0 L 21600 0 21600 21600 0 21600 0 0 Z N"/>
        </draw:custom-shape>
        <draw:frame draw:style-name="gr186" draw:text-style-name="P39" draw:layer="layout" svg:width="4.9cm" svg:height="0.729cm" svg:x="7.8cm" svg:y="10.148cm">
          <draw:text-box>
            <text:p text:style-name="P1"><text:span text:style-name="T17">Auth_Cipher(s2,bi2)</text:span></text:p>
          </draw:text-box>
        </draw:frame>
        <draw:line draw:style-name="gr199" draw:text-style-name="P1" draw:layer="layout" svg:x1="8.498cm" svg:y1="10.95cm" svg:x2="11.898cm" svg:y2="10.95cm">
          <text:p/>
        </draw:line>
        <draw:custom-shape draw:style-name="gr201" draw:text-style-name="P39" draw:layer="layout" svg:width="4cm" svg:height="0.9cm" svg:x="12.6cm" svg:y="9.2cm">
          <text:p text:style-name="P1"><text:span text:style-name="T17">ES_PreExchange</text:span></text:p>
          <draw:enhanced-geometry svg:viewBox="0 0 21600 21600" draw:type="rectangle" draw:enhanced-path="M 0 0 L 21600 0 21600 21600 0 21600 0 0 Z N"/>
        </draw:custom-shape>
        <draw:custom-shape draw:style-name="gr201" draw:text-style-name="P39" draw:layer="layout" svg:width="3.8cm" svg:height="0.9cm" svg:x="3.8cm" svg:y="8.2cm">
          <text:p text:style-name="P1"><text:span text:style-name="T17">ES_Cipher</text:span></text:p>
          <draw:enhanced-geometry svg:viewBox="0 0 21600 21600" draw:type="rectangle" draw:enhanced-path="M 0 0 L 21600 0 21600 21600 0 21600 0 0 Z N"/>
        </draw:custom-shape>
        <draw:custom-shape draw:style-name="gr201" draw:text-style-name="P39" draw:layer="layout" svg:width="3.8cm" svg:height="0.9cm" svg:x="3.8cm" svg:y="10cm">
          <text:p text:style-name="P1"><text:span text:style-name="T17">ES_Exchange</text:span></text:p>
          <draw:enhanced-geometry svg:viewBox="0 0 21600 21600" draw:type="rectangle" draw:enhanced-path="M 0 0 L 21600 0 21600 21600 0 21600 0 0 Z N"/>
        </draw:custom-shape>
      </draw:page>
      <draw:page draw:name="page17" draw:style-name="dp1" draw:master-page-name="Default">
        <draw:custom-shape draw:style-name="gr202" draw:text-style-name="P1"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03" draw:text-style-name="P1" draw:layer="layout" svg:width="7.8cm" svg:height="2.3cm" svg:x="12.198cm" svg:y="9.7cm">
          <text:p text:style-name="P1">skey1/sbaseB</text:p>
          <draw:enhanced-geometry svg:viewBox="0 0 21600 21600" draw:type="rectangle" draw:enhanced-path="M 0 0 L 21600 0 21600 21600 0 21600 0 0 Z N"/>
        </draw:custom-shape>
        <draw:custom-shape draw:style-name="gr204" draw:text-style-name="P1"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05" draw:text-style-name="P1"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 draw:layer="layout" svg:width="3.1cm" svg:height="1.3cm" svg:x="4.5cm" svg:y="4.931cm">
          <text:p text:style-name="P1">skey1/sbaseA</text:p>
          <draw:enhanced-geometry svg:viewBox="0 0 21600 21600" draw:type="rectangle" draw:enhanced-path="M 0 0 L 21600 0 21600 21600 0 21600 0 0 Z N"/>
        </draw:custom-shape>
        <draw:frame draw:style-name="gr206" draw:layer="layout" svg:width="11.496cm" svg:height="0.729cm" svg:x="4.7cm" svg:y="2.3cm">
          <draw:text-box>
            <text:p>Обмен между сеансами, комнатам, буферами и базами</text:p>
          </draw:text-box>
        </draw:frame>
        <draw:custom-shape draw:style-name="gr13" draw:text-style-name="P1" draw:layer="layout" svg:width="3.1cm" svg:height="1.3cm" svg:x="4.5cm" svg:y="7.2cm">
          <text:p text:style-name="P1">skey1/sbaseB</text:p>
          <draw:enhanced-geometry svg:viewBox="0 0 21600 21600" draw:type="rectangle" draw:enhanced-path="M 0 0 L 21600 0 21600 21600 0 21600 0 0 Z N"/>
        </draw:custom-shape>
        <draw:custom-shape draw:style-name="gr207" draw:text-style-name="P1"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08" draw:text-style-name="P1"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1" draw:layer="layout" svg:x1="7.6cm" svg:y1="5.6cm" svg:x2="14cm" svg:y2="5.6cm">
          <text:p/>
        </draw:line>
        <draw:line draw:style-name="gr4" draw:text-style-name="P1" draw:layer="layout" svg:x1="7.6cm" svg:y1="10.4cm" svg:x2="14cm" svg:y2="7.9cm">
          <text:p/>
        </draw:line>
        <draw:line draw:style-name="gr4" draw:text-style-name="P1" draw:layer="layout" svg:x1="7.6cm" svg:y1="7.9cm" svg:x2="14cm" svg:y2="10.5cm">
          <text:p/>
        </draw:line>
        <draw:line draw:style-name="gr4" draw:text-style-name="P1" draw:layer="layout" svg:x1="7.6cm" svg:y1="13.1cm" svg:x2="14cm" svg:y2="13.1cm">
          <text:p/>
        </draw:line>
        <draw:custom-shape draw:style-name="gr209" draw:text-style-name="P1"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0" draw:text-style-name="P1"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3.2cm" svg:y1="6.2cm" svg:x2="4.5cm" svg:y2="5.6cm">
          <text:p/>
        </draw:line>
        <draw:line draw:style-name="gr4" draw:text-style-name="P1" draw:layer="layout" svg:x1="3.2cm" svg:y1="6.5cm" svg:x2="4.5cm" svg:y2="7.9cm">
          <text:p/>
        </draw:line>
        <draw:line draw:style-name="gr4" draw:text-style-name="P1" draw:layer="layout" svg:x1="3.2cm" svg:y1="6.8cm" svg:x2="4.5cm" svg:y2="10.6cm">
          <text:p/>
        </draw:line>
        <draw:custom-shape draw:style-name="gr210" draw:text-style-name="P1"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1"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5cm" svg:y1="13cm" svg:x2="3.2cm" svg:y2="13cm">
          <text:p/>
        </draw:line>
        <draw:line draw:style-name="gr4" draw:text-style-name="P1" draw:layer="layout" svg:x1="17.1cm" svg:y1="5.3cm" svg:x2="17.9cm" svg:y2="5.3cm">
          <text:p/>
        </draw:line>
        <draw:line draw:style-name="gr4" draw:text-style-name="P1" draw:layer="layout" svg:x1="19.4cm" svg:y1="6.3cm" svg:x2="19.4cm" svg:y2="6.7cm">
          <text:p/>
        </draw:line>
        <draw:line draw:style-name="gr4" draw:text-style-name="P1" draw:layer="layout" svg:x1="18.5cm" svg:y1="6.3cm" svg:x2="18.5cm" svg:y2="6.7cm">
          <text:p/>
        </draw:line>
        <draw:custom-shape draw:style-name="gr210" draw:text-style-name="P1"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1cm" svg:y1="12.9cm" svg:x2="17.9cm" svg:y2="12.9cm">
          <text:p/>
        </draw:line>
        <draw:custom-shape draw:style-name="gr210" draw:text-style-name="P1"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10.399cm" svg:x2="17.899cm" svg:y2="10.399cm">
          <text:p/>
        </draw:line>
        <draw:custom-shape draw:style-name="gr210" draw:text-style-name="P1"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7.899cm" svg:x2="17.899cm" svg:y2="7.899cm">
          <text:p/>
        </draw:line>
        <draw:custom-shape draw:style-name="gr211" draw:text-style-name="P40"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41" draw:layer="layout" svg:width="1.2cm" svg:height="0.8cm" svg:x="1.181cm" svg:y="9.834cm">
          <text:p text:style-name="P1"><text:span text:style-name="T33">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13" draw:text-style-name="P1" draw:layer="layout" svg:x1="1.8cm" svg:y1="8cm" svg:x2="1.8cm" svg:y2="10cm">
          <text:p/>
        </draw:line>
        <draw:line draw:style-name="gr213" draw:text-style-name="P1" draw:layer="layout" svg:x1="1.8cm" svg:y1="10.4cm" svg:x2="1.8cm" svg:y2="12.3cm">
          <text:p/>
        </draw:line>
        <draw:line draw:style-name="gr4" draw:text-style-name="P1" draw:layer="layout" svg:x1="4.1cm" svg:y1="11.4cm" svg:x2="4.5cm" svg:y2="10.8cm">
          <text:p/>
        </draw:line>
        <draw:line draw:style-name="gr4" draw:text-style-name="P1" draw:layer="layout" svg:x1="4cm" svg:y1="12.2cm" svg:x2="4.5cm" svg:y2="12.9cm">
          <text:p/>
        </draw:line>
        <draw:line draw:style-name="gr4" draw:text-style-name="P1" draw:layer="layout" svg:x1="15.7cm" svg:y1="8.5cm" svg:x2="16.5cm" svg:y2="8.9cm">
          <text:p/>
        </draw:line>
        <draw:line draw:style-name="gr4" draw:text-style-name="P1" draw:layer="layout" svg:x1="15.8cm" svg:y1="13.6cm" svg:x2="16.5cm" svg:y2="14cm">
          <text:p/>
        </draw:line>
        <draw:line draw:style-name="gr4" draw:text-style-name="P1" draw:layer="layout" svg:x1="17.3cm" svg:y1="9.1cm" svg:x2="18.8cm" svg:y2="8.9cm">
          <text:p/>
        </draw:line>
        <draw:line draw:style-name="gr4" draw:text-style-name="P1" draw:layer="layout" svg:x1="17.3cm" svg:y1="14.2cm" svg:x2="18.8cm" svg:y2="14cm">
          <text:p/>
        </draw:line>
        <draw:custom-shape draw:style-name="gr214" draw:text-style-name="P17"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9.399cm" svg:y1="11.299cm" svg:x2="19.399cm" svg:y2="11.699cm">
          <text:p/>
        </draw:line>
        <draw:custom-shape draw:style-name="gr70" draw:text-style-name="P1"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5.3cm" svg:y1="13.6cm" svg:x2="16.9cm" svg:y2="15cm">
          <text:p/>
        </draw:line>
        <draw:line draw:style-name="gr4" draw:text-style-name="P1" draw:layer="layout" svg:x1="17.4cm" svg:y1="15.5cm" svg:x2="18.6cm" svg:y2="15.5cm">
          <text:p/>
        </draw:line>
        <draw:custom-shape draw:style-name="gr215" draw:text-style-name="P17"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1" draw:layer="layout" svg:x1="16.5cm" svg:y1="14.2cm" svg:x2="15.7cm" svg:y2="14.8cm">
          <text:p/>
        </draw:line>
        <draw:line draw:style-name="gr4" draw:text-style-name="P1" draw:layer="layout" svg:x1="16.5cm" svg:y1="15.5cm" svg:x2="15.7cm" svg:y2="15cm">
          <text:p/>
        </draw:line>
        <draw:custom-shape draw:style-name="gr214" draw:text-style-name="P17"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4" draw:text-style-name="P17"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3.8cm" svg:y1="14.3cm" svg:x2="14.6cm" svg:y2="14.9cm">
          <text:p/>
        </draw:line>
        <draw:custom-shape draw:style-name="gr211" draw:text-style-name="P1"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834cm" svg:y1="10.666cm" svg:x2="2.734cm" svg:y2="11.466cm">
          <text:p/>
        </draw:line>
        <draw:line draw:style-name="gr4" draw:text-style-name="P1" draw:layer="layout" svg:x1="3.1cm" svg:y1="11.4cm" svg:x2="3.6cm" svg:y2="11.6cm">
          <text:p/>
        </draw:line>
        <draw:custom-shape draw:style-name="gr216" draw:text-style-name="P17"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8cm" svg:y1="9.8cm" svg:x2="2.7cm" svg:y2="9.1cm">
          <text:p/>
        </draw:line>
        <draw:custom-shape draw:style-name="gr214" draw:text-style-name="P17"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3cm" svg:y="8.4cm">
          <text:p text:style-name="P1"><text:span text:style-name="T34">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13" draw:text-style-name="P1" draw:layer="layout" svg:x1="1.799cm" svg:y1="14.199cm" svg:x2="1.8cm" svg:y2="16.3cm">
          <text:p/>
        </draw:line>
        <draw:line draw:style-name="gr4" draw:text-style-name="P1" draw:layer="layout" svg:x1="2.833cm" svg:y1="16.865cm" svg:x2="2.733cm" svg:y2="17.665cm">
          <text:p/>
        </draw:line>
        <draw:custom-shape draw:style-name="gr216" draw:text-style-name="P41" draw:layer="layout" svg:width="0.9cm" svg:height="0.9cm" svg:x="2.299cm" svg:y="17.199cm">
          <text:p text:style-name="P1"><text:span text:style-name="T33">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799cm" svg:y1="15.999cm" svg:x2="2.699cm" svg:y2="15.299cm">
          <text:p/>
        </draw:line>
        <draw:custom-shape draw:style-name="gr214" draw:text-style-name="P17"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299cm" svg:y="14.599cm">
          <text:p text:style-name="P1"><text:span text:style-name="T34">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4.5cm" svg:y1="13.4cm" svg:x2="4cm" svg:y2="14.2cm">
          <text:p/>
        </draw:line>
        <draw:line draw:style-name="gr4" draw:text-style-name="P1" draw:layer="layout" svg:x1="3.04cm" svg:y1="14.89cm" svg:x2="3.54cm" svg:y2="14.69cm">
          <text:p/>
        </draw:line>
        <draw:custom-shape draw:style-name="gr33" draw:text-style-name="P13" draw:layer="layout" svg:width="4cm" svg:height="3.6cm" svg:x="2.1cm" svg:y="19.6cm">
          <text:p text:style-name="P13">sessions</text:p>
          <text:p text:style-name="P13">rooms</text:p>
          <text:p text:style-name="P13">sources</text:p>
          <text:p text:style-name="P13">queues</text:p>
          <text:p text:style-name="P13">sinks</text:p>
          <draw:enhanced-geometry svg:viewBox="0 0 21600 21600" draw:text-areas="4230 4230 21600 21600" draw:type="flowchart-internal-storage" draw:enhanced-path="M 0 0 L 21600 0 21600 21600 0 21600 Z N M 4230 0 L 4230 21600 N M 0 4230 L 21600 4230 N"/>
        </draw:custom-shape>
        <draw:frame draw:style-name="gr217" draw:text-style-name="P27" draw:layer="layout" svg:width="1.395cm" svg:height="0.729cm" svg:x="2.858cm" svg:y="19.6cm">
          <draw:text-box>
            <text:p><text:span text:style-name="T13">pool</text:span></text:p>
          </draw:text-box>
        </draw:frame>
        <draw:custom-shape draw:style-name="gr33" draw:text-style-name="P13" draw:layer="layout" svg:width="5.501cm" svg:height="3.7cm" svg:x="7.199cm" svg:y="19.6cm">
          <text:p text:style-name="P13">skey/sbase</text:p>
          <text:p text:style-name="P13">socket</text:p>
          <text:p text:style-name="P13">read_queue</text:p>
          <text:p text:style-name="P13">send_queue</text:p>
          <text:p text:style-name="P13">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18" draw:text-style-name="P27" draw:layer="layout" svg:width="2.085cm" svg:height="0.729cm" svg:x="8.257cm" svg:y="19.613cm">
          <draw:text-box>
            <text:p><text:span text:style-name="T13">session</text:span></text:p>
          </draw:text-box>
        </draw:frame>
        <draw:custom-shape draw:style-name="gr33" draw:text-style-name="P13" draw:layer="layout" svg:width="4cm" svg:height="3.6cm" svg:x="2.1cm" svg:y="23.8cm">
          <text:p text:style-name="P13">room_id,</text:p>
          <text:p text:style-name="P13">persons,</text:p>
          <text:p text:style-name="P13">keys,</text:p>
          <text:p text:style-name="P13">nodes</text:p>
          <draw:enhanced-geometry svg:viewBox="0 0 21600 21600" draw:text-areas="4230 4230 21600 21600" draw:type="flowchart-internal-storage" draw:enhanced-path="M 0 0 L 21600 0 21600 21600 0 21600 Z N M 4230 0 L 4230 21600 N M 0 4230 L 21600 4230 N"/>
        </draw:custom-shape>
        <draw:frame draw:style-name="gr219" draw:text-style-name="P27" draw:layer="layout" svg:width="1.56cm" svg:height="0.729cm" svg:x="2.887cm" svg:y="23.842cm">
          <draw:text-box>
            <text:p><text:span text:style-name="T13">room</text:span></text:p>
          </draw:text-box>
        </draw:frame>
        <draw:custom-shape draw:style-name="gr50" draw:text-style-name="P17"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2" draw:text-style-name="P41" draw:layer="layout" svg:width="1.2cm" svg:height="0.8cm" svg:x="1.185cm" svg:y="16.033cm">
          <text:p text:style-name="P1"><text:span text:style-name="T33">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17"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20" draw:text-style-name="P1"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1"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1"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21" draw:text-style-name="P1" draw:layer="layout" svg:x1="9.386cm" svg:y1="9.984cm" svg:x2="8.526cm" svg:y2="8.548cm">
          <text:p/>
        </draw:line>
        <draw:line draw:style-name="gr221" draw:text-style-name="P1" draw:layer="layout" svg:x1="9.404cm" svg:y1="6.796cm" svg:x2="12.167cm" svg:y2="6.795cm">
          <text:p/>
        </draw:line>
        <draw:custom-shape draw:style-name="gr108" draw:text-style-name="P1"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layer="layout" svg:width="4.329cm" svg:height="0.729cm" svg:x="8.395cm" svg:y="2.727cm">
          <draw:text-box>
            <text:p>Публикация записи</text:p>
          </draw:text-box>
        </draw:frame>
        <draw:custom-shape draw:style-name="gr116" draw:text-style-name="P1"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5" draw:text-style-name="P1"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8" draw:text-style-name="P1"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1"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1"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43" draw:layer="layout" svg:width="0.947cm" svg:height="0.607cm" svg:x="8.5cm" svg:y="21.6cm">
          <draw:text-box>
            <text:p><text:span text:style-name="T33">1.0</text:span></text:p>
          </draw:text-box>
        </draw:frame>
        <draw:frame draw:style-name="gr231" draw:text-style-name="P43" draw:layer="layout" svg:width="0.947cm" svg:height="0.607cm" svg:x="11.7cm" svg:y="23.3cm">
          <draw:text-box>
            <text:p><text:span text:style-name="T33">0.9</text:span></text:p>
          </draw:text-box>
        </draw:frame>
        <draw:frame draw:style-name="gr231" draw:text-style-name="P43" draw:layer="layout" svg:width="0.947cm" svg:height="0.607cm" svg:x="12.953cm" svg:y="16.993cm">
          <draw:text-box>
            <text:p><text:span text:style-name="T33">0.8</text:span></text:p>
          </draw:text-box>
        </draw:frame>
      </draw:page>
      <draw:page draw:name="page19" draw:style-name="dp1" draw:master-page-name="Default">
        <draw:frame draw:style-name="gr232" draw:layer="layout" svg:width="6.945cm" svg:height="0.729cm" svg:x="6.955cm" svg:y="2.7cm">
          <draw:text-box>
            <text:p>Фрагментарный обмен файлами</text:p>
          </draw:text-box>
        </draw:frame>
        <draw:custom-shape draw:style-name="gr220" draw:text-style-name="P1"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1"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3" draw:text-style-name="P1"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4" draw:text-style-name="P44" draw:layer="layout" svg:width="0.625cm" svg:height="0.912cm" svg:x="5.201cm" svg:y="4.9cm">
          <draw:text-box>
            <text:p><text:span text:style-name="T35">A</text:span></text:p>
          </draw:text-box>
        </draw:frame>
        <draw:frame draw:style-name="gr234" draw:text-style-name="P45" draw:layer="layout" svg:width="0.625cm" svg:height="0.912cm" svg:x="12.7cm" svg:y="4.6cm">
          <draw:text-box>
            <text:p><text:span text:style-name="T36">B</text:span></text:p>
          </draw:text-box>
        </draw:frame>
        <draw:frame draw:style-name="gr235" draw:text-style-name="P46" draw:layer="layout" svg:width="0.659cm" svg:height="0.912cm" svg:x="7.675cm" svg:y="10.988cm">
          <draw:text-box>
            <text:p><text:span text:style-name="T37">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8">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9">Команда</text:span></text:p>
              </table:table-cell>
              <table:table-cell>
                <text:p><text:span text:style-name="T39">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36" draw:layer="layout" svg:width="11.492cm" svg:height="0.729cm" svg:x="2.537cm" svg:y="15.671cm">
          <draw:text-box>
            <text:p>Метаинформация собираемых файлов (h1.pnt и h2.pnt)</text:p>
          </draw:text-box>
        </draw:frame>
        <draw:frame draw:style-name="gr237"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1"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1"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8.2cm" svg:y1="8.7cm" svg:x2="8.684cm" svg:y2="9.456cm">
          <text:p/>
        </draw:line>
        <draw:line draw:style-name="gr238" draw:text-style-name="P1" draw:layer="layout" svg:x1="12.9cm" svg:y1="8.6cm" svg:x2="12.3cm" svg:y2="9.5cm">
          <text:p/>
        </draw:line>
      </draw:page>
      <draw:page draw:name="page20"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custom-shape draw:style-name="gr244"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5" draw:text-style-name="P41" draw:layer="layout" svg:width="1.5cm" svg:height="1.8cm" svg:x="9.3cm" svg:y="15.4cm">
          <text:p text:style-name="P1"><text:span text:style-name="T33">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46" draw:text-style-name="P17" draw:layer="layout" svg:width="1.48cm" svg:height="1.047cm" svg:x="7.323cm" svg:y="14cm">
          <draw:text-box>
            <text:p text:style-name="P1"><text:span text:style-name="T16">Bases</text:span></text:p>
            <text:p text:style-name="P1"><text:span text:style-name="T16">Files</text:span></text:p>
          </draw:text-box>
        </draw:frame>
        <draw:custom-shape draw:style-name="gr247"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8"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49" draw:text-style-name="P17" draw:layer="layout" svg:width="1.852cm" svg:height="0.649cm" svg:x="11.2cm" svg:y="15.975cm">
          <draw:text-box>
            <text:p text:style-name="P1"><text:span text:style-name="T16">Answers</text:span></text:p>
          </draw:text-box>
        </draw:frame>
        <draw:line draw:style-name="gr250" draw:text-style-name="P1" draw:layer="layout" svg:x1="9cm" svg:y1="12.2cm" svg:x2="9.8cm" svg:y2="11.8cm">
          <text:p/>
        </draw:line>
        <draw:line draw:style-name="gr250" draw:text-style-name="P1" draw:layer="layout" svg:x1="11.3cm" svg:y1="11.7cm" svg:x2="12.2cm" svg:y2="12cm">
          <text:p/>
        </draw:line>
        <draw:frame draw:style-name="gr251" draw:text-style-name="P13" draw:layer="layout" svg:width="4.9cm" svg:height="0.73cm" svg:x="8.2cm" svg:y="2.57cm">
          <draw:text-box>
            <text:p text:style-name="P13">Запрос блоба (файла)</text:p>
          </draw:text-box>
        </draw:frame>
        <draw:line draw:style-name="gr252" draw:text-style-name="P1" draw:layer="layout" svg:x1="8.9cm" svg:y1="12.7cm" svg:x2="12.2cm" svg:y2="13.7cm">
          <text:p/>
        </draw:line>
        <draw:line draw:style-name="gr252" draw:text-style-name="P1" draw:layer="layout" svg:x1="8.4cm" svg:y1="15.3cm" svg:x2="9.3cm" svg:y2="16cm">
          <text:p/>
        </draw:line>
        <draw:line draw:style-name="gr253" draw:text-style-name="P1" draw:layer="layout" svg:x1="10.8cm" svg:y1="15.6cm" svg:x2="12.5cm" svg:y2="14.5cm">
          <text:p/>
        </draw:line>
        <draw:line draw:style-name="gr254" draw:text-style-name="P1" draw:layer="layout" svg:x1="10.5cm" svg:y1="12.6cm" svg:x2="10.7cm" svg:y2="15.4cm">
          <text:p/>
        </draw:line>
        <draw:line draw:style-name="gr255" draw:text-style-name="P1" draw:layer="layout" svg:x1="10.4cm" svg:y1="15.4cm" svg:x2="8.8cm" svg:y2="12.839cm">
          <text:p/>
        </draw:line>
        <draw:line draw:style-name="gr253" draw:text-style-name="P1" draw:layer="layout" svg:x1="10.8cm" svg:y1="16.1cm" svg:x2="11.8cm" svg:y2="15.9cm">
          <text:p/>
        </draw:line>
        <draw:line draw:style-name="gr256" draw:text-style-name="P1" draw:layer="layout" svg:x1="6cm" svg:y1="8.8cm" svg:x2="6.9cm" svg:y2="9.9cm">
          <text:p/>
        </draw:line>
        <draw:frame draw:style-name="gr257" draw:text-style-name="P43" draw:layer="layout" svg:width="3.575cm" svg:height="0.963cm" svg:x="6.3cm" svg:y="8.4cm">
          <draw:text-box>
            <text:p><text:span text:style-name="T33">Search or blob (sha1)</text:span></text:p>
            <text:p><text:span text:style-name="T33">Request</text:span></text:p>
          </draw:text-box>
        </draw:frame>
        <draw:line draw:style-name="gr258" draw:text-style-name="P1" draw:layer="layout" svg:x1="4.214cm" svg:y1="8.3cm" svg:x2="5.114cm" svg:y2="9.4cm">
          <text:p/>
        </draw:line>
        <draw:frame draw:style-name="gr259" draw:text-style-name="P48" draw:layer="layout" svg:width="1.914cm" svg:height="1.319cm" svg:x="2.8cm" svg:y="8.637cm">
          <draw:text-box>
            <text:p text:style-name="P47"><text:span text:style-name="T33">Punnet</text:span></text:p>
            <text:p text:style-name="P47"><text:span text:style-name="T33">Frag reqs</text:span></text:p>
          </draw:text-box>
        </draw:frame>
        <draw:line draw:style-name="gr260" draw:text-style-name="P1" draw:layer="layout" svg:x1="6.114cm" svg:y1="10.5cm" svg:x2="7.014cm" svg:y2="11.6cm">
          <text:p/>
        </draw:line>
        <draw:frame draw:style-name="gr259" draw:text-style-name="P48" draw:layer="layout" svg:width="2.1cm" svg:height="1.319cm" svg:x="4.9cm" svg:y="10.881cm">
          <draw:text-box>
            <text:p text:style-name="P47"><text:span text:style-name="T33">Punnet,</text:span></text:p>
            <text:p text:style-name="P47"><text:span text:style-name="T33">fragment</text:span></text:p>
            <text:p text:style-name="P47"><text:span text:style-name="T33">news</text:span></text:p>
          </draw:text-box>
        </draw:frame>
        <draw:line draw:style-name="gr261" draw:text-style-name="P1" draw:layer="layout" svg:x1="10.9cm" svg:y1="12.6cm" svg:x2="11.8cm" svg:y2="15.8cm">
          <text:p/>
        </draw:line>
        <draw:custom-shape draw:style-name="gr262"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5cm">
          <draw:text-box>
            <text:p text:style-name="P1"><text:span text:style-name="T16">Punnets</text:span></text:p>
          </draw:text-box>
        </draw:frame>
        <draw:line draw:style-name="gr261" draw:text-style-name="P1" draw:layer="layout" svg:x1="11.2cm" svg:y1="12.6cm" svg:x2="12.6cm" svg:y2="13.4cm">
          <text:p/>
        </draw:line>
        <draw:line draw:style-name="gr252" draw:text-style-name="P1" draw:layer="layout" svg:x1="8.9cm" svg:y1="12.701cm" svg:x2="12.2cm" svg:y2="13.701cm">
          <text:p/>
        </draw:line>
        <draw:custom-shape draw:style-name="gr262"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40" draw:text-style-name="P1"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4.6cm" svg:y="5.187cm">
          <draw:text-box>
            <text:p><text:span text:style-name="T35">A</text:span></text:p>
          </draw:text-box>
        </draw:frame>
        <draw:frame draw:style-name="gr235" draw:text-style-name="P49" draw:layer="layout" svg:width="0.659cm" svg:height="0.912cm" svg:x="13.8cm" svg:y="5.188cm">
          <draw:text-box>
            <text:p><text:span text:style-name="T40">B</text:span></text:p>
          </draw:text-box>
        </draw:frame>
        <draw:custom-shape draw:style-name="gr241" draw:text-style-name="P1"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45" draw:layer="layout" svg:width="0.659cm" svg:height="0.912cm" svg:x="8.875cm" svg:y="11.8cm">
          <draw:text-box>
            <text:p><text:span text:style-name="T36">C</text:span></text:p>
          </draw:text-box>
        </draw:frame>
        <draw:line draw:style-name="gr238" draw:text-style-name="P1" draw:layer="layout" svg:x1="6cm" svg:y1="7.3cm" svg:x2="9cm" svg:y2="11.8cm">
          <text:p/>
        </draw:line>
        <draw:line draw:style-name="gr238" draw:text-style-name="P1" draw:layer="layout" svg:x1="6.6cm" svg:y1="6.2cm" svg:x2="13.3cm" svg:y2="6.2cm">
          <text:p/>
        </draw:line>
        <draw:line draw:style-name="gr238" draw:text-style-name="P1" draw:layer="layout" svg:x1="13.9cm" svg:y1="7.1cm" svg:x2="10.5cm" svg:y2="11.9cm">
          <text:p/>
        </draw:line>
        <draw:custom-shape draw:style-name="gr264"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5"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66"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7"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68"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9"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0"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1" draw:text-style-name="P50" draw:layer="layout" svg:width="5.95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72" draw:text-style-name="P50" draw:layer="layout" svg:width="5.679cm" svg:height="2.015cm" svg:x="12.9cm" svg:y="13.2cm">
          <draw:text-box>
            <text:p><text:span text:style-name="T12">Служебные записи:</text:span></text:p>
            <text:p><text:span text:style-name="T12">1. Уведомления присутствия</text:span></text:p>
            <text:p><text:span text:style-name="T12">2. Поисковые запросы</text:span></text:p>
            <text:p><text:span text:style-name="T12">3. Запросы на рыбалку</text:span></text:p>
          </draw:text-box>
        </draw:frame>
        <draw:custom-shape draw:style-name="gr273" draw:text-style-name="P1"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4" draw:text-style-name="P50" draw:layer="layout" svg:width="10.103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поисковому запросу</text:span></text:p>
          </draw:text-box>
        </draw:frame>
        <draw:frame draw:style-name="gr275" draw:text-style-name="P51" draw:layer="layout" svg:width="5.629cm" svg:height="0.764cm" svg:x="7.271cm" svg:y="2.136cm">
          <draw:text-box>
            <text:p text:style-name="P13"><text:span text:style-name="T3">Распределение записей</text:span></text:p>
          </draw:text-box>
        </draw:frame>
      </draw:page>
      <draw:page draw:name="page22" draw:style-name="dp1" draw:master-page-name="Default">
        <draw:frame draw:style-name="gr276" draw:text-style-name="P50" draw:layer="layout" svg:width="6.1cm" svg:height="2.456cm" svg:x="2.3cm" svg:y="13.7cm">
          <draw:text-box>
            <text:p><text:span text:style-name="T12">Широковещательные:</text:span></text:p>
            <text:p><text:span text:style-name="T12">1. Уведомления присутствия</text:span></text:p>
            <text:p><text:span text:style-name="T12">2. Поисковые запросы</text:span></text:p>
            <text:p><text:span text:style-name="T12">3. Чат-сообщения</text:span></text:p>
            <text:p><text:span text:style-name="T12">4. Запросы на рыбалку</text:span></text:p>
          </draw:text-box>
        </draw:frame>
        <draw:frame draw:style-name="gr275" draw:text-style-name="P3" draw:layer="layout" svg:width="9.629cm" svg:height="0.764cm" svg:x="5.771cm" svg:y="2.1cm">
          <draw:text-box>
            <text:p text:style-name="P1"><text:span text:style-name="T3">Массовые сообщения</text:span></text:p>
          </draw:text-box>
        </draw:frame>
        <draw:custom-shape draw:style-name="gr277" draw:text-style-name="P1" draw:layer="layout" svg:width="1.1cm" svg:height="1.1cm" svg:x="6.702cm" svg:y="8.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9.902cm" svg:y="8.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3.352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6.524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3.352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6.524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3.002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3.002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9" draw:text-style-name="P1" draw:layer="layout" svg:x1="10.902cm" svg:y1="8.421cm" svg:x2="13.402cm" svg:y2="6.821cm">
          <text:p/>
        </draw:line>
        <draw:line draw:style-name="gr279" draw:text-style-name="P1" draw:layer="layout" svg:x1="10.903cm" svg:y1="9.022cm" svg:x2="13.402cm" svg:y2="11.121cm">
          <text:p/>
        </draw:line>
        <draw:line draw:style-name="gr279" draw:text-style-name="P1" draw:layer="layout" svg:x1="14.502cm" svg:y1="6.721cm" svg:x2="16.502cm" svg:y2="6.721cm">
          <text:p/>
        </draw:line>
        <draw:line draw:style-name="gr279" draw:text-style-name="P1" draw:layer="layout" svg:x1="14.43cm" svg:y1="11.377cm" svg:x2="16.53cm" svg:y2="11.377cm">
          <text:p/>
        </draw:line>
        <draw:line draw:style-name="gr280" draw:text-style-name="P1" draw:layer="layout" svg:x1="13.902cm" svg:y1="7.221cm" svg:x2="13.902cm" svg:y2="10.821cm">
          <text:p/>
        </draw:line>
        <draw:line draw:style-name="gr280" draw:text-style-name="P1" draw:layer="layout" svg:x1="9.902cm" svg:y1="8.721cm" svg:x2="7.802cm" svg:y2="8.721cm">
          <text:p/>
        </draw:line>
        <draw:line draw:style-name="gr279" draw:text-style-name="P1" draw:layer="layout" svg:x1="6.802cm" svg:y1="8.421cm" svg:x2="4.002cm" svg:y2="6.921cm">
          <text:p/>
        </draw:line>
        <draw:line draw:style-name="gr279" draw:text-style-name="P1" draw:layer="layout" svg:x1="6.802cm" svg:y1="9.121cm" svg:x2="4.002cm" svg:y2="11.021cm">
          <text:p/>
        </draw:line>
        <draw:line draw:style-name="gr280" draw:text-style-name="P1" draw:layer="layout" svg:x1="3.502cm" svg:y1="7.221cm" svg:x2="3.502cm" svg:y2="10.821cm">
          <text:p/>
        </draw:line>
        <draw:line draw:style-name="gr281" draw:text-style-name="P1" draw:layer="layout" svg:x1="5.902cm" svg:y1="7.621cm" svg:x2="5.102cm" svg:y2="7.221cm">
          <text:p/>
        </draw:line>
        <draw:line draw:style-name="gr281" draw:text-style-name="P1" draw:layer="layout" svg:x1="6.002cm" svg:y1="10.021cm" svg:x2="5.302cm" svg:y2="10.521cm">
          <text:p/>
        </draw:line>
        <draw:line draw:style-name="gr282" draw:text-style-name="P1" draw:layer="layout" svg:x1="11.702cm" svg:y1="7.721cm" svg:x2="12.302cm" svg:y2="7.321cm">
          <text:p/>
        </draw:line>
        <draw:line draw:style-name="gr282" draw:text-style-name="P1" draw:layer="layout" svg:x1="11.702cm" svg:y1="10.021cm" svg:x2="12.302cm" svg:y2="10.521cm">
          <text:p/>
        </draw:line>
        <draw:line draw:style-name="gr282" draw:text-style-name="P1" draw:layer="layout" svg:x1="15.102cm" svg:y1="6.521cm" svg:x2="15.802cm" svg:y2="6.521cm">
          <text:p/>
        </draw:line>
        <draw:line draw:style-name="gr281" draw:text-style-name="P1" draw:layer="layout" svg:x1="8.402cm" svg:y1="8.497cm" svg:x2="9.202cm" svg:y2="8.497cm">
          <text:p/>
        </draw:line>
        <draw:line draw:style-name="gr282" draw:text-style-name="P1" draw:layer="layout" svg:x1="3.702cm" svg:y1="7.821cm" svg:x2="3.702cm" svg:y2="8.621cm">
          <text:p/>
        </draw:line>
        <draw:line draw:style-name="gr282" draw:text-style-name="P1" draw:layer="layout" svg:x1="3.702cm" svg:y1="10.121cm" svg:x2="3.702cm" svg:y2="9.421cm">
          <text:p/>
        </draw:line>
        <draw:line draw:style-name="gr282" draw:text-style-name="P1" draw:layer="layout" svg:x1="15.102cm" svg:y1="11.621cm" svg:x2="15.802cm" svg:y2="11.621cm">
          <text:p/>
        </draw:line>
        <draw:line draw:style-name="gr282" draw:text-style-name="P1" draw:layer="layout" svg:x1="13.702cm" svg:y1="7.921cm" svg:x2="13.702cm" svg:y2="8.721cm">
          <text:p/>
        </draw:line>
        <draw:line draw:style-name="gr282" draw:text-style-name="P1" draw:layer="layout" svg:x1="13.702cm" svg:y1="10.221cm" svg:x2="13.702cm" svg:y2="9.521cm">
          <text:p/>
        </draw:line>
        <draw:frame draw:style-name="gr283" draw:text-style-name="P52" draw:layer="layout" svg:width="0.794cm" svg:height="0.649cm" svg:x="5.395cm" svg:y="6.892cm">
          <draw:text-box>
            <text:p><text:span text:style-name="T41">M</text:span></text:p>
          </draw:text-box>
        </draw:frame>
        <draw:frame draw:style-name="gr284" draw:text-style-name="P53" draw:layer="layout" svg:width="0.756cm" svg:height="0.649cm" svg:x="11.402cm" svg:y="6.972cm">
          <draw:text-box>
            <text:p><text:span text:style-name="T42">N</text:span></text:p>
          </draw:text-box>
        </draw:frame>
        <draw:line draw:style-name="gr285" draw:text-style-name="P1" draw:layer="layout" svg:x1="15.803cm" svg:y1="6.996cm" svg:x2="15.103cm" svg:y2="6.996cm">
          <text:p/>
        </draw:line>
        <draw:line draw:style-name="gr286" draw:text-style-name="P1" draw:layer="layout" svg:x1="15.103cm" svg:y1="7.696cm" svg:x2="15.803cm" svg:y2="7.696cm">
          <text:p/>
        </draw:line>
        <draw:frame draw:style-name="gr284" draw:text-style-name="P54" draw:layer="layout" svg:width="0.756cm" svg:height="0.649cm" svg:x="15.046cm" svg:y="6.972cm">
          <draw:text-box>
            <text:p><text:span text:style-name="T43">R</text:span></text:p>
          </draw:text-box>
        </draw:frame>
        <draw:line draw:style-name="gr285" draw:text-style-name="P1" draw:layer="layout" svg:x1="15.804cm" svg:y1="11.147cm" svg:x2="15.104cm" svg:y2="11.147cm">
          <text:p/>
        </draw:line>
        <draw:line draw:style-name="gr286" draw:text-style-name="P1" draw:layer="layout" svg:x1="15.104cm" svg:y1="10.847cm" svg:x2="15.804cm" svg:y2="10.847cm">
          <text:p/>
        </draw:line>
        <draw:line draw:style-name="gr285" draw:text-style-name="P1" draw:layer="layout" svg:x1="12.425cm" svg:y1="10.015cm" svg:x2="11.889cm" svg:y2="9.565cm">
          <text:p/>
        </draw:line>
        <draw:line draw:style-name="gr286" draw:text-style-name="P1" draw:layer="layout" svg:x1="12.082cm" svg:y1="9.335cm" svg:x2="12.618cm" svg:y2="9.785cm">
          <text:p/>
        </draw:line>
        <draw:line draw:style-name="gr285" draw:text-style-name="P1" draw:layer="layout" svg:x1="12.367cm" svg:y1="7.737cm" svg:x2="11.794cm" svg:y2="8.139cm">
          <text:p/>
        </draw:line>
        <draw:line draw:style-name="gr286" draw:text-style-name="P1" draw:layer="layout" svg:x1="11.933cm" svg:y1="8.368cm" svg:x2="12.506cm" svg:y2="7.966cm">
          <text:p/>
        </draw:line>
        <draw:custom-shape draw:style-name="gr278" draw:text-style-name="P1" draw:layer="layout" svg:width="1.1cm" svg:height="1.1cm" svg:x="8.136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23" draw:layer="layout" svg:x1="7.602cm" svg:y1="9.221cm" svg:x2="8.502cm" svg:y2="10.921cm">
          <text:p/>
        </draw:line>
        <draw:custom-shape draw:style-name="gr278" draw:text-style-name="P1" draw:layer="layout" svg:width="1.1cm" svg:height="1.1cm" svg:x="8.138cm" svg:y="5.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23" draw:layer="layout" svg:x1="7.602cm" svg:y1="8.321cm" svg:x2="8.402cm" svg:y2="6.521cm">
          <text:p/>
        </draw:line>
        <draw:frame draw:style-name="gr275" draw:text-style-name="P3" draw:layer="layout" svg:width="16.5cm" svg:height="0.764cm" svg:x="2.3cm" svg:y="3.921cm">
          <draw:text-box>
            <text:p text:style-name="P1"><text:span text:style-name="T3">Сообщения (M), уведомления (N) и запросы (R)</text:span></text:p>
          </draw:text-box>
        </draw:frame>
      </draw:page>
      <draw:page draw:name="page23"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frame draw:style-name="gr251" draw:text-style-name="P56" draw:layer="layout" svg:width="4.9cm" svg:height="0.73cm" svg:x="8.3cm" svg:y="2.57cm">
          <draw:text-box>
            <text:p text:style-name="P55"><text:span text:style-name="T44">Проброс туннеля</text:span></text:p>
          </draw:text-box>
        </draw:frame>
        <draw:custom-shape draw:style-name="gr50" draw:text-style-name="P1" draw:layer="layout" svg:width="1.3cm" svg:height="1.3cm" svg:x="7.802cm" svg:y="15.502cm">
          <text:p text:style-name="P1">7</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3.2cm" svg:height="2.1cm" svg:x="13.2cm" svg:y="19.3cm">
          <text:p/>
          <draw:enhanced-geometry svg:viewBox="0 0 21600 21600" draw:type="rectangle" draw:enhanced-path="M 0 0 L 21600 0 21600 21600 0 21600 0 0 Z N"/>
        </draw:custom-shape>
        <draw:custom-shape draw:style-name="gr77" draw:text-style-name="P1" draw:layer="layout" svg:width="1.3cm" svg:height="1.3cm" svg:x="14.102cm" svg:y="19.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2.7cm" svg:height="2.1cm" svg:x="2.4cm" svg:y="19.3cm">
          <text:p/>
          <draw:enhanced-geometry svg:viewBox="0 0 21600 21600" draw:type="rectangle" draw:enhanced-path="M 0 0 L 21600 0 21600 21600 0 21600 0 0 Z N"/>
        </draw:custom-shape>
        <draw:custom-shape draw:style-name="gr12" draw:text-style-name="P1" draw:layer="layout" svg:width="1.1cm" svg:height="1cm" svg:x="3.1cm" svg:y="19.3cm">
          <text:p text:style-name="P1">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1" draw:layer="layout" svg:width="2.7cm" svg:height="2.1cm" svg:x="6.2cm" svg:y="19.3cm">
          <text:p/>
          <draw:enhanced-geometry svg:viewBox="0 0 21600 21600" draw:type="rectangle" draw:enhanced-path="M 0 0 L 21600 0 21600 21600 0 21600 0 0 Z N"/>
        </draw:custom-shape>
        <draw:custom-shape draw:style-name="gr12" draw:text-style-name="P1" draw:layer="layout" svg:width="1.1cm" svg:height="1cm" svg:x="6.9cm" svg:y="19.3cm">
          <text:p text:style-name="P1">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1" draw:text-style-name="P1" draw:layer="layout" svg:x1="3.702cm" svg:y1="19.299cm" svg:x2="7.9cm" svg:y2="16.4cm">
          <text:p/>
        </draw:line>
        <draw:line draw:style-name="gr281" draw:text-style-name="P1" draw:layer="layout" svg:x1="7.5cm" svg:y1="19.3cm" svg:x2="8.1cm" svg:y2="16.7cm">
          <text:p/>
        </draw:line>
        <draw:line draw:style-name="gr281" draw:text-style-name="P1" draw:layer="layout" svg:x1="13.3cm" svg:y1="16.5cm" svg:x2="14.7cm" svg:y2="19.3cm">
          <text:p/>
        </draw:line>
        <draw:line draw:style-name="gr255" draw:text-style-name="P1" draw:layer="layout" svg:x1="8.5cm" svg:y1="15.5cm" svg:x2="8.5cm" svg:y2="12.9cm">
          <text:p/>
        </draw:line>
        <draw:line draw:style-name="gr255" draw:text-style-name="P1" draw:layer="layout" svg:x1="12.5cm" svg:y1="12.9cm" svg:x2="12.5cm" svg:y2="15.6cm">
          <text:p/>
        </draw:line>
        <draw:custom-shape draw:style-name="gr287" draw:text-style-name="P1" draw:layer="layout" svg:width="1.3cm" svg:height="1.3cm" svg:x="12.104cm" svg:y="15.50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 draw:text-style-name="P1" draw:layer="layout" svg:width="1.1cm" svg:height="1cm" svg:x="12.2cm" svg:y="15.5cm">
          <text:p text:style-name="P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88" draw:layer="layout" svg:width="2.145cm" svg:height="0.729cm" svg:x="4.6cm" svg:y="21.7cm">
          <draw:text-box>
            <text:p>клиенты</text:p>
          </draw:text-box>
        </draw:frame>
        <draw:frame draw:style-name="gr288" draw:layer="layout" svg:width="1.878cm" svg:height="0.729cm" svg:x="13.9cm" svg:y="21.7cm">
          <draw:text-box>
            <text:p>сервер</text:p>
          </draw:text-box>
        </draw:frame>
        <draw:frame draw:style-name="gr288" draw:layer="layout" svg:width="2.081cm" svg:height="0.729cm" svg:x="9.5cm" svg:y="14.9cm">
          <draw:text-box>
            <text:p>туннели</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702-3493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2.3.3$Linux_x86 LibreOffice_project/882f8a0a489bc99a9e60c7905a60226254cb6ff0</meta:generator>
    <dc:date>2016-07-02T22:22:31.742692351</dc:date>
    <meta:editing-duration>P14DT20H20M53S</meta:editing-duration>
    <meta:editing-cycles>470</meta:editing-cycles>
    <meta:document-statistic meta:object-count="1188"/>
  </office:meta>
</office:document-meta>
</file>